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Times New Roman"/>
    </style:style>
    <style:style style:name="P5"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style:style>
    <style:style style:name="P6"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fo:language="zxx" fo:country="none" style:language-asian="zxx" style:country-asian="none" style:language-complex="zxx" style:country-complex="none"/>
    </style:style>
    <style:style style:name="P7" style:family="paragraph" style:parent-style-name="Text_20_body">
      <style:paragraph-properties fo:margin-left="0.4902in" fo:margin-right="0in" fo:text-indent="0in" style:auto-text-indent="false"/>
    </style:style>
    <style:style style:name="P8" style:family="paragraph" style:parent-style-name="Text_20_body">
      <style:paragraph-properties fo:margin-left="0.9807in" fo:margin-right="0in" fo:text-indent="0in" style:auto-text-indent="false"/>
    </style:style>
    <style:style style:name="P9" style:family="paragraph" style:parent-style-name="Text_20_body">
      <style:paragraph-properties fo:break-before="page"/>
    </style:style>
    <style:style style:name="P10" style:family="paragraph" style:parent-style-name="Text_20_body">
      <style:paragraph-properties fo:margin-left="0in" fo:margin-right="0in" fo:text-align="center" style:justify-single-word="false" fo:text-indent="0in" style:auto-text-indent="false" fo:background-color="#e6e64c" fo:padding="0.0201in" fo:border="0.0071in solid #000000" style:shadow="none">
        <style:background-image/>
      </style:paragraph-properties>
    </style:style>
    <style:style style:name="P11" style:family="paragraph" style:parent-style-name="Text_20_body">
      <style:paragraph-properties fo:text-align="center" style:justify-single-word="false" fo:background-color="#e6e64c" fo:padding="0.0201in" fo:border="0.0071in solid #000000" style:shadow="none">
        <style:background-image/>
      </style:paragraph-properties>
    </style:style>
    <style:style style:name="P12" style:family="paragraph" style:parent-style-name="Text_20_body">
      <style:paragraph-properties fo:margin-left="0.7in" fo:margin-right="0.7in" fo:text-align="center" style:justify-single-word="false" fo:text-indent="0in" style:auto-text-indent="false" fo:background-color="#e6e64c" fo:padding="0.0201in" fo:border="0.0071in solid #000000" style:shadow="none">
        <style:background-image/>
      </style:paragraph-properties>
    </style:style>
    <style:style style:name="P13" style:family="paragraph" style:parent-style-name="Contents_20_5">
      <style:paragraph-properties>
        <style:tab-stops>
          <style:tab-stop style:position="5.9063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4">
      <style:paragraph-properties>
        <style:tab-stops>
          <style:tab-stop style:position="6.1028in"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4">
      <style:paragraph-properties fo:break-before="page"/>
    </style:style>
    <style:style style:name="P21" style:family="paragraph" style:parent-style-name="Heading_20_3">
      <style:paragraph-properties fo:break-before="page"/>
    </style:style>
    <style:style style:name="P22" style:family="paragraph" style:parent-style-name="Text_20_body" style:list-style-name="L1">
      <style:text-properties fo:font-style="normal" fo:font-weight="normal" style:font-style-asian="normal" style:font-weight-asian="normal" style:font-style-complex="normal" style:font-weight-complex="normal"/>
    </style:style>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paragraph-properties fo:margin-left="0.7in" fo:margin-right="0.7in" fo:text-align="center" style:justify-single-word="false" fo:text-indent="0in" style:auto-text-indent="false" fo:background-color="#e6e64c" fo:padding="0.0201in" fo:border="0.0071in solid #000000" style:shadow="none">
        <style:background-image/>
      </style:paragraph-properties>
    </style:style>
    <style:style style:name="P40" style:family="paragraph" style:parent-style-name="Text_20_body">
      <style:paragraph-properties fo:margin-left="0in" fo:margin-right="0in" fo:text-align="center" style:justify-single-word="false" fo:text-indent="0in" style:auto-text-indent="false" fo:background-color="#e6e64c" fo:padding="0.0201in" fo:border="0.0071in solid #000000" style:shadow="none">
        <style:background-image/>
      </style:paragraph-properties>
    </style:style>
    <style:style style:name="P41" style:family="paragraph" style:parent-style-name="Text_20_body">
      <style:paragraph-properties fo:text-align="center" style:justify-single-word="false" fo:background-color="#e6e64c" fo:padding="0.0201in" fo:border="0.0071in solid #000000" style:shadow="none">
        <style:background-image/>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1"/>
    </style:style>
    <style:style style:name="T9" style:family="text">
      <style:text-properties style:font-name="Times New Roman"/>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P</text:p>
      <text:p text:style-name="P1">Best Current Practices</text:p>
      <text:p text:style-name="P1">ALP over RTP</text:p>
      <text:p text:style-name="P1">Application Layer Protocol over Real Time Protocol</text:p>
      <text:p text:style-name="P1">! ! ! ! ! <text:s text:c="2"/>D R A F T <text:s text:c="2"/>! ! ! ! !</text:p>
      <text:p text:style-name="P1">! ! ! ! ! <text:s text:c="2"/>N O T <text:s text:c="2"/>Y E T <text:s text:c="2"/>I M P L E M E N T E D <text:s text:c="2"/>! ! ! ! !</text:p>
      <text:h text:style-name="Heading_20_1" text:outline-level="1">Introduction</text:h>
      <text:p text:style-name="Text_20_body">This paper uses experiences I made during the conduction of an X3D hobby project between the years 2008 and 2019.</text:p>
      <text:p text:style-name="Text_20_body">That project had its concerns about the usage of the Network Sensor Node (NSN) within Simple Multiuser Sessions for simple games (SMS) and use cases generally designed for collaborating (e.g. 3D chat, virtual model railroad, and so on).</text:p>
      <text:p text:style-name="Text_20_body"><text:span text:style-name="T1">I created experimentally some X3D prototypes</text:span> that could be used as wrappers around the NSN, in order to ease the application of the NSN, hence specializing the general NSN for more concrete use cases.</text:p>
      <text:p text:style-name="Text_20_body"><text:span text:style-name="T1">What I did NOT do, was to define the communication protocol</text:span>, which the NSNs of the different vendors should use.</text:p>
      <text:p text:style-name="Text_20_body">Knowing that would be the real challenge the world is waiting for, and having some time at holiday's season 2020, I am taking a few hours to write it down in a systematic way, here <text:s/>in this paper.</text:p>
      <text:h text:style-name="Heading_20_2" text:outline-level="2">Open Issues</text:h>
      <text:p text:style-name="Text_20_body">Analyse in detail: RFC 3550 – RTP / RFC 4960 – SCTP / SCTP over UDP</text:p>
      <text:p text:style-name="Text_20_body">More sophisticated methods of interpolation during replay are FFS</text:p>
      <text:p text:style-name="Text_20_body">Some kind of micro-authorization and accounting, to be allowed to use this or that model within this or that scene, is FFS</text:p>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p text:style-name="Text_20_body">This chapter holds a structural description of the PDUs of the ALP, with special reference to the transport of ALP over RTP and SCTP. A general description independent of the transport protocols is FFS.</text:p>
      <text:p text:style-name="Text_20_body"><text:soft-page-break/>Write an I-D: "Collaborative 3D Profile (C3P)" – Shared State / ALP over RTP – RTP <text:s/>over SCTP – SCTP over Multicast</text:p>
      <text:p text:style-name="Text_20_body"/>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6"><text:s/>1 Introduction<text:tab/>1</text:p>
          <text:p text:style-name="P14"><text:s/>1.1 Open Issues<text:tab/>1</text:p>
          <text:p text:style-name="P16"><text:s/>2 Overview<text:tab/>4</text:p>
          <text:p text:style-name="P14"><text:s/>2.1 Network Sensor Node (NSN) – Examples from BS Contact<text:tab/>4</text:p>
          <text:p text:style-name="P14"><text:s/>2.2 General Operational Paradigm of the Network Sensor (Examplified with BS Contact)<text:tab/>5</text:p>
          <text:p text:style-name="P14"><text:s/>2.3 Overview about the Use Cases of the Network Sensor<text:tab/>6</text:p>
          <text:p text:style-name="P15"><text:s/>2.3.1 The Operational Use Cases of the Network Sensor<text:tab/>6</text:p>
          <text:p text:style-name="P17"><text:s/>2.3.1.1 Event Distribution – UC 3.a.<text:tab/>8</text:p>
          <text:p text:style-name="P17"><text:s/>2.3.1.2 Persistent Storage and Distribution of State – UC 3.b.<text:tab/>9</text:p>
          <text:p text:style-name="P17"><text:s/>2.3.1.3 Simple Server Side Calculations – UC 3.c.<text:tab/>10</text:p>
          <text:p text:style-name="P17"><text:s/>2.3.1.4 Customized Client Side Calculations – UC 3.d.<text:tab/>12</text:p>
          <text:p text:style-name="P15"><text:s/>2.3.2 Real-Time Transport of States and Events<text:tab/>14</text:p>
          <text:p text:style-name="P17"><text:s/>2.3.2.1 Synchronization Source SSRC<text:tab/>15</text:p>
          <text:p text:style-name="P17"><text:s/>2.3.2.2 Streaming of Avatar State<text:tab/>16</text:p>
          <text:p text:style-name="P13"><text:s/>2.3.2.2.1 Protocol Overhead<text:tab/>16</text:p>
          <text:p text:style-name="P13"><text:s/>2.3.2.2.2 Packing Several Samples of State into One Datagram<text:tab/>16</text:p>
          <text:p text:style-name="P14"><text:s/>2.4 MIDAS Objects<text:tab/>17</text:p>
          <text:p text:style-name="P16"><text:s/>3 Application Layer Protocol (ALP) – Transmitted over RTP<text:tab/>17</text:p>
          <text:p text:style-name="P14"><text:s/>3.1 ALP – Operational Principles in Case of ALP over RTP<text:tab/>18</text:p>
          <text:p text:style-name="P15"><text:s/>3.1.1 AAA<text:tab/>18</text:p>
          <text:p text:style-name="P17"><text:s/>3.1.1.1 Login to the CP via ALP<text:tab/>18</text:p>
          <text:p text:style-name="P15"><text:s/>3.1.2 Loading of Dynamic Models<text:tab/>18</text:p>
          <text:p text:style-name="P15"><text:s/>3.1.3 SCTP Associations<text:tab/>19</text:p>
          <text:p text:style-name="P15"><text:s/>3.1.4 SCTP Streams<text:tab/>19</text:p>
          <text:p text:style-name="P15"><text:s/>3.1.5 SSRC IDs<text:tab/>19</text:p>
          <text:p text:style-name="P14"><text:s/>3.2 ALP – Protocol Data Units – for any Transport Protocol<text:tab/>20</text:p>
          <text:p text:style-name="P15"><text:s/>3.2.1 Login Request/Grant (LI-R/LI-G), Login Challenge (LI-CH)<text:tab/>20</text:p>
          <text:p text:style-name="P15"><text:s/>3.2.2 State Upd. Request (SURE), State Upd. Notification (SUN)<text:tab/>20</text:p>
          <text:p text:style-name="P15"><text:s/>3.2.3 State Change Request (SCR)<text:tab/>21</text:p>
          <text:p text:style-name="P15"><text:s/>3.2.4 Broadcast Event (BEV), Route Event (REV)<text:tab/>21</text:p>
          <text:p text:style-name="P15"><text:s/>3.2.5 Subscribe to Stream (STS), State Purge and Query (SPQR)<text:tab/>21</text:p>
          <text:p text:style-name="P14"><text:s/>3.3 Detailed Syntax of the PDUs<text:tab/>22</text:p>
          <text:p text:style-name="P15"><text:s/>3.3.1 Parameters and their Meaning<text:tab/>22</text:p>
          <text:p text:style-name="P17"><text:s/>3.3.1.1 &lt;streamName&gt;, &lt;networkSensorId&gt; and &lt;fieldname&gt; (3x SFString)<text:tab/>22</text:p>
          <text:p text:style-name="P17"><text:s/>3.3.1.2 Username and Token (2x SFString)<text:tab/>23</text:p>
          <text:p text:style-name="P17"><text:s/>3.3.1.3 Expires (SFInt32)<text:tab/>23</text:p>
          <text:p text:style-name="P17"><text:s/>3.3.1.4 Template (an unordered list of Structures)<text:tab/>23</text:p>
          <text:p text:style-name="P17"><text:s/>3.3.1.5 currentState (an Ordered List of Structures)<text:tab/>24</text:p>
          <text:p text:style-name="P17"><text:s/>3.3.1.6 NewState (an Ordered List of Structures)<text:tab/>24</text:p>
          <text:p text:style-name="P17"><text:s/>3.3.1.7 events, changeRequests (ordered Lists of Strcutures)<text:tab/>24</text:p>
          <text:p text:style-name="P14"><text:s/>3.4 BCP Scenarios in Case of ALP over RTP<text:tab/>25</text:p>
          <text:p text:style-name="P15"><text:s/>3.4.1 Login to the CP<text:tab/>25</text:p>
          <text:p text:style-name="P15"><text:soft-page-break/><text:s/>3.4.2 Initialization of a Stream (of all NSNs of a Model)<text:tab/>25</text:p>
          <text:p text:style-name="P15"><text:s/>3.4.3 Event Distribution (UC 3.a.)<text:tab/>26</text:p>
          <text:p text:style-name="P15"><text:s/>3.4.4 (Re-)Setting a State (UC 3.b.)<text:tab/>26</text:p>
          <text:p text:style-name="P15"><text:s/>3.4.5 Unloading a Model / Querying the Current State<text:tab/>27</text:p>
          <text:p text:style-name="P15"><text:s/>3.4.6 Server Side Calculations (UC 3.c.)<text:tab/>28</text:p>
          <text:p text:style-name="P15"><text:s/>3.4.7 Client Side Calculations (UC 3.d.)<text:tab/>28</text:p>
          <text:p text:style-name="P15"><text:s/>3.4.8 Taking the Controller Role<text:tab/>29</text:p>
          <text:p text:style-name="P14"><text:s/>3.5 Reserved States and Events<text:tab/>29</text:p>
          <text:p text:style-name="P15"><text:s/>3.5.1 Reserved State "obco", Reserved Event "requestObCo"<text:tab/>29</text:p>
          <text:p text:style-name="P14"><text:s/>3.6 How to Solve Inconsistencies in NSN Field Names<text:tab/>30</text:p>
        </text:index-body>
      </text:table-of-content>
      <text:p text:style-name="Text_20_body"/>
      <text:h text:style-name="P18" text:outline-level="1">Overview</text:h>
      <text:h text:style-name="Heading_20_2" text:outline-level="2">Network Sensor Node (NSN) – Examples from BS Contact</text:h>
      <text:p text:style-name="Text_20_body">SrrTrains v0.01 used the Event Stream Sensor of the BS Contact<text:span text:style-name="T2">TM</text:span> Web3D Browser, hence we're starting with their description (following link):<text:line-break/><text:a xlink:type="simple" xlink:href="https://www.bitmanagement.de/download/BS_Collaborate/BS_Collaborate_documentation.pdf" text:style-name="Internet_20_link" text:visited-style-name="Visited_20_Internet_20_Link">https://www.bitmanagement.de/download/BS_Collaborate/BS_Collaborate_documentation.pdf</text:a></text:p>
      <text:p text:style-name="Text_20_body">The NSN and the related nodes provide following fields (at least):</text:p>
      <text:p text:style-name="Text_20_body"><text:span text:style-name="T1">NetConnection</text:span> {<text:line-break/><text:tab/>field<text:tab/><text:tab/>SFBool<text:tab/>enabled<text:tab/>TRUE<text:line-break/><text:tab/>eventOut<text:tab/>SFBool<text:tab/>isActive<text:line-break/><text:tab/>field<text:tab/><text:tab/>MFString<text:tab/>address<text:tab/>"localhost"<text:line-break/><text:tab/>field<text:tab/><text:tab/>SFInt32<text:tab/>port<text:tab/><text:tab/>0<text:line-break/><text:tab/>field<text:tab/><text:tab/>SFInt32<text:tab/>protocol<text:tab/>0<text:line-break/><text:tab/>field<text:tab/><text:tab/>SFTime<text:tab/>timeOut<text:tab/>0<text:line-break/><text:tab/>field<text:tab/><text:tab/>SFBool<text:tab/>secure<text:tab/><text:tab/>TRUE<text:tab/><text:tab/>}</text:p>
      <text:p text:style-name="Text_20_body"><text:span text:style-name="T1">BSCollaborate</text:span> {<text:line-break/><text:tab/>field<text:tab/><text:tab/>SFNode<text:tab/>connection<text:line-break/><text:tab/>eventIn<text:tab/>MFString<text:tab/>tryLogin<text:line-break/><text:tab/>eventOut<text:tab/>SFBool<text:tab/>loginResult<text:line-break/><text:tab/>eventIn<text:tab/>SFTime<text:tab/>logOut<text:line-break/><text:tab/>eventIn<text:tab/>SFVec3f<text:tab/>userPos<text:line-break/><text:tab/>eventIn<text:tab/>SFRotation<text:tab/>userOri<text:line-break/><text:tab/>field<text:tab/><text:tab/>MFNode<text:tab/>users<text:tab/><text:tab/>[]<text:line-break/><text:tab/>eventOut<text:tab/>SFNode<text:tab/>hasJoined<text:line-break/><text:tab/>eventOut<text:tab/>SFNode<text:tab/>hasLeft<text:line-break/><text:tab/>eventOut<text:tab/>SFNode<text:tab/>hasMoved<text:line-break/><text:tab/>eventIn<text:tab/>MFString<text:tab/>meSay<text:line-break/><text:tab/>eventOut<text:tab/>SFNode<text:tab/>hasSaid<text:tab/><text:tab/><text:tab/>}</text:p>
      <text:p text:style-name="Text_20_body"><text:span text:style-name="T1">UserData</text:span> {<text:line-break/><text:tab/>field<text:tab/><text:tab/>SFInt32<text:tab/>idx<text:tab/><text:tab/>-1<text:line-break/><text:tab/>field<text:tab/><text:tab/>SFString<text:tab/>nickname<text:tab/>""<text:line-break/><text:tab/>field<text:tab/><text:tab/>SFString<text:tab/>avatarString<text:tab/>""<text:line-break/><text:tab/>eventOut<text:tab/>SFString<text:tab/>loginState<text:line-break/><text:tab/>eventOut<text:tab/>SFVec3f<text:tab/>position<text:line-break/><text:tab/>eventOut<text:tab/>SFRotation<text:tab/>orientation<text:line-break/><text:tab/>eventOut<text:tab/>SFBool<text:tab/>isMoving<text:line-break/><text:tab/>eventOut<text:tab/>MFString<text:tab/>chat<text:line-break/><text:tab/>field<text:tab/><text:tab/>SFNode<text:tab/>userData<text:tab/>NULL<text:tab/><text:tab/>}</text:p>
      <text:p text:style-name="Text_20_body"><text:span text:style-name="T1">EventStreamSensor</text:span> {<text:line-break/><text:tab/>field<text:tab/><text:tab/>SFNode<text:tab/>connection<text:line-break/><text:tab/>eventOut<text:tab/>SFBool<text:tab/>initialized<text:line-break/><text:tab/>fields<text:tab/><text:tab/>...<text:tab/><text:tab/><text:span text:style-name="T3">arbitrarily defined fields similar to a Script node</text:span>}</text:p>
      <text:p text:style-name="Text_20_body"/>
      <text:h text:style-name="Heading_20_2" text:outline-level="2"><text:soft-page-break/>General Operational Paradigm of the Network Sensor (Examplified with BS Contact)</text:h>
      <text:p text:style-name="Text_20_body"/>
      <text:p text:style-name="Text_20_body"><draw:frame draw:style-name="fr1" draw:name="Rahmen10" text:anchor-type="paragraph" svg:x="0.3409in" svg:y="-0.0043in" svg:width="6.0839in" draw:z-index="18"><draw:text-box fo:min-height="3.6571in"><text:p text:style-name="Figure"><draw:frame draw:style-name="fr3" draw:name="Objekt1" text:anchor-type="paragraph" svg:width="6.0839in" svg:height="3.6571in" style:rel-height="scale" draw:z-index="19"><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perational paradigm of the Network Sensor</text:p></draw:text-box></draw:frame></text:p>
      <text:p text:style-name="Text_20_body">The <text:span text:style-name="T5">Scene Controller</text:span> (a conceptual part of software within the scene, which controls the scene as a whole) uses the <text:span text:style-name="T1">Network Sensor Infrastructure Interface (NSII)</text:span><text:span text:style-name="T7">, which is provided by the nodes</text:span></text:p>
      <text:list xml:id="list8439365646189444180" text:style-name="L1">
        <text:list-item>
          <text:p text:style-name="P22">BSCollaborate (all fields),</text:p>
        </text:list-item>
        <text:list-item>
          <text:p text:style-name="P22">NetConnection (all fields) and</text:p>
        </text:list-item>
        <text:list-item>
          <text:p text:style-name="P22">UserData (all fields),</text:p>
        </text:list-item>
      </text:list>
      <text:p text:style-name="Text_20_body"><text:span text:style-name="T7">as well as the </text:span><text:span text:style-name="T1">Common Network Sensor Interface (CNSI)</text:span><text:span text:style-name="T6">, which is provided by the node</text:span></text:p>
      <text:list xml:id="list9092450785850784959" text:style-name="L2">
        <text:list-item>
          <text:p text:style-name="P23">EventStreamSensor (fields "connection" and "initialized"),</text:p>
        </text:list-item>
      </text:list>
      <text:p text:style-name="Text_20_body"><text:span text:style-name="T6">in order to realize the </text:span><text:span text:style-name="T1">Maintenance Use Cases</text:span><text:span text:style-name="T6"> and the </text:span><text:span text:style-name="T1">Common Use Cases</text:span><text:span text:style-name="T6"> (see next chapter).</text:span></text:p>
      <text:p text:style-name="P3"/>
      <text:p text:style-name="Text_20_body"><text:span text:style-name="T6">The </text:span><text:span text:style-name="T5">Ctrl part of the model</text:span><text:span text:style-name="T6"> (a conceptual part of software within the model, which controls the model as a whole) uses the </text:span><text:span text:style-name="T1">Specific Network Sensor Interface (SNSI)</text:span><text:span text:style-name="T6">, which can be arbitrarily defined by some fields of the EventStreamSensor node,</text:span></text:p>
      <text:p text:style-name="Text_20_body"><text:span text:style-name="T6">in order to realize the </text:span><text:span text:style-name="T1">Model Specific Use Cases</text:span><text:span text:style-name="T6"> (see next chapter).</text:span></text:p>
      <text:h text:style-name="P19" text:outline-level="2">Overview about the Use Cases of the Network Sensor</text:h>
      <text:p text:style-name="Text_20_body">The Scene Controller and the Ctrl part of the Model shall use the NSII, the CNSI and the SNSI, in order to realize following use cases:</text:p>
      <text:list xml:id="list6888333668253676065" text:style-name="L3">
        <text:list-item>
          <text:p text:style-name="P24">The Maintenance Use Cases</text:p>
          <text:list>
            <text:list-item>
              <text:p text:style-name="P24">Initialize and authorize the NetConnection, keep it alive</text:p>
            </text:list-item>
            <text:list-item>
              <text:p text:style-name="P24">Load, initialize, purge and unload avatars</text:p>
            </text:list-item>
            <text:list-item>
              <text:p text:style-name="P24">Initialize static NSNs</text:p>
            </text:list-item>
            <text:list-item>
              <text:p text:style-name="P24">Load, initialize, purge and unload dynamic models with embedded NSNs</text:p>
            </text:list-item>
          </text:list>
        </text:list-item>
        <text:list-item>
          <text:p text:style-name="P24">The Common Use Cases</text:p>
          <text:list>
            <text:list-item>
              <text:p text:style-name="P24">Movement of initialized avatars</text:p>
            </text:list-item>
            <text:list-item>
              <text:p text:style-name="P24">Gestures of avatars (w. or w./o. body tracking)</text:p>
            </text:list-item>
            <text:list-item>
              <text:p text:style-name="P24">Chat, Voice Chat (both could be realized outside of the X3D scene or inside)</text:p>
            </text:list-item>
          </text:list>
        </text:list-item>
        <text:list-item>
          <text:p text:style-name="P24">The Model Specific Use Cases</text:p>
          <text:list>
            <text:list-item>
              <text:p text:style-name="P24">Event Distribution</text:p>
            </text:list-item>
            <text:list-item>
              <text:p text:style-name="P24">Persistent Storage and Distribution of State</text:p>
            </text:list-item>
            <text:list-item>
              <text:p text:style-name="P24">Simple Server Side Calculations</text:p>
            </text:list-item>
            <text:list-item>
              <text:p text:style-name="P24">Customized Client Side Calculations</text:p>
            </text:list-item>
          </text:list>
        </text:list-item>
      </text:list>
      <text:h text:style-name="Heading_20_3" text:outline-level="3">The Operational Use Cases of the Network Sensor</text:h>
      <text:p text:style-name="P2">Introduction</text:p>
      <text:p text:style-name="Text_20_body">The operational use cases are mostly defined by the "arbitrarily defined fields similar to a Script node" of the EventStreamSensor node.</text:p>
      <text:p text:style-name="Text_20_body">There's always a pair of fields for each functionality of the NSN, i.e. one field for network output (eventIn) and one field for network input (eventOut).</text:p>
      <text:p text:style-name="Text_20_body">Assume a scene, where some animation is pre-defined by a Time Sensor and an Interpolator and can be started every now and then by touching some geometry.</text:p>
      <text:p text:style-name="Text_20_body">Such pre-defined animation can be easily made multiuser capable by distributing a simple SFBool event over the network.</text:p>
      <text:p text:style-name="Text_20_body">EventStreamSensor {<text:line-break/><text:tab/>field<text:tab/><text:tab/>SFNode<text:tab/>connection IS NetConn<text:line-break/><text:tab/>eventOut<text:tab/>SFBool<text:tab/>initialized<text:line-break/><text:tab/>eventIn<text:tab/>SFBool<text:tab/>evt_startAnimation<text:line-break/><text:tab/>eventOut<text:tab/>SFBool<text:tab/>startAnimation_evt<text:tab/><text:tab/>}</text:p>
      <text:p text:style-name="Text_20_body">Assume three scene instances of the users Alice, Bob and Charlie.</text:p>
      <text:p text:style-name="Text_20_body">Let's further assume that Bob touches the geometry in his scene instance and now the animation should be started in all three scene instances.</text:p>
      <text:p text:style-name="Text_20_body"><text:soft-page-break/>Bob's scene instance will route an SFBool event to the field "evt_startAnimation" of the NSN. The prefix "evt_" means, the NSN should distribute an event to all scene instances without storing anything at the server.</text:p>
      <text:p text:style-name="Text_20_body">As a result the field "startAnimation_evt" will fire in all three scene instances and the animation(s) will start:</text:p>
      <text:p text:style-name="Text_20_body"/>
      <text:p text:style-name="Text_20_body"><draw:frame draw:style-name="fr1" draw:name="Rahmen1" text:anchor-type="paragraph" svg:x="0.5701in" svg:y="0.0047in" svg:width="5.7299in" draw:z-index="0"><draw:text-box fo:min-height="2.6256in"><text:p text:style-name="Figure"><draw:frame draw:style-name="fr3" draw:name="Objekt2" text:anchor-type="paragraph" svg:width="5.7299in" svg:height="2.6256in" style:rel-height="scale" draw:z-index="1"><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Operational use case "Event Distribution" - three scene instances</text:p></draw:text-box></draw:frame></text:p>
      <text:p text:style-name="P2">Animation and Simulation Paradigm of Single-User X3D</text:p>
      <text:p text:style-name="Text_20_body"/>
      <text:p text:style-name="Text_20_body"><draw:frame draw:style-name="fr1" draw:name="Rahmen2" text:anchor-type="paragraph" svg:x="0.3409in" svg:y="0.0016in" svg:width="5.5425in" draw:z-index="2"><draw:text-box fo:min-height="1.9799in"><text:p text:style-name="Figure"><draw:frame draw:style-name="fr3" draw:name="Objekt3" text:anchor-type="paragraph" svg:width="5.5417in" svg:height="2.1772in" style:rel-height="scale" draw:z-index="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Animation and Simulation Paradigm of Single-User X3D</text:p></draw:text-box></draw:frame></text:p>
      <text:h text:style-name="P20" text:outline-level="4">Event Distribution – UC 3.a.</text:h>
      <text:p text:style-name="Text_20_body">We had a simple example in the introduction already, where a simple event was distributed from the triggering scene instance to all scene instances.</text:p>
      <text:p text:style-name="Text_20_body">This paradigm can be depicted as follows: First, we can express, where the chain of interactivity is broken to insert the inter-networking with the remote scene instances:</text:p>
      <text:p text:style-name="Text_20_body"><draw:frame draw:style-name="fr1" draw:name="Rahmen3" text:anchor-type="paragraph" svg:x="0.3409in" svg:y="0.0862in" svg:width="6.0528in" draw:z-index="4"><draw:text-box fo:min-height="3.4902in"><text:p text:style-name="Figure"><draw:frame draw:style-name="fr4" draw:name="Objekt4" text:anchor-type="paragraph" svg:x="0in" svg:y="-0.0028in" svg:width="6.052in" svg:height="3.3228in" style:rel-height="scale" draw:z-index="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Animation and Simulation paradigm with Event Distribution – UC 3.a.</text:p></draw:text-box></draw:frame></text:p>
      <text:p text:style-name="Text_20_body">Second, if we assume three scene instances being present (A, B and C), if we assume user A is the one who triggers the change in the simulation and animation, then we can depict a flow as follows:</text:p>
      <text:p text:style-name="Text_20_body"><draw:frame draw:style-name="fr1" draw:name="Rahmen5" text:anchor-type="paragraph" svg:x="0.3409in" svg:y="0.1016in" svg:width="5.9799in" draw:z-index="8"><draw:text-box fo:min-height="3.1465in"><text:p text:style-name="Figure"><draw:frame draw:style-name="fr4" draw:name="Objekt5" text:anchor-type="paragraph" svg:x="0in" svg:y="0in" svg:width="5.9799in" svg:height="3.1047in" style:rel-height="scale" draw:z-index="9"><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Message flow with event distribution – UC 3.a.</text:p></draw:text-box></draw:frame></text:p>
      <text:h text:style-name="Heading_20_4" text:outline-level="4"><text:soft-page-break/>Persistent Storage and Distribution of State – UC 3.b.</text:h>
      <text:p text:style-name="Text_20_body">Use case 3.a. with simple event distribution comes – as we already assumed – very simple.</text:p>
      <text:p text:style-name="Text_20_body">On the other hand, it comes with the disadvantage of calculating the state from the input events in each and every scene instance again. In case of simple animations and simulations that might be acceptable, but if the animation and simulation gets more sophisticated, then we will fear the state might diverge in different scene instances and we might be afraid of extra calculation burden.</text:p>
      <text:p text:style-name="Text_20_body"><draw:frame draw:style-name="fr1" draw:name="Rahmen4" text:anchor-type="paragraph" svg:x="0.3409in" svg:y="-0.002in" svg:width="5.9693in" draw:z-index="6"><draw:text-box fo:min-height="3.4591in"><text:p text:style-name="Figure"><draw:frame draw:style-name="fr3" draw:name="Objekt6" text:anchor-type="paragraph" svg:width="5.9681in" svg:height="3.4575in" style:rel-height="scale" draw:z-index="7"><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Animation and Simulation paradigm with distribution of state – UC 3.b.</text:p></draw:text-box></draw:frame></text:p>
      <text:p text:style-name="Text_20_body">Here we calculate the state in one and only one scene instance, maybe directly from user input, and distribute the state to all scene instances.</text:p>
      <text:p text:style-name="Text_20_body">In case of initialization of an NSN the current state can be provided by the collaboration server.</text:p>
      <text:p text:style-name="Text_20_body"><draw:frame draw:style-name="fr1" draw:name="Rahmen6" text:anchor-type="paragraph" svg:x="0.3409in" svg:y="0.002in" svg:width="6.011in" draw:z-index="10"><draw:text-box fo:min-height="2.6571in"><text:p text:style-name="Figure"><draw:frame draw:style-name="fr4" draw:name="Objekt7" text:anchor-type="paragraph" svg:x="0in" svg:y="-0.0075in" svg:width="6.011in" svg:height="2.6256in" style:rel-height="scale" draw:z-index="11"><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Message flow with distribution of state – UC 3.b.</text:p></draw:text-box></draw:frame>Disadvantage: One and only one scene instance should be responsible at a time for distributing the state to all scene instances, otherwise the system might cease to be a deterministic system.</text:p>
      <text:p text:style-name="Text_20_body"><text:soft-page-break/></text:p>
      <text:h text:style-name="Heading_20_4" text:outline-level="4">Simple Server Side Calculations – UC 3.c.</text:h>
      <text:p text:style-name="Text_20_body">So we have a good solution – UC 3.a. "Event Distribution" – for very simple problems and we have a solution for more sophisticated simulations – UC 3.b. "Persistent Storage and Distribution of State" – which comes with a few disadvantages:</text:p>
      <text:list xml:id="list8967282058022041404" text:style-name="L4">
        <text:list-item>
          <text:p text:style-name="P25">one scene instance – and only one scene instance – must be responsible for the whole simulation of a model</text:p>
        </text:list-item>
        <text:list-item>
          <text:p text:style-name="P25">handover of a model to another user during the simulation run seems only to be possible by removing the model completely and adding it again for another user</text:p>
        </text:list-item>
      </text:list>
      <text:p text:style-name="Text_20_body">This fits to use cases, where each model is guided by one and only one pilot.</text:p>
      <text:p text:style-name="Text_20_body">If more than one user contributes input to the simulation of a model, then it seems to be advantageous to do the simulation calculations at the collaboration server:</text:p>
      <text:p text:style-name="Text_20_body"><draw:frame draw:style-name="fr1" draw:name="Rahmen7" text:anchor-type="paragraph" svg:x="0.3409in" svg:y="-0.0201in" svg:width="6.0217in" draw:z-index="12"><draw:text-box fo:min-height="4.0528in"><text:p text:style-name="Figure"><draw:frame draw:style-name="fr3" draw:name="Objekt8" text:anchor-type="paragraph" svg:width="6.0209in" svg:height="4.052in" style:rel-height="scale" draw:z-index="13"><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Animation and simulation paradigm with server side calculations – UC 3.c.</text:p></draw:text-box></draw:frame></text:p>
      <text:p text:style-name="Text_20_body">Events are e.g. "add_state", "sub_state", if values have to be added to or subtracted from the state or "inc_state", "dec_state", if the state has to be incremented or decremented by one.</text:p>
      <text:p text:style-name="Text_20_body">Anyway, the server side calculations can only be simple calculations, because they have to be standardized in the X3D standard (otherwise the browser vendor must be cooperating with the server vendor).</text:p>
      <text:p text:style-name="Text_20_body"><draw:frame draw:style-name="fr1" draw:name="Rahmen8" text:anchor-type="paragraph" svg:x="0.3409in" svg:y="0.0016in" svg:width="6.0008in" draw:z-index="14"><draw:text-box fo:min-height="4.0634in"><text:p text:style-name="Figure"><draw:frame draw:style-name="fr4" draw:name="Objekt9" text:anchor-type="paragraph" svg:x="0in" svg:y="-0.0008in" svg:width="6.0008in" svg:height="3.9902in"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Message flow with server side calculations – UC 3.c.</text:p></draw:text-box></draw:frame><text:soft-page-break/></text:p>
      <text:p text:style-name="Text_20_body">In case of simple simulations – not as simple as with Event Distribution UC 3.a., but still quite simple – this solution is the best one.</text:p>
      <text:h text:style-name="P20" text:outline-level="4">Customized Client Side Calculations – UC 3.d.</text:h>
      <text:p text:style-name="Text_20_body">Solution UC 3.c. is already a quite good solution for quite sophisticated simulations, however, if we need even more flexibility and expendability – if we want to implement functions "on top" of X3D, then we need a more sophisticated solution.</text:p>
      <text:p text:style-name="Text_20_body">This is the implementation of Customized Client Side calculations, which have to be executed on a clearly defined scene instance and then the state has to be distributed as usual (see UC 3.b.).</text:p>
      <text:p text:style-name="Text_20_body">Routing the events to that clearly defined scene instance – aka "Controller" – must however be supported by the collaboration server, using the prefix "ff_&lt;fieldname&gt;".</text:p>
      <text:p text:style-name="Text_20_body"/>
      <text:p text:style-name="Text_20_body"><draw:frame draw:style-name="fr1" draw:name="Rahmen9" text:anchor-type="paragraph" svg:x="0.3409in" svg:y="0.0071in" svg:width="5.9902in" draw:z-index="16"><draw:text-box fo:min-height="3.7717in"><text:p text:style-name="Figure"><draw:frame draw:style-name="fr3" draw:name="Objekt10" text:anchor-type="paragraph" svg:width="5.989in" svg:height="3.7701in" style:rel-height="scale" draw:z-index="17"><draw:object xlink:href="./Object 10" xlink:type="simple" xlink:show="embed" xlink:actuate="onLoad"/><draw:image xlink:href="./ObjectReplacements/Object 10" xlink:type="simple" xlink:show="embed" xlink:actuate="onLoad"/></draw:frame>Figure <text:sequence text:ref-name="refFigure9" text:name="Figure" text:formula="ooow:Figure+1" style:num-format="1">10</text:sequence>: Animation and Simulation Paradigm with client side calculations – UC 3.d.</text:p></draw:text-box></draw:frame></text:p>
      <text:p text:style-name="Text_20_body">Hence we can implement quite complex use cases "on top" of X3D, however <text:s/>it comes with a little performance drawback with respect to UC 3.c.:</text:p>
      <text:list xml:id="list4385278684149256700" text:style-name="L5">
        <text:list-item>
          <text:p text:style-name="P26">The network must be traversed twice – the RTT (round trip time) accounts twice</text:p>
        </text:list-item>
        <text:list-item>
          <text:p text:style-name="P26">The required bandwidth is approx. twice the bandwidth as of UC 3.c.</text:p>
        </text:list-item>
      </text:list>
      <text:p text:style-name="Text_20_body"><draw:frame draw:style-name="fr1" draw:name="Rahmen11" text:anchor-type="paragraph" svg:x="0.3409in" svg:y="-0.0016in" svg:width="6.0319in" draw:z-index="20"><draw:text-box fo:min-height="4.0839in"><text:p text:style-name="Figure"><draw:frame draw:style-name="fr3" draw:name="Objekt11" text:anchor-type="paragraph" svg:width="6.0319in" svg:height="4.0839in" style:rel-height="scale" draw:z-index="21"><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Message flow with client side calculations – UC 3.d.</text:p></draw:text-box></draw:frame><text:soft-page-break/></text:p>
      <text:h text:style-name="P21" text:outline-level="3"><text:bookmark-start text:name="__RefHeading__791_2046834441"/>Real-Time Transport of States and Events<text:bookmark-end text:name="__RefHeading__791_2046834441"/></text:h>
      <text:p text:style-name="Text_20_body">This chapter examplifies a multiuser session with three scene instances A(lice), B(ob) and C(harlie) and a collaboration server CP<text:note text:id="ftn1" text:note-class="footnote"><text:note-citation>1</text:note-citation><text:note-body><text:p text:style-name="Footnote">Connectivity Platform (CP) is the term that is used in the Concepts' Descriptions of the SrrTrains v0.01 project, in order to denote some "evolved collaboration server CS"</text:p></text:note-body></text:note>.</text:p>
      <text:p text:style-name="Text_20_body">The basic idea is to transmit states and events over RTCP APP packets and reliable transport SCTP (ordered service, U bit cleared), if non-realtime behaviour is required, and to transport states over RTP and unreliable transport SCTP (unordered service, U bit set), if realtime behaviour is required.</text:p>
      <text:p text:style-name="Text_20_body">We assume the usage of SIP for session control, where the ALP RTP session is described by an SDP offer and an SDP answer among the CP and each user.</text:p>
      <text:p text:style-name="Text_20_body">Additionally, an AVP RTP Session for Voice Chat might be described by the SDP in parallel to the ALP RTP session.</text:p>
      <text:p text:style-name="Text_20_body">SIP might be used to convey the URLs of the avatars from the CP to the users A, B and C.</text:p>
      <text:p text:style-name="Text_20_body"/>
      <text:p text:style-name="Text_20_body"><draw:frame draw:style-name="fr2" draw:name="Rahmen12" text:anchor-type="paragraph" svg:y="0in" svg:width="5.6571in" draw:z-index="22"><draw:text-box fo:min-height="4.2299in"><text:p text:style-name="Figure"><draw:frame draw:style-name="fr4" draw:name="Objekt12" text:anchor-type="paragraph" svg:x="0.0008in" svg:y="0in" svg:width="5.6571in" svg:height="5.1043in" style:rel-height="scale" draw:z-index="23"><draw:object xlink:href="./Object 12" xlink:type="simple" xlink:show="embed" xlink:actuate="onLoad"/><draw:image xlink:href="./ObjectReplacements/Object 12" xlink:type="simple" xlink:show="embed" xlink:actuate="onLoad"/></draw:frame>Figure <text:sequence text:ref-name="refFigure11" text:name="Figure" text:formula="ooow:Figure+1" style:num-format="1">12</text:sequence>: Example – three scene instances A, B and C and a server CP</text:p></draw:text-box></draw:frame></text:p>
      <text:p text:style-name="Text_20_body"/>
      <text:h text:style-name="P20" text:outline-level="4">Synchronization Source SSRC</text:h>
      <text:p text:style-name="Text_20_body">RTP defines the term of a "Synchronization Source (SSRC)", where each SSRC is the source of one stream of real-time media.</text:p>
      <text:p text:style-name="Text_20_body">The synchronization source is accompanied by a linear clock, which is taken to generate a timestamp in each RTP packet that has its origin at this SSRC.</text:p>
      <text:p text:style-name="Text_20_body">The stream represents a (quasi-)continuous function state(t), which shall be played back at the destination without changes in the shape, but with a noticeable delay <text:span text:style-name="T8">Δ</text:span><text:span text:style-name="T9">T, if necessary.</text:span></text:p>
      <text:p text:style-name="P6">state(t) <text:s text:c="2"/>---&gt; <text:s text:c="2"/>state(t - <text:span text:style-name="T8">Δ</text:span>T)</text:p>
      <text:p text:style-name="Text_20_body"><text:span text:style-name="T9">RTP was designed for functions of shapes with constant sampling rate, e.g. the famous 8000 Bytes/sec of telephony systems, however it can be adapted for 3D Multiuser Sessions with variable frequencies of – let's say – 10 to 100 FPS, as we try to explain in the present chapter </text:span><text:span text:style-name="T9"><text:bookmark-ref text:reference-format="number" text:ref-name="__RefHeading__791_2046834441"> 2.3.2 </text:bookmark-ref></text:span><text:span text:style-name="T9">.</text:span></text:p>
      <text:p text:style-name="P4">For the case of 3D multiuser worlds we would like to define following relations:</text:p>
      <text:p text:style-name="P5">1 SSRC &lt;---&gt; 1 Model &lt;---&gt; 1 Stream</text:p>
      <text:p text:style-name="Text_20_body">This means that we assume that a model always has a small spatial extent, so that a single proper time can be used in the timestamp of the RTP packets for the entire model.</text:p>
      <text:p text:style-name="Text_20_body">The following figure displays a situation where 3 models are simulated in Alice's scene instance (according to use case UC 3.b.) and the states of the models are then distributed in three real-time streams through the ALP RTP session over the IP multicast address and port number.</text:p>
      <text:p text:style-name="Text_20_body"/>
      <text:p text:style-name="Text_20_body"><draw:frame draw:style-name="fr2" draw:name="Rahmen15" text:anchor-type="paragraph" svg:y="0.002in" svg:width="5.2717in" draw:z-index="28"><draw:text-box fo:min-height="4.1217in"><text:p text:style-name="Figure"><draw:frame draw:style-name="fr4" draw:name="Objekt13" text:anchor-type="paragraph" svg:x="-0.0047in" svg:y="-0.1398in" svg:width="5.2717in" svg:height="3.9902in" style:rel-height="scale" draw:z-index="29"><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Real-time transmission of continuous state(t), several SSRCs</text:p></draw:text-box></draw:frame></text:p>
      <text:p text:style-name="Text_20_body"><text:soft-page-break/></text:p>
      <text:h text:style-name="Heading_20_4" text:outline-level="4">Streaming of Avatar State</text:h>
      <text:h text:style-name="Heading_20_5" text:outline-level="5">Protocol Overhead</text:h>
      <text:p text:style-name="Text_20_body">If we are streaming the state of modern H-Anim avatars, then – due to the high number of degrees of freedom – one sample of the state comprises hundreds or even thousands of bytes of data (this is applicable even more, if we decide for a representation in a high level syntax like XML, JSON, YAML or similar).</text:p>
      <text:p text:style-name="Text_20_body">So we need not worry about the amount of bytes for the RTP Header (12 bytes), the SCTP Common Header (12 bytes) and the IP header (20+ bytes).</text:p>
      <text:p text:style-name="Text_20_body">If we transmit the state of classical VRML avatars, on the other hand, then the state consists of</text:p>
      <text:list xml:id="list866024244195485103" text:style-name="L6">
        <text:list-item>
          <text:p text:style-name="P27">field<text:tab/><text:tab/>SFVec3f<text:tab/>position<text:tab/><text:tab/>3 x 4 bytes and</text:p>
        </text:list-item>
        <text:list-item>
          <text:p text:style-name="P27">field<text:tab/><text:tab/>SFRotation<text:tab/>orientation<text:tab/><text:tab/>4 x 4 bytes,</text:p>
        </text:list-item>
      </text:list>
      <text:p text:style-name="Text_20_body">i.e. just 28 bytes in binary encoding.</text:p>
      <text:p text:style-name="Text_20_body">Hence the transmission of just one sample of avatar state per IP datagram would be a waste of network resources, and we must look for some improvements, e.g. the packing of several samples into one single datagram.</text:p>
      <text:h text:style-name="Heading_20_5" text:outline-level="5">Packing Several Samples of State into One Datagram</text:h>
      <text:p text:style-name="Text_20_body"><draw:frame draw:style-name="fr1" draw:name="Rahmen13" text:anchor-type="paragraph" svg:x="0.3409in" svg:y="0.0063in" svg:width="5.9382in" draw:z-index="24"><draw:text-box fo:min-height="3.8091in"><text:p text:style-name="Figure"><draw:frame draw:style-name="fr4" draw:name="Objekt14" text:anchor-type="paragraph" svg:x="0in" svg:y="-0.0043in" svg:width="5.9374in" svg:height="3.5217in" style:rel-height="scale" draw:z-index="25"><draw:object xlink:href="./Object 14" xlink:type="simple" xlink:show="embed" xlink:actuate="onLoad"/><draw:image xlink:href="./ObjectReplacements/Object 14" xlink:type="simple" xlink:show="embed" xlink:actuate="onLoad"/></draw:frame>Figure <text:sequence text:ref-name="refFigure13" text:name="Figure" text:formula="ooow:Figure+1" style:num-format="1">14</text:sequence>: Frames in two scenes, packing of three frames (R) into one datagram</text:p></draw:text-box></draw:frame></text:p>
      <text:p text:style-name="Text_20_body">Here the output events of the NSN are fired during the first applicable event cascade (after the timestamp from origin). More sophisticated methods of interpolation during replay are FFS.</text:p>
      <text:h text:style-name="Heading_20_2" text:outline-level="2"><text:soft-page-break/>MIDAS Objects</text:h>
      <text:p text:style-name="Text_20_body">The SrrTrains v0.01 project examplified an approach, where the whole "Chain of Interactivity" regarding a specific model was outsourced to a specialized X3D prototype, the so-called <text:span text:style-name="T5">MIDAS Object</text:span>.</text:p>
      <text:p text:style-name="Text_20_body">Hence an additional layer would be introduced between X3D Player and X3D Scene, the so-called SMUOS Framework.</text:p>
      <text:p text:style-name="Text_20_body">This is just mentioned as an "FYI".</text:p>
      <text:p text:style-name="Text_20_body"/>
      <text:p text:style-name="Text_20_body"><draw:frame draw:style-name="fr1" draw:name="Rahmen14" text:anchor-type="paragraph" svg:x="0.5283in" svg:y="-0.0445in" svg:width="5.8654in" draw:z-index="26"><draw:text-box fo:min-height="2.9071in"><text:p text:style-name="Figure"><draw:frame draw:style-name="fr3" draw:name="Objekt15" text:anchor-type="paragraph" svg:width="5.8654in" svg:height="2.9071in" style:rel-height="scale" draw:z-index="27"><draw:object xlink:href="./Object 15" xlink:type="simple" xlink:show="embed" xlink:actuate="onLoad"/><draw:image xlink:href="./ObjectReplacements/Object 15" xlink:type="simple" xlink:show="embed" xlink:actuate="onLoad"/></draw:frame>Figure <text:sequence text:ref-name="refFigure14" text:name="Figure" text:formula="ooow:Figure+1" style:num-format="1">15</text:sequence>: Outsourcing the Chain of Interactivity</text:p></draw:text-box></draw:frame></text:p>
      <text:p text:style-name="Text_20_body">The NSNs, generally the whole MU capability would be hidden within the MIDAS Objects, hence the scene author wouldn't see much difference between single-user scenes and multi-user scenes.</text:p>
      <text:h text:style-name="Heading_20_1" text:outline-level="1">Application Layer Protocol (ALP) – Transmitted over RTP</text:h>
      <text:p text:style-name="Text_20_body">The Protocol Data Units (PDUs) of the ALP have been defined during a brainstorming in spring 2019, keeping in mind the Maintenance Use Cases and the Operational Use Cases of the ALP:</text:p>
      <text:p text:style-name="Text_20_body"><text:span text:style-name="T1">Use Cases</text:span>:<text:line-break/><text:a xlink:type="simple" xlink:href="https://github.com/christoph-v/spark/wiki/Operational-Paradigm" text:style-name="Internet_20_link" text:visited-style-name="Visited_20_Internet_20_Link">https://github.com/christoph-v/spark/wiki/Operational-Paradigm</text:a></text:p>
      <text:p text:style-name="Text_20_body"><text:span text:style-name="T1">Overview about the ALP brainstorming</text:span>:<text:line-break/><text:a xlink:type="simple" xlink:href="https://github.com/christoph-v/spark/blob/master/3rd-party-input/esdp-bs/esdp-bs-GPS.txt" text:style-name="Internet_20_link" text:visited-style-name="Visited_20_Internet_20_Link">https://github.com/christoph-v/spark/blob/master/3rd-party-input/esdp-bs/esdp-bs-GPS.txt</text:a></text:p>
      <text:p text:style-name="Text_20_body"><text:span text:style-name="T1">Details of the PDUs</text:span>:<text:line-break/><text:a xlink:type="simple" xlink:href="https://github.com/christoph-v/spark/blob/master/3rd-party-input/esdp-bs/esdp-bs-PDUs.txt" text:style-name="Internet_20_link" text:visited-style-name="Visited_20_Internet_20_Link">https://github.com/christoph-v/spark/blob/master/3rd-party-input/esdp-bs/esdp-bs-PDUs.txt</text:a></text:p>
      <text:p text:style-name="Text_20_body">The transport of the <text:span text:style-name="T1">ALP over the RTP</text:span> and the <text:span text:style-name="T1">required dynamic behaviour</text:span> have been defined in December 2020, please find the according WIKI pages here:<text:line-break/><text:a xlink:type="simple" xlink:href="https://github.com/christoph-v/spark/wiki/Transport-RTP-et-al" text:style-name="Internet_20_link" text:visited-style-name="Visited_20_Internet_20_Link">https://github.com/christoph-v/spark/wiki/Transport-RTP-et-al</text:a><text:line-break/><text:a xlink:type="simple" xlink:href="https://github.com/christoph-v/spark/wiki/Dynamic-Behaviour-of-the-SMS" text:style-name="Internet_20_link" text:visited-style-name="Visited_20_Internet_20_Link">https://github.com/christoph-v/spark/wiki/Dynamic-Behaviour-of-the-SMS</text:a></text:p>
      <text:h text:style-name="P19" text:outline-level="2">ALP – Operational Principles in Case of ALP over RTP</text:h>
      <text:h text:style-name="Heading_20_3" text:outline-level="3">AAA</text:h>
      <text:p text:style-name="Text_20_body">The user is authenticated by an external session control protocol (e.g SIP or XMPP, ......).</text:p>
      <text:p text:style-name="Text_20_body">During the registration with that protocol, the scene instance receives a username and an authorization token for the ALP.</text:p>
      <text:p text:style-name="Text_20_body">Additionally, it might receive authorization tokens or URLs for one or more avatars.</text:p>
      <text:p text:style-name="Text_20_body">Accounting by session duration is done by the external session control protocol.</text:p>
      <text:p text:style-name="Text_20_body">Some kind of micro-authorization and accounting, to be allowed to use this or that model within this or that scene, is FFS (besides the authorization for this or that avatar, which might be necessary for the recognition of the virtual identity).</text:p>
      <text:h text:style-name="Heading_20_4" text:outline-level="4">Login to the CP via ALP</text:h>
      <text:p text:style-name="Text_20_body">Registration and Session Setup with the external protocol may happen, before any X3D content has been loaded, thus enabling an "early start" of the voice chat, chat, etc.</text:p>
      <text:p text:style-name="Text_20_body">After the client has received the ALP authorization token from the external session control, then it must load the X3D scene – at least the central parts of the scene must be loaded that are necessary for performing the login with the CP.</text:p>
      <text:p text:style-name="Text_20_body">The URL of the scene might have been received via the external protcol, too, or it was already locally installed together with other local resources or it may have been received via any other channel.</text:p>
      <text:p text:style-name="Text_20_body">Hence the SCTP association between scene instance and CP is now authorized for use and must be maintained periodically.</text:p>
      <text:p text:style-name="Text_20_body">The CP enforces the operator's policy, whether used avatars have to be authorized or not. Authorization tokens for avatars may be managed by the CP or they may be managed by the external session control (e.g. at the HSS).</text:p>
      <text:h text:style-name="Heading_20_3" text:outline-level="3">Loading of Dynamic Models</text:h>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Furthermore the model and all its network sensors have to be initialized.</text:p>
      <text:p text:style-name="Text_20_body">If a dynamic model is removed from the multiuser session, then the state of the model must be purged from the CP.</text:p>
      <text:h text:style-name="P21" text:outline-level="3">SCTP Associations</text:h>
      <text:p text:style-name="Text_20_body">The network connection between scene instance and collaboration server is realized as SCTP association, where the scene instance takes the role of the SCTP client and the collaboration server takes the role of SCTP server.</text:p>
      <text:p text:style-name="Text_20_body">Multihomeing may be used, in particular at the server side.</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h text:style-name="Heading_20_3" text:outline-level="3">SCTP Streams</text:h>
      <text:p text:style-name="Text_20_body">Each Network Sensor streamName, i.e. each model and each "internal entity" (e.g. UserData), will need:</text:p>
      <text:list xml:id="list8116611079316306515" text:style-name="L7">
        <text:list-item>
          <text:p text:style-name="P28">an SCTP stream at each SCTP association between scene instance and collaboration server</text:p>
        </text:list-item>
        <text:list-item>
          <text:p text:style-name="P28">in case of real-time transport: an SCTP stream at the "Overall SCTP Association for Multicast Transport"</text:p>
        </text:list-item>
      </text:list>
      <text:p text:style-name="Text_20_body">Stream IDs are defined by RFC 4960 as being 16 bit numbers. Hence the overall number of Models and "internal entities" in a multiuser session is restricted to 64k.</text:p>
      <text:h text:style-name="Heading_20_3" text:outline-level="3">SSRC IDs</text:h>
      <text:p text:style-name="Text_20_body">SSRC IDs are defined by RFC 3550 as being 32 bit numbers. Hence the 64k models can be multiplied by a sufficient number of scene instances / users in one and the same multiuser session, before reaching the limits.</text:p>
      <text:h text:style-name="P19" text:outline-level="2">ALP – Protocol Data Units – for any Transport Protocol</text:h>
      <text:h text:style-name="Heading_20_3" text:outline-level="3">Login Request/Grant (LI-R/LI-G), Login Challenge (LI-CH)</text:h>
      <text:p text:style-name="Text_20_body">Login Request (LI-R)</text:p>
      <text:p text:style-name="P7">A PDU, which is sent from one scene instance to the login server that is responsible for the user, who wants to login at this scene instance</text:p>
      <text:p text:style-name="Text_20_body">Login Challenge (LI-CH)</text:p>
      <text:p text:style-name="P7">A Login Request may invoke a Login Challenge, which is sent back to the scene instance in order to proceed with the authentication and authorization of this user.</text:p>
      <text:p text:style-name="P7">When the scene instance receives the Login Challenge, it must send another Login Request with the final credentials</text:p>
      <text:p text:style-name="Text_20_body">Login Grant (LI-G)</text:p>
      <text:p text:style-name="P7">The Login Request with the final credentials invokes a Login Grant which is sent back to the scene instance. Now the Network Connection between scene instance and server is authorized and the scene instance grants access to the user and authorizes actions according to the user profile</text:p>
      <text:h text:style-name="Heading_20_3" text:outline-level="3">State Upd. Request (SURE), State Upd. Notification (SUN)</text:h>
      <text:p text:style-name="Text_20_body">State Update Request (SURE) – aka "Reset State"</text:p>
      <text:p text:style-name="P7">A PDU, which is sent from one scene instance to the server [hierarchy] or to the scene instance that owns the controller role for the stream (Network Sensor) in question, or – in case of direct transport over IP Multicast – from one scene instance to all other scene instances and to the server [hierarchy]</text:p>
      <text:list xml:id="list4179332110824811208" text:style-name="L8">
        <text:list-item>
          <text:p text:style-name="P29">it contains the set of states with their values and types that have been authoritatively calculated by the simulation or by the initialization software and shall now be updated and optionally persistently stored at the server [hierarchy] or at the controller instance</text:p>
        </text:list-item>
        <text:list-item>
          <text:p text:style-name="P29">it is invoked by set_&lt;state&gt; event(s) and it invokes &lt;state&gt;_changed event(s) at the interface of the Network Sensor or by similar means of similar SW objects</text:p>
        </text:list-item>
        <text:list-item>
          <text:p text:style-name="P29">at the server [hierarchy] or at the controller instance, this PDU invokes a SUN PDU with the new values of all states that have been touched</text:p>
        </text:list-item>
      </text:list>
      <text:p text:style-name="Text_20_body">State Update Notification (SUN) – aka "State Changed"</text:p>
      <text:p text:style-name="P7">A PDU, which is sent from the server [hierarchy] or from the controller instance of the stream (Network Sensor) in question to all scene instances that have subscribed to the stream or to all scene instances, according to the state that has been stored persistently</text:p>
      <text:list xml:id="list5775211597943449865" text:style-name="L9">
        <text:list-item>
          <text:p text:style-name="P30">it contains the new or current value (if the value has not been updated) of some or all states of a stream (Network Sensor)</text:p>
        </text:list-item>
        <text:list-item>
          <text:p text:style-name="P30">it invokes the &lt;state&gt;_changed event(s) at the interface of the network sensor or some similar means of similar SW objects</text:p>
        </text:list-item>
      </text:list>
      <text:h text:style-name="P21" text:outline-level="3">State Change Request (SCR)</text:h>
      <text:p text:style-name="Text_20_body">State Change Request (SCR) – aka "Server Side Calculations"</text:p>
      <text:p text:style-name="P7">A PDU, which is sent from one scene instance to the server [hierarchy] or to the scene instance that owns the controller role for the stream (Network Sensor) in question</text:p>
      <text:list xml:id="list1070719641251682456" text:style-name="L10">
        <text:list-item>
          <text:p text:style-name="P31">it indicates for each affected state a required operation and the required parameter value for the operation</text:p>
        </text:list-item>
        <text:list-item>
          <text:p text:style-name="P31">invoked by add_&lt;state&gt;, inc_&lt;state&gt;, ...... or similar event(s) at the interface of the Network Sensor or by similar means of similar SW objects</text:p>
        </text:list-item>
        <text:list-item>
          <text:p text:style-name="P31">at the server [hierarchy] or at the controller instance, this PDU invokes a SUN PDU with the new values of all states that have been part of the SCR.</text:p>
        </text:list-item>
      </text:list>
      <text:h text:style-name="Heading_20_3" text:outline-level="3">Broadcast Event (BEV), Route Event (REV)</text:h>
      <text:p text:style-name="Text_20_body">Broadcast Event (BEV) – aka "Event Distribution"</text:p>
      <text:p text:style-name="P7">A PDU, which is sent</text:p>
      <text:p text:style-name="P8">a) from one scene instance to the server [hierarchy] and then forwarded to all scene instances that have subscribed to the stream (Network Sensor) in question or to all scene instances</text:p>
      <text:p text:style-name="P8">b) from one scene instance to all scene instances</text:p>
      <text:list xml:id="list6957395975472623854" text:style-name="L11">
        <text:list-item>
          <text:p text:style-name="P32">it is invoked by evt_&lt;event&gt; and it invokes &lt;event&gt;_evt at the interface of the Network Sensor or at similar means of similar SW objects</text:p>
        </text:list-item>
      </text:list>
      <text:p text:style-name="Text_20_body">Route Event (REV)</text:p>
      <text:p text:style-name="P7">A PDU, which is routed from one scene instance to the scene instance that owns the controller role for the stream (Network Sensor) in question</text:p>
      <text:list xml:id="list8748050743019589526" text:style-name="L12">
        <text:list-item>
          <text:p text:style-name="P33">it is invoked by ff_&lt;event&gt; and it invokes &lt;event&gt;_ff at the interface of the Network Sensor or at similar means of similar SW objects</text:p>
        </text:list-item>
        <text:list-item>
          <text:p text:style-name="P33">is used as input for the simulation at the controller, hence it might trigger either a SURE to one, some or all scene instances or a SURE to the server [hierarchy]</text:p>
        </text:list-item>
      </text:list>
      <text:h text:style-name="Heading_20_3" text:outline-level="3">Subscribe to Stream (STS), State Purge and Query (SPQR)</text:h>
      <text:p text:style-name="Text_20_body">Subscribe to Stream (STS)</text:p>
      <text:p text:style-name="P7">A PDU, which is sent by a Scene Instance that wants to initialize one or more Network Sensors</text:p>
      <text:p text:style-name="Text_20_body">State Purge and Query Request (SPQR)</text:p>
      <text:p text:style-name="P7">A special PDU to annihilate the value of states at the server or to query for the current state</text:p>
      <text:list xml:id="list7661898224294332895" text:style-name="L13">
        <text:list-item>
          <text:p text:style-name="P34">invokes SUN back to originator (in case of purging and querying)</text:p>
        </text:list-item>
        <text:list-item>
          <text:p text:style-name="P34">can invoke SUN to one, some or all scene instances (in case of purging)</text:p>
        </text:list-item>
      </text:list>
      <text:h text:style-name="P21" text:outline-level="3">Reserved States and Events</text:h>
      <text:p text:style-name="Text_20_body">As explained in the present chapter, we need some reserved &lt;fieldnames&gt; for reserved states and events.</text:p>
      <text:p text:style-name="Text_20_body">If a network sensor has a customer specific state or event that collides with one of those, then we can distinguish them by prefix:</text:p>
      <text:p text:style-name="P12">user.&lt;reservedFieldname&gt; <text:s text:c="3"/>not equal <text:s text:c="3"/>system.&lt;reservedFieldname&gt;</text:p>
      <text:h text:style-name="Heading_20_4" text:outline-level="4">Reserved State "obco", Reserved Event "requestObCo"</text:h>
      <text:p text:style-name="Text_20_body">For the handling of Use Case UC 3.d. - Customized Client Side Calculations – we need to distinguish all scene instances from each other. Therefore, the CP <text:span text:style-name="T1">assigns a unique SFInt32 sessionId to each and every scene instance</text:span>.</text:p>
      <text:p text:style-name="Text_20_body">Now we can assign the "Controller Role" (i.e. Object Controller – ObCo) to each and every NSN.</text:p>
      <text:p text:style-name="Text_20_body">With the reserved state "obco" and the reserved event "requestObCo" we can handle the ObCo role, as follows. Those have also to be recognized and specially handled by the CP.</text:p>
      <text:p text:style-name="P10">(currentState.obco = = sessionId) <text:s text:c="2"/>&lt;==&gt; <text:s text:c="2"/>this scene instance has the controller role for this object</text:p>
      <text:p text:style-name="P11">event.requestObCo = = sessionId &lt;==&gt; the controller role is requested for sessionId</text:p>
      <text:p text:style-name="Text_20_body"/>
      <text:h text:style-name="P19" text:outline-level="2">Detailed Syntax of the PDUs</text:h>
      <text:p text:style-name="Text_20_body">This chapter holds a structural description of the PDUs of the ALP, with special reference to the transport of ALP over RTP and SCTP. A general description independent of the transport protocols is FFS.</text:p>
      <text:h text:style-name="Heading_20_3" text:outline-level="3">Parameters and their Meaning</text:h>
      <text:h text:style-name="Heading_20_4" text:outline-level="4">&lt;streamName&gt;, &lt;networkSensorId&gt; and &lt;fieldname&gt; (3x SFString)</text:h>
      <text:p text:style-name="Text_20_body">The <text:span text:style-name="T4">&lt;fieldnames&gt; of the NSN</text:span> are set by the scene author in order to define states and events of each NSN.</text:p>
      <text:p text:style-name="Text_20_body">E.g.</text:p>
      <text:list xml:id="list616283142446841910" text:style-name="L14">
        <text:list-item>
          <text:p text:style-name="P35"><text:span text:style-name="T1">eventIn<text:tab/>SFBool<text:tab/>evt_touched</text:span><text:line-break/><text:tab/><text:tab/><text:tab/><text:tab/>sends a network event with <text:span text:style-name="T1">&lt;fieldname&gt; == "touched"</text:span></text:p>
        </text:list-item>
        <text:list-item>
          <text:p text:style-name="P35"><text:span text:style-name="T1">eventOut<text:tab/>SFFloat<text:tab/>position_changed</text:span><text:line-break/><text:tab/><text:tab/><text:tab/><text:tab/>defines a state with <text:span text:style-name="T1">&lt;fieldname&gt; == "position"</text:span> and receives<text:line-break/><text:tab/><text:tab/><text:tab/><text:tab/>changes of the state from the network</text:p>
        </text:list-item>
        <text:list-item>
          <text:p text:style-name="P35"><text:span text:style-name="T1">eventIn<text:tab/>SFFloat<text:tab/>set_position</text:span><text:line-break/><text:tab/><text:tab/><text:tab/><text:tab/>(re-)sets the value of a state with <text:span text:style-name="T1">&lt;fieldname&gt; == "position"</text:span></text:p>
        </text:list-item>
        <text:list-item>
          <text:p text:style-name="P35"><text:span text:style-name="T1">eventIn<text:tab/>SFFloat<text:tab/>add_position</text:span><text:line-break/><text:tab/><text:tab/><text:tab/><text:tab/>defines a change request for state <text:span text:style-name="T1">&lt;fieldname&gt;=="position"</text:span><text:line-break/><text:tab/><text:tab/><text:tab/><text:tab/>sends the value to be added to the state</text:p>
        </text:list-item>
      </text:list>
      <text:p text:style-name="Text_20_body">States and events <text:span text:style-name="T1">are identified by &lt;streamName&gt; + &lt;networkSensorId&gt; + &lt;fieldname&gt;</text:span><text:span text:style-name="T6"> (three SFString values)</text:span>.</text:p>
      <text:p text:style-name="Text_20_body">The &lt;streamName&gt; and the &lt;networkSensorId&gt; of each NSN are set tby the scene author in order to organize the states and events with respect to models, avatars and other entities.</text:p>
      <text:p text:style-name="P2">An Example:</text:p>
      <text:p text:style-name="Text_20_body"><draw:frame draw:style-name="fr2" draw:name="Rahmen27" text:anchor-type="paragraph" svg:y="0.0618in" svg:width="6.0736in" draw:z-index="52"><draw:text-box fo:min-height="1.7819in"><text:p text:style-name="Figure"><draw:frame draw:style-name="fr3" draw:name="Objekt27" text:anchor-type="paragraph" svg:width="6.0736in" svg:height="1.7819in" style:rel-height="scale" draw:z-index="53"><draw:object xlink:href="./Object 27" xlink:type="simple" xlink:show="embed" xlink:actuate="onLoad"/><draw:image xlink:href="./ObjectReplacements/Object 27" xlink:type="simple" xlink:show="embed" xlink:actuate="onLoad"/></draw:frame>Figure <text:sequence text:ref-name="refFigure15" text:name="Figure" text:formula="ooow:Figure+1" style:num-format="1">16</text:sequence>: Example of a model with &lt;streamName&gt;, &lt;networkSensorIds&gt; and &lt;fields&gt;</text:p></draw:text-box></draw:frame></text:p>
      <text:p text:style-name="P2">Description:</text:p>
      <text:p text:style-name="Text_20_body">Each network sensor needs to be identified. If a PDU is received from the network, the Web3D Browser must somehow know, which of the NSNs is the intended destination of the content.</text:p>
      <text:p text:style-name="Text_20_body"><text:soft-page-break/>We suggest to use a "two-level identification":</text:p>
      <text:list xml:id="list3395751697595583217" text:style-name="L15">
        <text:list-item>
          <text:p text:style-name="P37">Each <text:span text:style-name="T1">model</text:span>, each <text:span text:style-name="T1">avatar</text:span> and each <text:span text:style-name="T1">other entity</text:span> is one "cluster" of shared state, which may be realized by one or more NSNs.<text:line-break/><text:span text:style-name="T1">This cluster is identified by a &lt;streamName&gt;</text:span>.</text:p>
        </text:list-item>
        <text:list-item>
          <text:p text:style-name="P37">Within the cluster, <text:span text:style-name="T1">each single NSN is identified by a &lt;networkSensorId&gt;</text:span>.</text:p>
        </text:list-item>
      </text:list>
      <text:p text:style-name="Text_20_body">Within one multiuser session, the tuples "&lt;streamName&gt; + &lt;networkSensorId&gt;" must be distinct for each NSN and they must be identical in all scene instances.</text:p>
      <text:p text:style-name="Text_20_body">The &lt;streamName&gt; is the basis for multiplexing the data of more than one model over more than one channel of the lower layers (transport protocols).</text:p>
      <text:p text:style-name="Text_20_body">In the case of the present paper, the media stream of each model is mapped to one SCTP stream.</text:p>
      <text:p text:style-name="Text_20_body">The SCTP stream IDs are 16 bit numbers, the mapping between streamName and SCTP stream ID is established during initialization of the NSN.</text:p>
      <text:h text:style-name="Heading_20_4" text:outline-level="4">Username and Token (2x SFString)</text:h>
      <text:p text:style-name="Text_20_body">Username and Token can be used as final credentials in a LI-R (Login Request). In the case of the present paper, both are received via some means of the external session control protocol (e.g. SIP).</text:p>
      <text:p text:style-name="Text_20_body">Both are SFString values.</text:p>
      <text:h text:style-name="Heading_20_4" text:outline-level="4">Expires (SFInt32)</text:h>
      <text:p text:style-name="Text_20_body">The CP tells the Scene Instance, whether a LI-R was successful and how long the Scene Instance may wait, before it refreshes the Login.</text:p>
      <text:p text:style-name="Text_20_body">Expires is a value in seconds (e.g. 600 means 10 minutes).</text:p>
      <text:p text:style-name="Text_20_body">If Expires equals zero, then the Scene Instance must interpret the LI-G as Login Reject and shall not try another login with the same credentials.</text:p>
      <text:h text:style-name="Heading_20_4" text:outline-level="4">Template (an unordered list of Structures)</text:h>
      <text:p text:style-name="Text_20_body">When sending an STS to the CP during initialization, each NSN collects the information from all its state definitions. The information from each "eventIn &lt;Type&gt; &lt;fieldname&gt;_changed" is added as a row to an unordered list of structures.</text:p>
      <text:p text:style-name="P2">An Example:</text:p>
      <text:p text:style-name="Text_20_body">&lt;STS&gt;<text:line-break/><text:tab/>&lt;streamName&gt;CharliesCar&lt;/streamName&gt;<text:line-break/><text:tab/>&lt;StateDeclaration networkSensorId = "Steering" type = "SFFloat" fieldname = "heading"/&gt;<text:line-break/><text:tab/>&lt;StateDeclaration networkSensorId = "Motor" type = "SFVec3f" fieldname = "velocity"/&gt;<text:line-break/>&lt;/STS&gt;</text:p>
      <text:p text:style-name="Text_20_body">State Declarations of more than one NSN may be added to one STS, as long as all belong to the same &lt;streamName&gt;.</text:p>
      <text:p text:style-name="Text_20_body">These state declarations are used by the CP to allocate memory and store the global TOS for each &lt;streamName&gt;.</text:p>
      <text:p text:style-name="Text_20_body">Global TOS = Global Template of States.</text:p>
      <text:h text:style-name="Heading_20_4" text:outline-level="4"><text:soft-page-break/>currentState (an Ordered List of Structures)</text:h>
      <text:p text:style-name="Text_20_body">As an answer to an STS PDU or to an SPQR PDU, the CP sends a SUN (streamName, currentState) PDU to the requesting Scene Instance, and – in case of a Purge – to all other Scene Instances, too.</text:p>
      <text:p text:style-name="Text_20_body">The currentState contains one row for EACH row of the global TOS, also the values of the states.</text:p>
      <text:p text:style-name="P2">An Example:</text:p>
      <text:p text:style-name="Text_20_body">&lt;SUN&gt;<text:line-break/><text:tab/>&lt;streamName&gt;CharliesCar&lt;/streamName&gt;<text:line-break/><text:tab/>&lt;State networkSensorId = "Steering" fieldname = "obco" value = "26778"/&gt;<text:line-break/><text:tab/>&lt;State networkSensorId = "Steering" fieldname = "heading" value = "NULL"/&gt;<text:line-break/><text:tab/>&lt;State networkSensorId = "Motor" fieldname = "obco" value = "26778"/&gt;<text:line-break/><text:tab/>&lt;State networkSensorId = "Motor" fieldname = "velocity" value = "NULL"/&gt;<text:line-break/>&lt;/SUN&gt;</text:p>
      <text:p text:style-name="Text_20_body">These states have not yet been initialized, therefore the currentState (full state) contains some NULL values.</text:p>
      <text:p text:style-name="Text_20_body">The "obco" state has been inserted by the CP. It defines the Scene Instance that owns the controller role. The "obco" value is never NULL.</text:p>
      <text:h text:style-name="Heading_20_4" text:outline-level="4">NewState (an Ordered List of Structures)</text:h>
      <text:p text:style-name="Text_20_body">A newState is contained in a SURE or in a SUN PDU.</text:p>
      <text:p text:style-name="Text_20_body">It NEVER contains states that have not been initialized (i.e. it never contains NULL values).</text:p>
      <text:p text:style-name="Text_20_body">&lt;SUN&gt;<text:line-break/><text:tab/>&lt;NewState networkSensorId = "Steering" fieldname = "obco" value = "26778"<text:line-break/><text:tab/>&lt;NewState networkSensorId = "Steering" fieldname = "heading" value = "0.56"/&gt;<text:line-break/><text:tab/>&lt;NewState networkSensorId = "Motor" fieldname = "obco" value = "26778"<text:line-break/><text:tab/>&lt;NewState networkSensorId = "Motor" fieldname = "velocity" value = "12 34.6 0"/&gt;<text:line-break/>&lt;/SUN&gt;</text:p>
      <text:p text:style-name="Text_20_body">&lt;SURE&gt;<text:line-break/><text:tab/>&lt;NewState networkSensorId = "Steering" fieldname = "obco" value = "26778"<text:line-break/><text:tab/>&lt;NewState networkSensorId = "Motor" fieldname = "obco" value = "26778"<text:line-break/>&lt;/SURE&gt;</text:p>
      <text:p text:style-name="Text_20_body">Note: if the SUN contains a &lt;streamName&gt;, then the state is a currentState. If the SUN does not contain a &lt;streamName&gt;, then the state is a newState</text:p>
      <text:h text:style-name="Heading_20_4" text:outline-level="4">events, changeRequests (ordered Lists of Strcutures)</text:h>
      <text:p text:style-name="Text_20_body">&lt;BEV&gt; | &lt;REV&gt;<text:line-break/><text:tab/>&lt;Event networkSensorId = "Steering" fieldname = "touched" value = "true"/&gt;<text:line-break/><text:tab/>&lt;Event networkSensorId = "Motor" fieldname = "touched" value = "true"/&gt;<text:line-break/>&lt;/BEV&gt; | &lt;/REV&gt;</text:p>
      <text:p text:style-name="Text_20_body">&lt;SCR&gt;<text:line-break/>&lt;Event networkSensorId = "Steering" fieldname = "heading" operation = "add"value = "10.0"/&gt;<text:line-break/>&lt;Event networkSensorId = "Motor" fieldname = "velocity" operation = "sub" value = "1 0 0"/&gt;<text:line-break/>&lt;/SCR&gt;</text:p>
      <text:h text:style-name="P19" text:outline-level="2">BCP Scenarios in Case of ALP over RTP</text:h>
      <text:h text:style-name="Heading_20_3" text:outline-level="3">Login to the CP</text:h>
      <text:p text:style-name="Text_20_body"/>
      <text:p text:style-name="Text_20_body"><draw:frame draw:style-name="fr1" draw:name="Rahmen16" text:anchor-type="paragraph" svg:x="0.3409in" svg:y="0.0035in" svg:width="5.5425in" draw:z-index="30"><draw:text-box fo:min-height="3.5945in"><text:p text:style-name="Figure"><draw:frame draw:style-name="fr3" draw:name="Objekt16" text:anchor-type="paragraph" svg:width="5.5425in" svg:height="3.5945in" style:rel-height="scale" draw:z-index="31"><draw:object xlink:href="./Object 16" xlink:type="simple" xlink:show="embed" xlink:actuate="onLoad"/><draw:image xlink:href="./ObjectReplacements/Object 16" xlink:type="simple" xlink:show="embed" xlink:actuate="onLoad"/></draw:frame>Figure <text:sequence text:ref-name="refFigure16" text:name="Figure" text:formula="ooow:Figure+1" style:num-format="1">17</text:sequence>: Login with the CP, Authentication by SIP Server</text:p></draw:text-box></draw:frame></text:p>
      <text:h text:style-name="Heading_20_3" text:outline-level="3"><text:bookmark-start text:name="__RefHeading__1468_912876525"/>Initialization of a Stream (of all NSNs of a Model)<text:bookmark-end text:name="__RefHeading__1468_912876525"/></text:h>
      <text:p text:style-name="Text_20_body"/>
      <text:p text:style-name="Text_20_body"><draw:frame draw:style-name="fr1" draw:name="Rahmen17" text:anchor-type="paragraph" svg:x="0.3409in" svg:y="0.0028in" svg:width="6.0319in" draw:z-index="32"><draw:text-box fo:min-height="2.4339in"><text:p text:style-name="Figure"><draw:frame draw:style-name="fr4" draw:name="Objekt17" text:anchor-type="paragraph" svg:x="0in" svg:y="-0.0043in" svg:width="6.0311in" svg:height="2.0937in" style:rel-height="scale" draw:z-index="33"><draw:object xlink:href="./Object 17" xlink:type="simple" xlink:show="embed" xlink:actuate="onLoad"/><draw:image xlink:href="./ObjectReplacements/Object 17" xlink:type="simple" xlink:show="embed" xlink:actuate="onLoad"/></draw:frame>Figure <text:sequence text:ref-name="refFigure17" text:name="Figure" text:formula="ooow:Figure+1" style:num-format="1">18</text:sequence>: Initialization of the NSNs and of the SCTP stream of a streamName</text:p></draw:text-box></draw:frame></text:p>
      <text:p text:style-name="Text_20_body">The initialization of the SCTP stream might be followed by a (Re-)Set of the state, if the scene instance has got a valid "initialization decision". This may happen, e.g. if "currentState" was empty or if "currentState.obco = = me" was true. See <text:sequence-ref text:reference-format="category-and-value" text:ref-name="refFigure19">Figure 20</text:sequence-ref> in chapter <text:bookmark-ref text:reference-format="number" text:ref-name="__RefHeading__1165_912876525"> 3.4.4 </text:bookmark-ref>.</text:p>
      <text:h text:style-name="Heading_20_3" text:outline-level="3"><text:soft-page-break/>Event Distribution (UC 3.a.)</text:h>
      <text:p text:style-name="Text_20_body"/>
      <text:p text:style-name="Text_20_body"><draw:frame draw:style-name="fr1" draw:name="Rahmen18" text:anchor-type="paragraph" svg:x="0.3409in" svg:y="0.0043in" svg:width="6.0425in" draw:z-index="34"><draw:text-box fo:min-height="1.9382in"><text:p text:style-name="Figure"><draw:frame draw:style-name="fr3" draw:name="Objekt18" text:anchor-type="paragraph" svg:width="6.0425in" svg:height="1.9374in" style:rel-height="scale" draw:z-index="35"><draw:object xlink:href="./Object 18" xlink:type="simple" xlink:show="embed" xlink:actuate="onLoad"/><draw:image xlink:href="./ObjectReplacements/Object 18" xlink:type="simple" xlink:show="embed" xlink:actuate="onLoad"/></draw:frame>Figure <text:sequence text:ref-name="refFigure18" text:name="Figure" text:formula="ooow:Figure+1" style:num-format="1">19</text:sequence>: Distribution of Events (UC 3.a.) [with triggering activity]</text:p></draw:text-box></draw:frame></text:p>
      <text:h text:style-name="Heading_20_3" text:outline-level="3"><text:bookmark-start text:name="__RefHeading__1165_912876525"/>(Re-)Setting a State (UC 3.b.)<text:bookmark-end text:name="__RefHeading__1165_912876525"/></text:h>
      <text:p text:style-name="Text_20_body"/>
      <text:p text:style-name="Text_20_body"><draw:frame draw:style-name="fr1" draw:name="Rahmen23" text:anchor-type="paragraph" svg:x="0.3409in" svg:y="-0.0008in" svg:width="6.0217in" draw:z-index="44"><draw:text-box fo:min-height="1.9173in"><text:p text:style-name="Figure"><draw:frame draw:style-name="fr3" draw:name="Objekt24" text:anchor-type="paragraph" svg:width="6.0209in" svg:height="1.9165in" style:rel-height="scale" draw:z-index="45"><draw:object xlink:href="./Object 24" xlink:type="simple" xlink:show="embed" xlink:actuate="onLoad"/><draw:image xlink:href="./ObjectReplacements/Object 24" xlink:type="simple" xlink:show="embed" xlink:actuate="onLoad"/></draw:frame>Figure <text:sequence text:ref-name="refFigure19" text:name="Figure" text:formula="ooow:Figure+1" style:num-format="1">20</text:sequence>: (Re-)setting a state [with valid init decision or after taking the controller role]</text:p></draw:text-box></draw:frame></text:p>
      <text:p text:style-name="Text_20_body">For "valid init decision" refer to chapter <text:bookmark-ref text:reference-format="number" text:ref-name="__RefHeading__1468_912876525"> 3.4.2 </text:bookmark-ref>, for "getting the controller role" refer to chapter <text:bookmark-ref text:reference-format="number" text:ref-name="__RefHeading__1472_912876525"> 3.4.8 </text:bookmark-ref>.</text:p>
      <text:p text:style-name="Text_20_body"><draw:frame draw:style-name="fr1" draw:name="Rahmen19" text:anchor-type="paragraph" svg:x="0.3409in" svg:y="0.0028in" svg:width="6.011in" draw:z-index="36"><draw:text-box fo:min-height="1.8756in"><text:p text:style-name="Figure"><draw:frame draw:style-name="fr3" draw:name="Objekt19" text:anchor-type="paragraph" svg:width="6.0102in" svg:height="1.8752in" style:rel-height="scale" draw:z-index="37"><draw:object xlink:href="./Object 19" xlink:type="simple" xlink:show="embed" xlink:actuate="onLoad"/><draw:image xlink:href="./ObjectReplacements/Object 19" xlink:type="simple" xlink:show="embed" xlink:actuate="onLoad"/></draw:frame>Figure <text:sequence text:ref-name="refFigure20" text:name="Figure" text:formula="ooow:Figure+1" style:num-format="1">21</text:sequence>: (Re-)Setting a State (UC 3.b.) [with pilot role]</text:p></draw:text-box></draw:frame></text:p>
      <text:p text:style-name="P9"/>
      <text:p text:style-name="Text_20_body"><draw:frame draw:style-name="fr1" draw:name="Rahmen26" text:anchor-type="paragraph" svg:x="0.3409in" svg:y="0.0008in" svg:width="6.0425in" draw:z-index="50"><draw:text-box fo:min-height="3.361in"><text:p text:style-name="Figure"><draw:frame draw:style-name="fr4" draw:name="Objekt26" text:anchor-type="paragraph" svg:x="0in" svg:y="-0.0043in" svg:width="6.0417in" svg:height="3.052in" style:rel-height="scale" draw:z-index="51"><draw:object xlink:href="./Object 26" xlink:type="simple" xlink:show="embed" xlink:actuate="onLoad"/><draw:image xlink:href="./ObjectReplacements/Object 26" xlink:type="simple" xlink:show="embed" xlink:actuate="onLoad"/></draw:frame>Figure <text:sequence text:ref-name="refFigure21" text:name="Figure" text:formula="ooow:Figure+1" style:num-format="1">22</text:sequence>: Multicast transport of avatar state (real-time)</text:p></draw:text-box></draw:frame></text:p>
      <text:h text:style-name="Heading_20_3" text:outline-level="3">Unloading a Model / Querying the Current State</text:h>
      <text:p text:style-name="Text_20_body"><draw:frame draw:style-name="fr2" draw:name="Rahmen20" text:anchor-type="paragraph" svg:y="0.3354in" svg:width="6.0008in" draw:z-index="38"><draw:text-box fo:min-height="1.9484in"><text:p text:style-name="Figure"><draw:frame draw:style-name="fr3" draw:name="Objekt20" text:anchor-type="paragraph" svg:width="5.9992in" svg:height="1.9472in" style:rel-height="scale" draw:z-index="39"><draw:object xlink:href="./Object 20" xlink:type="simple" xlink:show="embed" xlink:actuate="onLoad"/><draw:image xlink:href="./ObjectReplacements/Object 20" xlink:type="simple" xlink:show="embed" xlink:actuate="onLoad"/></draw:frame>Figure <text:sequence text:ref-name="refFigure22" text:name="Figure" text:formula="ooow:Figure+1" style:num-format="1">23</text:sequence>: Emptying a state (unloading a model) [with unloading trigger]</text:p></draw:text-box></draw:frame></text:p>
      <text:p text:style-name="Text_20_body"/>
      <text:p text:style-name="Text_20_body"><draw:frame draw:style-name="fr1" draw:name="Rahmen24" text:anchor-type="paragraph" svg:x="0.3409in" svg:y="-0.0043in" svg:width="6.0425in" draw:z-index="46"><draw:text-box fo:min-height="1.7516in"><text:p text:style-name="Figure"><draw:frame draw:style-name="fr4" draw:name="Objekt25" text:anchor-type="paragraph" svg:x="0in" svg:y="0.0008in" svg:width="6.0425in" svg:height="1.5425in" style:rel-height="scale" draw:z-index="47"><draw:object xlink:href="./Object 25" xlink:type="simple" xlink:show="embed" xlink:actuate="onLoad"/><draw:image xlink:href="./ObjectReplacements/Object 25" xlink:type="simple" xlink:show="embed" xlink:actuate="onLoad"/></draw:frame>Figure <text:sequence text:ref-name="refFigure23" text:name="Figure" text:formula="ooow:Figure+1" style:num-format="1">24</text:sequence>: Querying a state by one scene instance (exclusive quest)</text:p></draw:text-box></draw:frame></text:p>
      <text:h text:style-name="Heading_20_3" text:outline-level="3"><text:soft-page-break/>Server Side Calculations (UC 3.c.)</text:h>
      <text:p text:style-name="Text_20_body"/>
      <text:p text:style-name="Text_20_body"><draw:frame draw:style-name="fr2" draw:name="Rahmen21" text:anchor-type="paragraph" svg:y="0in" svg:width="6.011in" draw:z-index="40"><draw:text-box fo:min-height="1.9484in"><text:p text:style-name="Figure"><draw:frame draw:style-name="fr3" draw:name="Objekt21" text:anchor-type="paragraph" svg:width="6.0102in" svg:height="1.948in" style:rel-height="scale" draw:z-index="41"><draw:object xlink:href="./Object 21" xlink:type="simple" xlink:show="embed" xlink:actuate="onLoad"/><draw:image xlink:href="./ObjectReplacements/Object 21" xlink:type="simple" xlink:show="embed" xlink:actuate="onLoad"/></draw:frame>Figure <text:sequence text:ref-name="refFigure24" text:name="Figure" text:formula="ooow:Figure+1" style:num-format="1">25</text:sequence>: Server side calculations (UC 3.c.) [with triggering activity role]</text:p></draw:text-box></draw:frame></text:p>
      <text:h text:style-name="Heading_20_3" text:outline-level="3">Client Side Calculations (UC 3.d.)</text:h>
      <text:p text:style-name="Text_20_body"><draw:frame draw:style-name="fr1" draw:name="Rahmen22" text:anchor-type="paragraph" svg:x="0.3409in" svg:y="0.0028in" svg:width="6.0736in" draw:z-index="42"><draw:text-box fo:min-height="3.1673in"><text:p text:style-name="Figure"><draw:frame draw:style-name="fr3" draw:name="Objekt22" text:anchor-type="paragraph" svg:width="6.072in" svg:height="3.1661in" style:rel-height="scale" draw:z-index="43"><draw:object xlink:href="./Object 22" xlink:type="simple" xlink:show="embed" xlink:actuate="onLoad"/><draw:image xlink:href="./ObjectReplacements/Object 22" xlink:type="simple" xlink:show="embed" xlink:actuate="onLoad"/></draw:frame>Figure <text:sequence text:ref-name="refFigure25" text:name="Figure" text:formula="ooow:Figure+1" style:num-format="1">26</text:sequence>: Client side calculation (UC 3.d.) [with controller role]</text:p></draw:text-box></draw:frame></text:p>
      <text:h text:style-name="Heading_20_3" text:outline-level="3"><text:bookmark-start text:name="__RefHeading__1472_912876525"/><text:soft-page-break/>Taking the Controller Role<text:bookmark-end text:name="__RefHeading__1472_912876525"/></text:h>
      <text:p text:style-name="Text_20_body"><draw:frame draw:style-name="fr1" draw:name="Rahmen25" text:anchor-type="paragraph" svg:x="0.3409in" svg:y="-0.002in" svg:width="5.9071in" draw:z-index="48"><draw:text-box fo:min-height="3.8283in"><text:p text:style-name="Figure"><draw:frame draw:style-name="fr4" draw:name="Objekt23" text:anchor-type="paragraph" svg:x="0in" svg:y="0.0043in" svg:width="5.9071in" svg:height="3.6984in" style:rel-height="scale" draw:z-index="49"><draw:object xlink:href="./Object 23" xlink:type="simple" xlink:show="embed" xlink:actuate="onLoad"/><draw:image xlink:href="./ObjectReplacements/Object 23" xlink:type="simple" xlink:show="embed" xlink:actuate="onLoad"/></draw:frame>Figure <text:sequence text:ref-name="refFigure26" text:name="Figure" text:formula="ooow:Figure+1" style:num-format="1">27</text:sequence>: Taking the Controller Role (Obco) [with old controller role]</text:p></draw:text-box></draw:frame></text:p>
      <text:p text:style-name="Text_20_body">After getting the controller role, the new OBCO (Re-)Sets the state to be sure all participants are up to date. See <text:sequence-ref text:reference-format="category-and-value" text:ref-name="refFigure19">Figure 20</text:sequence-ref> in chapter <text:bookmark-ref text:reference-format="number" text:ref-name="__RefHeading__1165_912876525"> 3.4.4 </text:bookmark-ref>.</text:p>
      <text:h text:style-name="P19" text:outline-level="2">How to Solve Inconsistencies in NSN Field Names</text:h>
      <text:p text:style-name="Text_20_body">The names of the arbitrarily defined fields in the NSNs need not be identical among all scene instances. E.g. during an activity of upgrading a game on severel clients, the versions of the game might be different on several scene instances and hence the field names could be inconsistent.</text:p>
      <text:p text:style-name="Text_20_body">Nevertheless, different versions of a game should be able to interoperate, of course.</text:p>
      <text:p text:style-name="P2">Rules of Thumb</text:p>
      <text:list xml:id="list5910881933084453305" text:style-name="L16">
        <text:list-item>
          <text:p text:style-name="P38">Network Events</text:p>
          <text:list>
            <text:list-item>
              <text:p text:style-name="P38">The Collaboration Server does not store information about any event. Events in a BEV or REV PDU are just passed through or routed, respectively. They are identified by &lt;streamName&gt; + &lt;sensorId&gt; + &lt;fieldname&gt;<text:note text:id="ftn2" text:note-class="footnote"><text:note-citation>2</text:note-citation><text:note-body><text:p text:style-name="Footnote">Note: if an event is identfied by the fields "evt_touched", "touched_evt", "ff_touched" or "touched_ff" then the &lt;fieldname&gt; is "touched". The &lt;fieldnames&gt; "requestObco" and "obco" are reserved for events and states, resp.</text:p></text:note-body></text:note>. Their &lt;fieldvalue&gt; and &lt;fieldtype&gt; is transmitted, too.</text:p>
            </text:list-item>
            <text:list-item>
              <text:p text:style-name="P38">If a scene instance receives a network event for a field &lt;streamName&gt; + &lt;sensorId&gt; + &lt;fieldname&gt; that is not defined in the scene instance, then the received network event shall be silently discarded. A log may be written</text:p>
            </text:list-item>
            <text:list-item>
              <text:p text:style-name="P38">"changeRequests" in an SCR PDU are handled like "newState" in SURE with the only difference, they are identified by &lt;streamName&gt; + &lt;sensorId&gt; + &lt;fieldName&gt; + &lt;operation&gt;. The &lt;fieldvalue&gt; and &lt;fieldtype&gt; describe the prameter of the operation.</text:p>
            </text:list-item>
          </text:list>
        </text:list-item>
        <text:list-item>
          <text:p text:style-name="P38">Network States (Shared States)</text:p>
          <text:list>
            <text:list-item>
              <text:p text:style-name="P38">The Collaboration Server stores a template of states (TOS) for each known combination of &lt;streamName&gt; + &lt;sensorId&gt; within the scope of each multiuser session.</text:p>
            </text:list-item>
            <text:list-item>
              <text:p text:style-name="P38">The STS PDU transmits a local TOS for each NSN of a stream (identified by &lt;streamName&gt; + &lt;sensorId&gt;).</text:p>
            </text:list-item>
            <text:list-item>
              <text:p text:style-name="P38">This local TOS is created by the NSN by combinig the &lt;fieldname&gt; and the &lt;fieldtype&gt; of each "&lt;fieldname&gt;_changed" field of the NSN into a row of a local TOS table, which is sent with the STS PDU</text:p>
            </text:list-item>
            <text:list-item>
              <text:p text:style-name="P38">When receiving the template from the STS PDU, the Collaboration Server adds and/or replaces rows in its persistently stored "global" TOSs for the &lt;streamName&gt; in question.<text:line-break/>The STS can never trigger deletion of rows from the global TOSs.</text:p>
            </text:list-item>
            <text:list-item>
              <text:p text:style-name="P38">When creating a new row in a TOS (upon STS), then the value of the state is initialized with &lt;null&gt; at the Collaboration Server.</text:p>
            </text:list-item>
            <text:list-item>
              <text:p text:style-name="P38">When purging a stream with the SPQR (p-flag=true), then all rows of all templates for that stream (i.e. for all &lt;sensorIds&gt; of that &lt;streamName&gt;) are deleted</text:p>
            </text:list-item>
            <text:list-item>
              <text:p text:style-name="P38">The "currentState" – which is always transmitted in a SUN PDU – may have been triggered by an STS or by an SPQR. It always contains ALL rows according to the global TOSs at the Collaboration Server, in particular some of the states might have the value &lt;null&gt;. After a purge the number of rows will be zero.</text:p>
            </text:list-item>
            <text:list-item>
              <text:p text:style-name="P38">The "newState" never transmits states of value &lt;null&gt;. It contains a subset of all states related to all rows of the local or global TOSs. It is transmitted in SURE or SUN PDU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mp;P-ARK<text:tab/>BCP – ALP over RTP<text:tab/>Version 0.21 / 2021-01-03</text:p>
      </style:header>
      <style:footer>
        <text:p text:style-name="Footer"><text:tab/>Page <text:page-number text:select-page="current">29</text:page-number> of <text:page-count>31</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37M59S</meta:editing-duration>
    <meta:editing-cycles>151</meta:editing-cycles>
    <meta:generator>OpenOffice/4.1.5$Win32 OpenOffice.org_project/415m1$Build-9789</meta:generator>
    <dc:date>2021-01-03T00:07:15.11</dc:date>
    <dc:creator>x </dc:creator>
    <meta:document-statistic meta:table-count="0" meta:image-count="0" meta:object-count="27" meta:page-count="31" meta:paragraph-count="379" meta:word-count="6321" meta:character-count="3816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bottom"/>
    </style:style>
    <style:style style:name="gr3" style:family="graphic" style:parent-style-name="standard">
      <style:graphic-properties draw:stroke="dash" draw:stroke-dash="Fine_20_Dashed_20__28_var_29_" draw:fill-color="#33cc66" draw:textarea-horizontal-align="left" draw:textarea-vertical-align="top"/>
    </style:style>
    <style:style style:name="gr4" style:family="graphic" style:parent-style-name="standard">
      <style:graphic-properties draw:fill-color="#ffffff" draw:textarea-horizontal-align="center" draw:textarea-vertical-align="middle"/>
    </style:style>
    <style:style style:name="gr5" style:family="graphic" style:parent-style-name="standard">
      <style:graphic-properties draw:fill-color="#33cc66" draw:textarea-horizontal-align="center" draw:textarea-vertical-align="middle"/>
    </style:style>
    <style:style style:name="gr6" style:family="graphic" style:parent-style-name="standard">
      <style:graphic-properties svg:stroke-width="0.102cm" draw:marker-start-width="0.509cm" draw:marker-end-width="0.509cm"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19cm"/>
    </style:style>
    <style:style style:name="gr8" style:family="graphic" style:parent-style-name="standard">
      <style:graphic-properties draw:stroke="dash" draw:stroke-dash="Fine_20_Dashed_20__28_var_29_" svg:stroke-width="0.102cm" draw:marker-start-width="0.61cm" draw:marker-end="Arrow" draw:marker-end-width="0.305cm" draw:textarea-horizontal-align="center" draw:textarea-vertical-align="middle" fo:padding-top="0.176cm" fo:padding-bottom="0.176cm" fo:padding-left="0.301cm" fo:padding-right="0.301cm"/>
    </style:style>
    <style:style style:name="gr9" style:family="graphic" style:parent-style-name="standard">
      <style:graphic-properties svg:stroke-width="0.102cm" draw:marker-start="Arrow" draw:marker-start-width="0.305cm" draw:marker-end="" draw:marker-end-width="0.458cm" draw:textarea-horizontal-align="center" draw:textarea-vertical-align="middle" fo:padding-top="0.176cm" fo:padding-bottom="0.176cm" fo:padding-left="0.301cm" fo:padding-right="0.301cm"/>
    </style:style>
    <style:style style:name="gr10"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684cm"/>
    </style:style>
    <style:style style:name="gr11" style:family="graphic" style:parent-style-name="standard">
      <style:graphic-properties draw:textarea-horizontal-align="center" draw:textarea-vertical-align="middle"/>
    </style:style>
    <style:style style:name="gr12" style:family="graphic" style:parent-style-name="objectwithoutfill">
      <style:graphic-properties svg:stroke-width="0.102cm" draw:marker-start="Arrow" draw:marker-start-width="0.356cm" draw:marker-end="Arrow" draw:marker-end-width="0.356cm" draw:fill="none" draw:textarea-horizontal-align="center"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draw:textarea-horizontal-align="left" draw:auto-grow-height="true" draw:auto-grow-width="true" fo:min-height="1.425cm" fo:min-width="5.069cm"/>
    </style:style>
    <style:style style:name="gr14" style:family="graphic" style:parent-style-name="standard">
      <style:graphic-properties draw:stroke="none" svg:stroke-color="#000000" draw:fill="none" draw:fill-color="#ffffff" draw:textarea-horizontal-align="left" draw:auto-grow-height="true" draw:auto-grow-width="true" fo:min-height="1.425cm" fo:min-width="3.891cm"/>
    </style:style>
    <style:style style:name="gr15"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4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5cm" svg:height="6.5cm" svg:x="0.733cm" svg:y="0cm">
          <text:p text:style-name="P1">Scene Instance</text:p>
        </draw:rect>
        <draw:rect draw:style-name="gr2" draw:text-style-name="P2" xml:id="id4" draw:id="id4" draw:layer="layout" svg:width="6cm" svg:height="1.819cm" svg:x="1.233cm" svg:y="4.181cm">
          <text:p text:style-name="P1"><text:span text:style-name="T1">BSCollaborate</text:span></text:p>
        </draw:rect>
        <draw:rect draw:style-name="gr3" draw:text-style-name="P2" draw:layer="layout" svg:width="6cm" svg:height="4cm" svg:x="7.733cm" svg:y="0.5cm">
          <text:p text:style-name="P1"><text:span text:style-name="T1">Model</text:span></text:p>
        </draw:rect>
        <draw:rect draw:style-name="gr4" draw:text-style-name="P2" xml:id="id1" draw:id="id1" draw:layer="layout" svg:width="3.5cm" svg:height="1cm" svg:x="9.733cm" svg:y="3cm">
          <text:p text:style-name="P1"><text:span text:style-name="T1">EventStreamSensor</text:span></text:p>
        </draw:rect>
        <draw:rect draw:style-name="gr1" draw:text-style-name="P2" xml:id="id5" draw:id="id5" draw:layer="layout" svg:width="6cm" svg:height="1.5cm" svg:x="1.208cm" svg:y="1cm">
          <text:p text:style-name="P1"><text:span text:style-name="T1">Scene Controller</text:span></text:p>
        </draw:rect>
        <draw:rect draw:style-name="gr5" draw:text-style-name="P2" xml:id="id6" draw:id="id6" draw:layer="layout" svg:width="3.5cm" svg:height="1cm" svg:x="9.733cm" svg:y="1.5cm">
          <text:p text:style-name="P1"><text:span text:style-name="T1">Rendered X3D Code</text:span></text:p>
        </draw:rect>
        <draw:rect draw:style-name="gr5" draw:text-style-name="P2" xml:id="id2" draw:id="id2" draw:layer="layout" svg:width="1cm" svg:height="1cm" svg:x="8.233cm" svg:y="1.5cm">
          <text:p text:style-name="P1"><text:span text:style-name="T1">Ctrl</text:span></text:p>
        </draw:rect>
        <draw:connector draw:style-name="gr6" draw:text-style-name="P1" draw:layer="layout" svg:x1="9.733cm" svg:y1="3.5cm" svg:x2="8.733cm" svg:y2="2.5cm" draw:start-shape="id1" draw:start-glue-point="3" draw:end-shape="id2" draw:end-glue-point="2" svg:d="M9733 3500h-1000v-1000">
          <text:p/>
        </draw:connector>
        <draw:frame draw:style-name="gr7" draw:text-style-name="P3" draw:layer="layout" svg:width="1.319cm" svg:height="0.64cm" svg:x="8.154cm" svg:y="2.659cm">
          <draw:text-box>
            <text:p><text:span text:style-name="T1">SNSI</text:span></text:p>
          </draw:text-box>
        </draw:frame>
        <draw:connector draw:style-name="gr8" draw:text-style-name="P1" draw:layer="layout" svg:x1="11.483cm" svg:y1="4cm" svg:x2="7.946cm" svg:y2="4.957cm" draw:start-shape="id1" draw:start-glue-point="2" draw:end-shape="id3" draw:end-glue-point="1" svg:d="M11483 4000v957h-3537">
          <text:p/>
        </draw:connector>
        <draw:connector draw:style-name="gr9" draw:text-style-name="P1" draw:layer="layout" svg:x1="4.233cm" svg:y1="4.181cm" svg:x2="4.208cm" svg:y2="2.5cm" draw:start-shape="id4" draw:start-glue-point="0" draw:end-shape="id5" draw:end-glue-point="2" svg:d="M4233 4181v-840h-25v-841">
          <text:p/>
        </draw:connector>
        <draw:frame draw:style-name="gr10" draw:text-style-name="P3" draw:layer="layout" svg:width="1.184cm" svg:height="0.64cm" svg:x="3.737cm" svg:y="2.712cm">
          <draw:text-box>
            <text:p><text:span text:style-name="T1">NSII</text:span></text:p>
          </draw:text-box>
        </draw:frame>
        <draw:connector draw:style-name="gr11" draw:text-style-name="P1" draw:layer="layout" svg:x1="9.233cm" svg:y1="2cm" svg:x2="9.733cm" svg:y2="2cm" draw:start-shape="id2" draw:start-glue-point="1" draw:end-shape="id6" draw:end-glue-point="3" svg:d="M9233 2000h500">
          <text:p/>
        </draw:connector>
        <draw:line draw:style-name="gr12" draw:text-style-name="P1" draw:layer="layout" svg:x1="4.297cm" svg:y1="5.977cm" svg:x2="4.286cm" svg:y2="7.356cm">
          <text:p/>
        </draw:line>
        <draw:frame draw:style-name="gr13" draw:layer="layout" svg:width="5.569cm" svg:height="1.675cm" svg:x="1.402cm" svg:y="7.072cm">
          <draw:text-box>
            <text:p>Operating System</text:p>
            <text:p text:style-name="P1">Network Interface</text:p>
          </draw:text-box>
        </draw:frame>
        <draw:rect draw:style-name="gr2" draw:text-style-name="P2" xml:id="id3" draw:id="id3" draw:layer="layout" svg:width="3.476cm" svg:height="0.656cm" svg:x="4.47cm" svg:y="4.629cm">
          <text:p text:style-name="P1"><text:span text:style-name="T1">NetConnection</text:span></text:p>
        </draw:rect>
        <draw:rect draw:style-name="gr2" draw:text-style-name="P2" draw:layer="layout" svg:width="2.09cm" svg:height="0.656cm" svg:x="2.117cm" svg:y="4.605cm">
          <text:p text:style-name="P1"><text:span text:style-name="T1">UserData</text:span></text:p>
        </draw:rect>
        <draw:frame draw:style-name="gr7" draw:text-style-name="P3" draw:layer="layout" svg:width="1.34cm" svg:height="0.64cm" svg:x="9.346cm" svg:y="4.643cm">
          <draw:text-box>
            <text:p><text:span text:style-name="T1">HNSI</text:span></text:p>
          </draw:text-box>
        </draw:frame>
        <draw:rect draw:style-name="gr2" draw:text-style-name="P2" draw:layer="layout" svg:width="2.09cm" svg:height="0.656cm" svg:x="1.917cm" svg:y="4.446cm">
          <text:p text:style-name="P1"><text:span text:style-name="T1">UserData</text:span></text:p>
        </draw:rect>
        <draw:rect draw:style-name="gr2" draw:text-style-name="P2" draw:layer="layout" svg:width="2.09cm" svg:height="0.656cm" svg:x="1.717cm" svg:y="4.261cm">
          <text:p text:style-name="P1"><text:span text:style-name="T1">UserData</text:span></text:p>
        </draw:rect>
        <draw:rect draw:style-name="gr2" draw:text-style-name="P2" draw:layer="layout" svg:width="2.09cm" svg:height="0.656cm" svg:x="1.517cm" svg:y="4.049cm">
          <text:p text:style-name="P1"><text:span text:style-name="T1">UserData</text:span></text:p>
        </draw:rect>
        <draw:rect draw:style-name="gr2" draw:text-style-name="P2" draw:layer="layout" svg:width="2.09cm" svg:height="0.656cm" svg:x="1.317cm" svg:y="3.89cm">
          <text:p text:style-name="P1"><text:span text:style-name="T1">UserData</text:span></text:p>
        </draw:rect>
        <draw:line draw:style-name="gr12" draw:text-style-name="P1" draw:layer="layout" svg:x1="9.842cm" svg:y1="8.044cm" svg:x2="6.853cm" svg:y2="8.019cm">
          <text:p/>
        </draw:line>
        <draw:frame draw:style-name="gr14" draw:layer="layout" svg:width="4.391cm" svg:height="1.675cm" svg:x="9.976cm" svg:y="6.887cm">
          <draw:text-box>
            <text:p>Collaboration</text:p>
            <text:p>Server</text:p>
          </draw:text-box>
        </draw:frame>
        <draw:connector draw:style-name="gr9" draw:text-style-name="P1" draw:layer="layout" draw:line-skew="-1.746cm" svg:x1="9.733cm" svg:y1="3.5cm" svg:x2="5.796cm" svg:y2="2.503cm" draw:start-shape="id1" draw:start-glue-point="3" svg:d="M9733 3500h-3965v-997h28">
          <text:p/>
        </draw:connector>
        <draw:frame draw:style-name="gr15" draw:text-style-name="P3" draw:layer="layout" svg:width="1.34cm" svg:height="0.64cm" svg:x="7.023cm" svg:y="3.228cm">
          <draw:text-box>
            <text:p><text:span text:style-name="T1">CNS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1.168cm" fo:min-width="2.847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77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6.293cm"/>
    </style:style>
    <style:style style:name="gr22" style:family="graphic" style:parent-style-name="standard">
      <style:graphic-properties draw:stroke="none" svg:stroke-color="#000000" draw:fill="none" draw:fill-color="#ffffff" draw:textarea-horizontal-align="left" draw:auto-grow-height="true" draw:auto-grow-width="true" fo:min-height="0.779cm" fo:min-width="2.771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51cm" svg:y="3.09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276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347cm" svg:height="1.418cm" svg:x="5.753cm" svg:y="3.017cm">
          <draw:text-box>
            <text:p text:style-name="P1"><text:span text:style-name="T3">Simulation</text:span><text:span text:style-name="T3"><text:line-break/></text:span><text:span text:style-name="T3">Customized Client</text:span></text:p>
            <text:p text:style-name="P1"><text:span text:style-name="T3">Side Calculation</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215cm" svg:height="0.963cm" svg:x="0.783cm" svg:y="0.038cm">
          <draw:text-box>
            <text:p>MU Capable Chain of Interactivity – UC 3.d.</text:p>
          </draw:text-box>
        </draw:frame>
        <draw:line draw:style-name="gr15" draw:text-style-name="P1" draw:layer="layout" svg:x1="9.023cm" svg:y1="2.143cm" svg:x2="13.71cm" svg:y2="2.134cm">
          <text:p/>
        </draw:line>
        <draw:line draw:style-name="gr16" draw:text-style-name="P1" draw:layer="layout" svg:x1="5.505cm" svg:y1="6.376cm" svg:x2="5.452cm" svg:y2="2.014cm">
          <text:p/>
        </draw:line>
        <draw:line draw:style-name="gr17" draw:text-style-name="P1" draw:layer="layout" svg:x1="6.182cm" svg:y1="2.303cm" svg:x2="6.219cm" svg:y2="6.299cm">
          <text:p/>
        </draw:line>
        <draw:custom-shape draw:style-name="gr18" draw:text-style-name="P1" draw:layer="layout" svg:width="1.931cm" svg:height="1.931cm" svg:x="6.447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5.477cm" svg:y2="2.275cm">
          <text:p/>
        </draw:line>
        <draw:frame draw:style-name="gr20" draw:text-style-name="P5" draw:layer="layout" svg:width="4.608cm" svg:height="1.029cm" svg:x="8.42cm" svg:y="6.695cm">
          <draw:text-box>
            <text:p><text:span text:style-name="T3">State is persistently stored</text:span></text:p>
            <text:p><text:span text:style-name="T3">and distributed</text:span></text:p>
          </draw:text-box>
        </draw:frame>
        <draw:frame draw:style-name="gr21" draw:text-style-name="P8" draw:layer="layout" svg:width="6.793cm" svg:height="1.889cm" svg:x="4.288cm" svg:y="7.514cm">
          <draw:text-box>
            <text:p text:style-name="P1"><text:span text:style-name="T4">S</text:span><text:span text:style-name="T5">imulation </text:span><text:span text:style-name="T4">a</text:span><text:span text:style-name="T5">t </text:span><text:span text:style-name="T4">C</text:span><text:span text:style-name="T5">ontroller</text:span></text:p>
            <text:p text:style-name="P1"><text:span text:style-name="T5">Client Side Calculations</text:span></text:p>
          </draw:text-box>
        </draw:frame>
        <draw:line draw:style-name="gr19" draw:text-style-name="P1" draw:layer="layout" svg:x1="6.164cm" svg:y1="2.222cm" svg:x2="8.381cm" svg:y2="2.239cm">
          <text:p/>
        </draw:line>
        <draw:frame draw:style-name="gr22" draw:text-style-name="P5" draw:layer="layout" svg:width="3.271cm" svg:height="1.029cm" svg:x="3.102cm" svg:y="6.537cm">
          <draw:text-box>
            <text:p><text:span text:style-name="T3">Events are routed</text:span></text:p>
            <text:p><text:span text:style-name="T3">but not stored</text:span></text:p>
          </draw:text-box>
        </draw:frame>
        <draw:line draw:style-name="gr16" draw:text-style-name="P1" draw:layer="layout" svg:x1="8.304cm" svg:y1="6.417cm" svg:x2="8.251cm" svg:y2="2.055cm">
          <text:p/>
        </draw:line>
        <draw:line draw:style-name="gr17" draw:text-style-name="P1" draw:layer="layout" svg:x1="8.943cm" svg:y1="2.063cm" svg:x2="9.018cm" svg:y2="6.34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57cm" fo:min-width="0.432cm"/>
    </style:style>
    <style:style style:name="gr4" style:family="graphic" style:parent-style-name="standard">
      <style:graphic-properties draw:stroke="none" svg:stroke-color="#000000" draw:fill="none" draw:fill-color="#ffffff" draw:textarea-horizontal-align="left" draw:auto-grow-height="true" draw:auto-grow-width="true" fo:min-height="0.757cm" fo:min-width="0.466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3cm" svg:y1="1.077cm" svg:x2="1.8cm" svg:y2="9.933cm">
          <text:p/>
        </draw:line>
        <draw:line draw:style-name="gr1" draw:text-style-name="P1" draw:layer="layout" svg:x1="9.737cm" svg:y1="1.077cm" svg:x2="9.79cm" svg:y2="9.986cm">
          <text:p/>
        </draw:line>
        <draw:line draw:style-name="gr1" draw:text-style-name="P1" draw:layer="layout" svg:x1="12.753cm" svg:y1="6.403cm" svg:x2="12.727cm" svg:y2="10.012cm">
          <text:p/>
        </draw:line>
        <draw:line draw:style-name="gr1" draw:text-style-name="P1" draw:layer="layout" svg:x1="6.219cm" svg:y1="0.752cm" svg:x2="6.245cm" svg:y2="9.933cm">
          <text:p/>
        </draw:line>
        <draw:rect draw:style-name="gr2" draw:text-style-name="P1" draw:layer="layout" svg:width="1.778cm" svg:height="0.106cm" svg:x="1.001cm" svg:y="0.971cm">
          <text:p/>
        </draw:rect>
        <draw:rect draw:style-name="gr2" draw:text-style-name="P1" draw:layer="layout" svg:width="1.778cm" svg:height="0.106cm" svg:x="5.421cm" svg:y="0.719cm">
          <text:p/>
        </draw:rect>
        <draw:rect draw:style-name="gr2" draw:text-style-name="P1" draw:layer="layout" svg:width="1.778cm" svg:height="0.106cm" svg:x="8.859cm" svg:y="1.077cm">
          <text:p/>
        </draw:rect>
        <draw:rect draw:style-name="gr2" draw:text-style-name="P1" draw:layer="layout" svg:width="1.778cm" svg:height="0.106cm" svg:x="11.822cm" svg:y="6.345cm">
          <text:p/>
        </draw:rect>
        <draw:frame draw:style-name="gr3" draw:layer="layout" svg:width="4.236cm" svg:height="1.007cm" svg:x="0.399cm" svg:y="0cm">
          <draw:text-box>
            <text:p>A (Controller)</text:p>
          </draw:text-box>
        </draw:frame>
        <draw:frame draw:style-name="gr3" draw:layer="layout" svg:width="0.925cm" svg:height="0.963cm" svg:x="9.263cm" svg:y="0.249cm">
          <draw:text-box>
            <text:p>B</text:p>
          </draw:text-box>
        </draw:frame>
        <draw:frame draw:style-name="gr4" draw:layer="layout" svg:width="0.959cm" svg:height="0.963cm" svg:x="12.28cm" svg:y="5.355cm">
          <draw:text-box>
            <text:p>C</text:p>
          </draw:text-box>
        </draw:frame>
        <draw:line draw:style-name="gr5" draw:text-style-name="P2" draw:layer="layout" svg:x1="6.379cm" svg:y1="7.92cm" svg:x2="12.833cm" svg:y2="8.145cm">
          <text:p text:style-name="P1"><text:span text:style-name="T1">velocity_changed</text:span></text:p>
          <text:p text:style-name="P1"><text:span text:style-name="T1"/></text:p>
        </draw:line>
        <draw:rect draw:style-name="gr6" draw:text-style-name="P2" draw:layer="layout" svg:width="3.519cm" svg:height="0.45cm" svg:x="10.956cm" svg:y="9.48cm">
          <text:p text:style-name="P1"><text:span text:style-name="T1">set position,velocity</text:span></text:p>
        </draw:rect>
        <draw:line draw:style-name="gr7" draw:text-style-name="P2" draw:layer="layout" svg:x1="6.244cm" svg:y1="7.458cm" svg:x2="12.62cm" svg:y2="7.167cm">
          <text:p text:style-name="P1"><text:span text:style-name="T1">init(streamName)</text:span></text:p>
          <text:p text:style-name="P1"><text:span text:style-name="T1"/></text:p>
        </draw:line>
        <draw:line draw:style-name="gr5" draw:text-style-name="P2" draw:layer="layout" svg:x1="6.351cm" svg:y1="9cm" svg:x2="12.833cm" svg:y2="9.244cm">
          <text:p text:style-name="P1"><text:span text:style-name="T1">initialized</text:span></text:p>
          <text:p text:style-name="P1"><text:span text:style-name="T1"/></text:p>
        </draw:line>
        <draw:line draw:style-name="gr5" draw:text-style-name="P2" draw:layer="layout" svg:x1="6.218cm" svg:y1="4.963cm" svg:x2="9.737cm" svg:y2="5.435cm">
          <text:p text:style-name="P1"><text:span text:style-name="T1">velocity_changed</text:span></text:p>
          <text:p text:style-name="P1"><text:span text:style-name="T1"/></text:p>
        </draw:line>
        <draw:line draw:style-name="gr7" draw:text-style-name="P2" draw:layer="layout" svg:x1="1.773cm" svg:y1="5.991cm" svg:x2="6.217cm" svg:y2="5cm">
          <text:p text:style-name="P1"><text:span text:style-name="T1">velocity_changed</text:span></text:p>
          <text:p text:style-name="P1"><text:span text:style-name="T1"/></text:p>
        </draw:line>
        <draw:rect draw:style-name="gr6" draw:text-style-name="P2" draw:layer="layout" svg:width="3.519cm" svg:height="0.45cm" svg:x="7.915cm" svg:y="5.619cm">
          <text:p text:style-name="P1"><text:span text:style-name="T1">set velocity</text:span></text:p>
        </draw:rect>
        <draw:rect draw:style-name="gr6" draw:text-style-name="P2" draw:layer="layout" svg:width="3.519cm" svg:height="0.45cm" svg:x="0.243cm" svg:y="6.227cm">
          <text:p text:style-name="P1"><text:span text:style-name="T1">set velocity</text:span></text:p>
        </draw:rect>
        <draw:frame draw:style-name="gr3" draw:layer="layout" svg:width="1.383cm" svg:height="1.007cm" svg:x="5.587cm" svg:y="-0.225cm">
          <draw:text-box>
            <text:p>CS</text:p>
          </draw:text-box>
        </draw:frame>
        <draw:line draw:style-name="gr7" draw:text-style-name="P2" draw:layer="layout" svg:x1="6.27cm" svg:y1="2.063cm" svg:x2="9.712cm" svg:y2="1.857cm">
          <text:p text:style-name="P1"><text:span text:style-name="T1">ff_touch</text:span></text:p>
          <text:p text:style-name="P1"><text:span text:style-name="T1"/></text:p>
        </draw:line>
        <draw:rect draw:style-name="gr6" draw:text-style-name="P2" draw:layer="layout" svg:width="3.968cm" svg:height="0.45cm" svg:x="4.154cm" svg:y="2.179cm">
          <text:p text:style-name="P1"><text:span text:style-name="T1">Routing to controller</text:span></text:p>
        </draw:rect>
        <draw:line draw:style-name="gr7" draw:text-style-name="P2" draw:layer="layout" svg:x1="1.799cm" svg:y1="3.148cm" svg:x2="6.246cm" svg:y2="2.8cm">
          <text:p text:style-name="P1"><text:span text:style-name="T1">ff_touch</text:span></text:p>
          <text:p text:style-name="P1"><text:span text:style-name="T1"/></text:p>
        </draw:line>
        <draw:rect draw:style-name="gr6" draw:text-style-name="P2" draw:layer="layout" svg:width="3.968cm" svg:height="0.45cm" svg:x="0.239cm" svg:y="3.37cm">
          <text:p text:style-name="P1"><text:span text:style-name="T1">Client side calculation</text:span></text:p>
        </draw:rect>
        <draw:line draw:style-name="gr5" draw:text-style-name="P2" draw:layer="layout" svg:x1="1.959cm" svg:y1="4.211cm" svg:x2="6.217cm" svg:y2="4.736cm">
          <text:p text:style-name="P1"><text:span text:style-name="T1">set_velocity</text:span></text:p>
          <text:p text:style-name="P1"><text:span text:style-name="T1"/></text:p>
        </draw:line>
        <draw:line draw:style-name="gr5" draw:text-style-name="P2" draw:layer="layout" svg:x1="6.351cm" svg:y1="8.482cm" svg:x2="12.833cm" svg:y2="8.726cm">
          <text:p text:style-name="P1"><text:span text:style-name="T1">position_changed</text:span></text:p>
          <text:p text:style-name="P1"><text:span text:style-name="T1"/></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top"/>
    </style:style>
    <style:style style:name="gr3"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4" style:family="graphic" style:parent-style-name="objectwithoutfill">
      <style:graphic-properties svg:stroke-width="0.102cm" draw:marker-start-width="0.508cm" draw:marker-end-width="0.508cm" draw:fill="none" draw:textarea-vertical-align="middle" fo:padding-top="0.175cm" fo:padding-bottom="0.175cm" fo:padding-left="0.3cm" fo:padding-right="0.3cm"/>
    </style:style>
    <style:style style:name="gr5" style:family="graphic" style:parent-style-name="standard">
      <style:graphic-properties draw:stroke="solid" svg:stroke-color="#000000" draw:fill="solid" draw:fill-color="#ffffff" draw:textarea-horizontal-align="left" draw:auto-grow-height="true" draw:auto-grow-width="true" fo:min-height="1.745cm" fo:min-width="1.907cm"/>
    </style:style>
    <style:style style:name="gr6" style:family="graphic" style:parent-style-name="standard">
      <style:graphic-properties draw:stroke="solid" svg:stroke-color="#000000" draw:fill="solid" draw:fill-color="#ffffff" draw:textarea-horizontal-align="left" draw:auto-grow-height="true" draw:auto-grow-width="false" fo:min-height="2.181cm" fo:min-width="0cm"/>
    </style:style>
    <style:style style:name="gr7" style:family="graphic" style:parent-style-name="objectwithoutfill">
      <style:graphic-properties draw:marker-end="Rounded_20_large_20_Arrow" draw:fill="none" draw:textarea-vertical-align="middle"/>
    </style:style>
    <style:style style:name="gr8" style:family="graphic" style:parent-style-name="objectwithoutfill">
      <style:graphic-properties draw:stroke="dash" draw:stroke-dash="Fine_20_Dashed_20__28_var_29_" draw:fill="none" draw:textarea-vertical-align="middle"/>
    </style:style>
    <style:style style:name="gr9" style:family="graphic" style:parent-style-name="standard">
      <style:graphic-properties draw:stroke="solid" svg:stroke-color="#000000" draw:fill="solid" draw:fill-color="#ffffff" draw:textarea-horizontal-align="left" draw:auto-grow-height="true" draw:auto-grow-width="true" fo:min-height="1.745cm" fo:min-width="2.275cm"/>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3.228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3.914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999cm"/>
    </style:style>
    <style:style style:name="P1" style:family="paragraph">
      <style:paragraph-properties fo:text-align="center"/>
    </style:style>
    <style:style style:name="P2" style:family="paragraph">
      <style:text-properties fo:font-size="11pt" style:font-size-asian="11pt" style:font-size-complex="11pt"/>
    </style:style>
    <style:style style:name="P3" style:family="paragraph">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2cm">
          <text:p text:style-name="P1">Bob</text:p>
        </draw:rect>
        <draw:rect draw:style-name="gr2" draw:text-style-name="P1" draw:layer="layout" svg:width="3.361cm" svg:height="2.725cm" svg:x="8.573cm" svg:y="7.833cm">
          <text:p text:style-name="P1">Charlie</text:p>
        </draw:rect>
        <draw:rect draw:style-name="gr2" draw:text-style-name="P1" draw:layer="layout" svg:width="3.361cm" svg:height="2.725cm" svg:x="1cm" svg:y="1cm">
          <text:p text:style-name="P1">Alice</text:p>
        </draw:rect>
        <draw:ellipse draw:style-name="gr2" draw:text-style-name="P1" draw:layer="layout" svg:width="4.815cm" svg:height="3.836cm" svg:x="8.81cm" svg:y="0.529cm">
          <text:p text:style-name="P1">CP</text:p>
        </draw:ellipse>
        <draw:line draw:style-name="gr3" draw:text-style-name="P1" draw:layer="layout" svg:x1="8.599cm" svg:y1="7.831cm" svg:x2="3.122cm" svg:y2="5.741cm">
          <text:p/>
        </draw:line>
        <draw:line draw:style-name="gr3" draw:text-style-name="P1" draw:layer="layout" svg:x1="2.646cm" svg:y1="3.73cm" svg:x2="3.122cm" svg:y2="5.741cm">
          <text:p/>
        </draw:line>
        <draw:line draw:style-name="gr3" draw:text-style-name="P1" draw:layer="layout" svg:x1="2.672cm" svg:y1="7.911cm" svg:x2="3.122cm" svg:y2="5.741cm">
          <text:p/>
        </draw:line>
        <draw:line draw:style-name="gr4" draw:text-style-name="P1" draw:layer="layout" svg:x1="4.365cm" svg:y1="7.911cm" svg:x2="9.419cm" svg:y2="3.757cm">
          <text:p/>
        </draw:line>
        <draw:line draw:style-name="gr4" draw:text-style-name="P1" draw:layer="layout" svg:x1="4.365cm" svg:y1="2.354cm" svg:x2="8.837cm" svg:y2="2.354cm">
          <text:p/>
        </draw:line>
        <draw:line draw:style-name="gr4" draw:text-style-name="P1" draw:layer="layout" svg:x1="10.318cm" svg:y1="7.831cm" svg:x2="11.271cm" svg:y2="4.392cm">
          <text:p/>
        </draw:line>
        <draw:frame draw:style-name="gr5" draw:text-style-name="P2" draw:layer="layout" svg:width="2.407cm" svg:height="1.995cm" svg:x="0.528cm" svg:y="4.764cm">
          <draw:text-box>
            <text:p><text:span text:style-name="T1">ALP</text:span></text:p>
            <text:p><text:span text:style-name="T1">RTP</text:span></text:p>
            <text:p><text:span text:style-name="T1">SCTPu</text:span></text:p>
            <text:p><text:span text:style-name="T1">IPmulticast</text:span></text:p>
          </draw:text-box>
        </draw:frame>
        <draw:frame draw:style-name="gr6" draw:text-style-name="P2" draw:layer="layout" svg:width="2.539cm" svg:height="2.431cm" svg:x="4.524cm" svg:y="3.361cm">
          <draw:text-box>
            <text:p><text:span text:style-name="T1">ALP</text:span></text:p>
            <text:p><text:span text:style-name="T1">RTCP APP</text:span></text:p>
            <text:p><text:span text:style-name="T1">SCTP</text:span></text:p>
            <text:p><text:span text:style-name="T1">IPunicast</text:span></text:p>
          </draw:text-box>
        </draw:frame>
        <draw:line draw:style-name="gr7" draw:text-style-name="P1" draw:layer="layout" svg:x1="7.249cm" svg:y1="4.603cm" svg:x2="10.715cm" svg:y2="5.318cm">
          <text:p/>
        </draw:line>
        <draw:line draw:style-name="gr7" draw:text-style-name="P1" draw:layer="layout" svg:x1="6.72cm" svg:y1="3.175cm" svg:x2="7.038cm" svg:y2="2.434cm">
          <text:p/>
        </draw:line>
        <draw:line draw:style-name="gr7" draw:text-style-name="P1" draw:layer="layout" svg:x1="7.223cm" svg:y1="4.154cm" svg:x2="8.678cm" svg:y2="4.18cm">
          <text:p/>
        </draw:line>
        <draw:line draw:style-name="gr8" draw:text-style-name="P1" draw:layer="layout" svg:x1="4.392cm" svg:y1="2.064cm" svg:x2="8.89cm" svg:y2="2.064cm">
          <text:p/>
        </draw:line>
        <draw:line draw:style-name="gr8" draw:text-style-name="P1" draw:layer="layout" svg:x1="4.392cm" svg:y1="8.228cm" svg:x2="9.604cm" svg:y2="3.916cm">
          <text:p/>
        </draw:line>
        <draw:line draw:style-name="gr8" draw:text-style-name="P1" draw:layer="layout" svg:x1="10.557cm" svg:y1="7.805cm" svg:x2="11.483cm" svg:y2="4.471cm">
          <text:p/>
        </draw:line>
        <draw:line draw:style-name="gr8" draw:text-style-name="P1" draw:layer="layout" svg:x1="1cm" svg:y1="11.614cm" svg:x2="3.069cm" svg:y2="11.615cm">
          <text:p/>
        </draw:line>
        <draw:frame draw:style-name="gr9" draw:text-style-name="P2" draw:layer="layout" svg:width="2.775cm" svg:height="1.995cm" svg:x="5.371cm" svg:y="6.935cm">
          <draw:text-box>
            <text:p><text:span text:style-name="T1">ALP, SDP</text:span></text:p>
            <text:p><text:span text:style-name="T1">SIP</text:span></text:p>
            <text:p><text:span text:style-name="T1">any transport</text:span></text:p>
            <text:p><text:span text:style-name="T1">IPunicast</text:span></text:p>
          </draw:text-box>
        </draw:frame>
        <draw:line draw:style-name="gr7" draw:text-style-name="P1" draw:layer="layout" svg:x1="8.228cm" svg:y1="7.249cm" svg:x2="11.033cm" svg:y2="6.006cm">
          <text:p/>
        </draw:line>
        <draw:line draw:style-name="gr7" draw:text-style-name="P1" draw:layer="layout" svg:x1="7.778cm" svg:y1="6.8cm" svg:x2="8.122cm" svg:y2="2.037cm">
          <text:p/>
        </draw:line>
        <draw:line draw:style-name="gr7" draw:text-style-name="P1" draw:layer="layout" svg:x1="7.434cm" svg:y1="6.747cm" svg:x2="7.355cm" svg:y2="5.847cm">
          <text:p/>
        </draw:line>
        <draw:line draw:style-name="gr4" draw:text-style-name="P1" draw:layer="layout" svg:x1="1cm" svg:y1="12.171cm" svg:x2="3.148cm" svg:y2="12.171cm">
          <text:p/>
        </draw:line>
        <draw:line draw:style-name="gr3" draw:text-style-name="P1" draw:layer="layout" svg:x1="3.148cm" svg:y1="12.806cm" svg:x2="1cm" svg:y2="12.832cm">
          <text:p/>
        </draw:line>
        <draw:frame draw:style-name="gr10" draw:text-style-name="P3" draw:layer="layout" svg:width="3.728cm" svg:height="0.759cm" svg:x="3.334cm" svg:y="11.218cm">
          <draw:text-box>
            <text:p><text:span text:style-name="T2">Session Control</text:span></text:p>
          </draw:text-box>
        </draw:frame>
        <draw:frame draw:style-name="gr11" draw:text-style-name="P3" draw:layer="layout" svg:width="4.414cm" svg:height="0.759cm" svg:x="3.334cm" svg:y="11.827cm">
          <draw:text-box>
            <text:p><text:span text:style-name="T2">non-realtime media</text:span></text:p>
          </draw:text-box>
        </draw:frame>
        <draw:frame draw:style-name="gr12" draw:text-style-name="P3" draw:layer="layout" svg:width="3.499cm" svg:height="0.759cm" svg:x="3.36cm" svg:y="12.489cm">
          <draw:text-box>
            <text:p><text:span text:style-name="T2">realtime media</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bottom"/>
    </style:style>
    <style:style style:name="gr2" style:family="graphic" style:parent-style-name="standard">
      <style:graphic-properties draw:textarea-vertical-align="bottom"/>
    </style:style>
    <style:style style:name="gr3" style:family="graphic" style:parent-style-name="standard">
      <style:graphic-properties draw:textarea-vertical-align="top"/>
    </style:style>
    <style:style style:name="gr4"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5" style:family="graphic" style:parent-style-name="standard">
      <style:graphic-properties draw:fill-color="#ffffff" draw:textarea-vertical-align="middle"/>
    </style:style>
    <style:style style:name="gr6" style:family="graphic" style:parent-style-name="objectwithoutfill">
      <style:graphic-properties draw:stroke="dash" draw:stroke-dash="Fine_20_Dashed_20__28_var_29_" svg:stroke-width="0.051cm" draw:marker-start="Arrow" draw:marker-start-width="0.356cm" draw:marker-end-width="0.356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_20__28_var_29_" svg:stroke-width="0.051cm" draw:marker-start-width="0.356cm" draw:marker-end="Arrow" draw:marker-end-width="0.356cm" draw:fill="none" draw:textarea-vertical-align="middle" fo:padding-top="0.15cm" fo:padding-bottom="0.15cm" fo:padding-left="0.275cm" fo:padding-right="0.275cm"/>
    </style:style>
    <style:style style:name="gr8" style:family="graphic" style:parent-style-name="objectwithoutfill">
      <style:graphic-properties draw:stroke="dash" draw:stroke-dash="Fine_20_Dashed_20__28_var_29_" svg:stroke-width="0.051cm" draw:marker-start="Arrow" draw:marker-start-width="0.356cm" draw:marker-end="" draw:marker-end-width="0.356cm" draw:fill="none" draw:textarea-vertical-align="middle" fo:padding-top="0.15cm" fo:padding-bottom="0.15cm" fo:padding-left="0.275cm" fo:padding-right="0.275cm"/>
    </style:style>
    <style:style style:name="gr9" style:family="graphic" style:parent-style-name="standard">
      <style:graphic-properties draw:stroke="dash" draw:stroke-dash="Ultrafine_20_2_20_Dots_20_3_20_Dashes" draw:fill-color="#fffff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2.339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2.237cm"/>
    </style:style>
    <style:style style:name="gr12" style:family="graphic" style:parent-style-name="standard">
      <style:graphic-properties draw:stroke="dash" draw:stroke-dash="Fine_20_Dashed_20__28_var_29_" svg:stroke-width="0.051cm" svg:stroke-color="#0000ff" draw:marker-start-width="0.355cm" draw:marker-end-width="0.355cm" draw:fill="none" draw:textarea-vertical-align="middle" fo:padding-top="0.15cm" fo:padding-bottom="0.15cm" fo:padding-left="0.275cm" fo:padding-right="0.275cm"/>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5.107cm"/>
    </style:style>
    <style:style style:name="P1" style:family="paragraph">
      <style:paragraph-properties fo:text-align="center"/>
    </style:style>
    <style:style style:name="P2" style:family="paragraph">
      <style:text-properties fo:font-size="13pt" style:font-size-asian="13pt" style:font-size-complex="13pt"/>
    </style:style>
    <style:style style:name="T1" style:family="text">
      <style:text-properties fo:font-size="12pt" style:font-size-asian="12pt" style:font-size-complex="12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3cm">
          <text:p text:style-name="P1">Bob</text:p>
        </draw:rect>
        <draw:rect draw:style-name="gr2" draw:text-style-name="P1" draw:layer="layout" svg:width="3.361cm" svg:height="2.725cm" svg:x="6.973cm" svg:y="7.834cm">
          <text:p text:style-name="P1">Charlie</text:p>
        </draw:rect>
        <draw:rect draw:style-name="gr3" draw:text-style-name="P1" draw:layer="layout" svg:width="3.361cm" svg:height="2.725cm" svg:x="1cm" svg:y="1.001cm">
          <text:p text:style-name="P1">Alice</text:p>
        </draw:rect>
        <draw:line draw:style-name="gr4" draw:text-style-name="P1" draw:layer="layout" svg:x1="8.599cm" svg:y1="7.832cm" svg:x2="3.122cm" svg:y2="5.742cm">
          <text:p/>
        </draw:line>
        <draw:line draw:style-name="gr4" draw:text-style-name="P1" draw:layer="layout" svg:x1="2.646cm" svg:y1="3.731cm" svg:x2="3.122cm" svg:y2="5.742cm">
          <text:p/>
        </draw:line>
        <draw:line draw:style-name="gr4" draw:text-style-name="P1" draw:layer="layout" svg:x1="2.672cm" svg:y1="7.912cm" svg:x2="3.122cm" svg:y2="5.742cm">
          <text:p/>
        </draw:line>
        <draw:ellipse draw:style-name="gr5" draw:text-style-name="P1" draw:layer="layout" svg:width="0.873cm" svg:height="0.767cm" svg:x="1.323cm" svg:y="2.885cm">
          <text:p text:style-name="P1"><text:span text:style-name="T1">M1</text:span></text:p>
        </draw:ellipse>
        <draw:ellipse draw:style-name="gr5" draw:text-style-name="P1" draw:layer="layout" svg:width="0.873cm" svg:height="0.767cm" svg:x="2.29cm" svg:y="2.885cm">
          <text:p text:style-name="P1"><text:span text:style-name="T1">M2</text:span></text:p>
        </draw:ellipse>
        <draw:ellipse draw:style-name="gr5" draw:text-style-name="P1" draw:layer="layout" svg:width="0.873cm" svg:height="0.767cm" svg:x="3.257cm" svg:y="2.885cm">
          <text:p text:style-name="P1"><text:span text:style-name="T1">M3</text:span></text:p>
        </draw:ellipse>
        <draw:line draw:style-name="gr6" draw:text-style-name="P1" draw:layer="layout" svg:x1="7.621cm" svg:y1="7.833cm" svg:x2="2.144cm" svg:y2="5.743cm">
          <text:p/>
        </draw:line>
        <draw:line draw:style-name="gr7" draw:text-style-name="P1" draw:layer="layout" svg:x1="1.668cm" svg:y1="3.732cm" svg:x2="2.144cm" svg:y2="5.743cm">
          <text:p/>
        </draw:line>
        <draw:line draw:style-name="gr8" draw:text-style-name="P1" draw:layer="layout" svg:x1="1.694cm" svg:y1="7.913cm" svg:x2="2.144cm" svg:y2="5.743cm">
          <text:p/>
        </draw:line>
        <draw:line draw:style-name="gr6" draw:text-style-name="P1" draw:layer="layout" svg:x1="9.002cm" svg:y1="7.821cm" svg:x2="3.525cm" svg:y2="5.731cm">
          <text:p/>
        </draw:line>
        <draw:line draw:style-name="gr7" draw:text-style-name="P1" draw:layer="layout" svg:x1="3.049cm" svg:y1="3.72cm" svg:x2="3.525cm" svg:y2="5.731cm">
          <text:p/>
        </draw:line>
        <draw:line draw:style-name="gr8" draw:text-style-name="P1" draw:layer="layout" svg:x1="3.075cm" svg:y1="7.901cm" svg:x2="3.525cm" svg:y2="5.731cm">
          <text:p/>
        </draw:line>
        <draw:line draw:style-name="gr6" draw:text-style-name="P1" draw:layer="layout" svg:x1="9.783cm" svg:y1="7.809cm" svg:x2="4.306cm" svg:y2="5.719cm">
          <text:p/>
        </draw:line>
        <draw:line draw:style-name="gr7" draw:text-style-name="P1" draw:layer="layout" svg:x1="3.83cm" svg:y1="3.708cm" svg:x2="4.306cm" svg:y2="5.719cm">
          <text:p/>
        </draw:line>
        <draw:line draw:style-name="gr8" draw:text-style-name="P1" draw:layer="layout" svg:x1="3.856cm" svg:y1="7.889cm" svg:x2="4.306cm" svg:y2="5.719cm">
          <text:p/>
        </draw:line>
        <draw:ellipse draw:style-name="gr9" draw:text-style-name="P1" draw:layer="layout" svg:width="0.873cm" svg:height="0.767cm" svg:x="1.324cm" svg:y="7.993cm">
          <text:p text:style-name="P1"><text:span text:style-name="T1">M1</text:span></text:p>
        </draw:ellipse>
        <draw:ellipse draw:style-name="gr9" draw:text-style-name="P1" draw:layer="layout" svg:width="0.873cm" svg:height="0.767cm" svg:x="2.291cm" svg:y="7.993cm">
          <text:p text:style-name="P1"><text:span text:style-name="T1">M2</text:span></text:p>
        </draw:ellipse>
        <draw:ellipse draw:style-name="gr9" draw:text-style-name="P1" draw:layer="layout" svg:width="0.873cm" svg:height="0.767cm" svg:x="3.258cm" svg:y="7.993cm">
          <text:p text:style-name="P1"><text:span text:style-name="T1">M3</text:span></text:p>
        </draw:ellipse>
        <draw:ellipse draw:style-name="gr9" draw:text-style-name="P1" draw:layer="layout" svg:width="0.873cm" svg:height="0.767cm" svg:x="7.305cm" svg:y="8.02cm">
          <text:p text:style-name="P1"><text:span text:style-name="T1">M1</text:span></text:p>
        </draw:ellipse>
        <draw:ellipse draw:style-name="gr9" draw:text-style-name="P1" draw:layer="layout" svg:width="0.873cm" svg:height="0.767cm" svg:x="8.272cm" svg:y="8.02cm">
          <text:p text:style-name="P1"><text:span text:style-name="T1">M2</text:span></text:p>
        </draw:ellipse>
        <draw:ellipse draw:style-name="gr9" draw:text-style-name="P1" draw:layer="layout" svg:width="0.873cm" svg:height="0.767cm" svg:x="9.239cm" svg:y="8.02cm">
          <text:p text:style-name="P1"><text:span text:style-name="T1">M3</text:span></text:p>
        </draw:ellipse>
        <draw:ellipse draw:style-name="gr5" draw:text-style-name="P1" draw:layer="layout" svg:width="0.873cm" svg:height="0.767cm" svg:x="7.145cm" svg:y="2.569cm">
          <text:p text:style-name="P1"><text:span text:style-name="T1">M1</text:span></text:p>
        </draw:ellipse>
        <draw:ellipse draw:style-name="gr5" draw:text-style-name="P1" draw:layer="layout" svg:width="0.873cm" svg:height="0.767cm" svg:x="8.112cm" svg:y="2.569cm">
          <text:p text:style-name="P1"><text:span text:style-name="T1">M2</text:span></text:p>
        </draw:ellipse>
        <draw:ellipse draw:style-name="gr5" draw:text-style-name="P1" draw:layer="layout" svg:width="0.873cm" svg:height="0.767cm" svg:x="9.079cm" svg:y="2.569cm">
          <text:p text:style-name="P1"><text:span text:style-name="T1">M3</text:span></text:p>
        </draw:ellipse>
        <draw:frame draw:style-name="gr10" draw:text-style-name="P2" draw:layer="layout" svg:width="2.839cm" svg:height="0.759cm" svg:x="9.922cm" svg:y="2.645cm">
          <draw:text-box>
            <text:p><text:span text:style-name="T2">…</text:span><text:span text:style-name="T2">...SSRCs</text:span></text:p>
          </draw:text-box>
        </draw:frame>
        <draw:ellipse draw:style-name="gr9" draw:text-style-name="P1" draw:layer="layout" svg:width="0.873cm" svg:height="0.767cm" svg:x="7.2cm" svg:y="3.523cm">
          <text:p text:style-name="P1"><text:span text:style-name="T1">M1</text:span></text:p>
        </draw:ellipse>
        <draw:ellipse draw:style-name="gr9" draw:text-style-name="P1" draw:layer="layout" svg:width="0.873cm" svg:height="0.767cm" svg:x="8.167cm" svg:y="3.523cm">
          <text:p text:style-name="P1"><text:span text:style-name="T1">M2</text:span></text:p>
        </draw:ellipse>
        <draw:ellipse draw:style-name="gr9" draw:text-style-name="P1" draw:layer="layout" svg:width="0.873cm" svg:height="0.767cm" svg:x="9.134cm" svg:y="3.523cm">
          <text:p text:style-name="P1"><text:span text:style-name="T1">M3</text:span></text:p>
        </draw:ellipse>
        <draw:frame draw:style-name="gr11" draw:text-style-name="P2" draw:layer="layout" svg:width="2.737cm" svg:height="0.759cm" svg:x="9.924cm" svg:y="3.519cm">
          <draw:text-box>
            <text:p><text:span text:style-name="T2">…</text:span><text:span text:style-name="T2">...drones</text:span></text:p>
          </draw:text-box>
        </draw:frame>
        <draw:ellipse draw:style-name="gr12" draw:text-style-name="P1" draw:layer="layout" svg:width="4.821cm" svg:height="1.878cm" svg:x="1cm" svg:y="4.816cm">
          <text:p/>
        </draw:ellipse>
        <draw:line draw:style-name="gr13" draw:text-style-name="P1" draw:layer="layout" svg:x1="7.434cm" svg:y1="5.159cm" svg:x2="5.847cm" svg:y2="5.662cm">
          <text:p/>
        </draw:line>
        <draw:frame draw:style-name="gr14" draw:text-style-name="P2" draw:layer="layout" svg:width="5.607cm" svg:height="1.267cm" svg:x="7.463cm" svg:y="4.526cm">
          <draw:text-box>
            <text:p><text:span text:style-name="T2">states can be transmitted</text:span></text:p>
            <text:p><text:span text:style-name="T2">in a single datagram</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509cm" fo:min-width="0.637cm"/>
    </style:style>
    <style:style style:name="gr4" style:family="graphic" style:parent-style-name="standard">
      <style:graphic-properties draw:stroke="none" svg:stroke-color="#000000" draw:fill="none" draw:fill-color="#ffffff" draw:textarea-horizontal-align="left" draw:auto-grow-height="true" draw:auto-grow-width="false" fo:min-height="0.50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0.332cm"/>
    </style:style>
    <style:style style:name="gr6" style:family="graphic" style:parent-style-name="objectwithoutfill">
      <style:graphic-properties draw:stroke="dash" draw:stroke-dash="Fine_20_Dashed_20__28_var_29_" draw:fill="none" draw:textarea-vertical-align="middle"/>
    </style:style>
    <style:style style:name="gr7" style:family="graphic" style:parent-style-name="objectwithoutfill">
      <style:graphic-properties draw:marker-end="Rounded_20_large_20_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12cm" fo:min-width="0.256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84cm" fo:min-width="0.535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56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3pt" style:font-size-asian="13pt" style:font-size-complex="13pt"/>
    </style:style>
    <style:style style:name="P3" style:family="paragraph">
      <style:text-properties fo:font-size="12pt" style:font-size-asian="12pt" style:font-size-complex="12pt"/>
    </style:style>
    <style:style style:name="P4" style:family="paragraph">
      <style:paragraph-properties fo:text-align="center"/>
      <style:text-properties fo:font-size="13pt" style:font-size-asian="13pt" style:font-size-complex="13pt"/>
    </style:style>
    <style:style style:name="P5" style:family="paragraph">
      <style:text-properties fo:font-size="11pt" style:font-size-asian="11pt" style:font-size-complex="11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style:text-position="sub 58%" fo:font-size="12pt" style:font-size-asian="12pt" style:font-size-complex="12pt"/>
    </style:style>
    <style:style style:name="T4" style:family="text">
      <style:text-properties style:use-window-font-color="true" style:text-outline="false" style:text-line-through-style="none" fo:font-family="'Times New Roman'" style:font-family-generic="roman"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502cm" svg:y1="1.302cm" svg:x2="14.552cm" svg:y2="1.329cm">
          <text:p/>
        </draw:line>
        <draw:line draw:style-name="gr1" draw:text-style-name="P1" draw:layer="layout" svg:x1="0.502cm" svg:y1="2.603cm" svg:x2="14.552cm" svg:y2="2.63cm">
          <text:p/>
        </draw:line>
        <draw:path draw:style-name="gr1" draw:text-style-name="P1" draw:layer="layout" svg:width="0.422cm" svg:height="1.296cm" svg:x="0.37cm" svg:y="1.302cm" svg:viewBox="0 0 423 1297" svg:d="M159 1297c132-371 264-450 264-450l-105-349-291-154-27-158 132-186">
          <text:p/>
        </draw:path>
        <draw:path draw:style-name="gr1" draw:text-style-name="P1" draw:layer="layout" svg:width="0.422cm" svg:height="1.296cm" svg:x="14.368cm" svg:y="1.355cm" svg:viewBox="0 0 423 1297" svg:d="M159 1297c132-371 264-450 264-450l-105-349-291-154-27-158 132-186">
          <text:p/>
        </draw:path>
        <draw:rect draw:style-name="gr2" draw:text-style-name="P1" draw:layer="layout" svg:width="1.64cm" svg:height="1.27cm" svg:x="2.725cm" svg:y="1.329cm">
          <text:p/>
        </draw:rect>
        <draw:rect draw:style-name="gr2" draw:text-style-name="P1" draw:layer="layout" svg:width="1.376cm" svg:height="1.27cm" svg:x="5.556cm" svg:y="1.329cm">
          <text:p/>
        </draw:rect>
        <draw:rect draw:style-name="gr2" draw:text-style-name="P1" draw:layer="layout" svg:width="2.434cm" svg:height="1.27cm" svg:x="8.229cm" svg:y="1.329cm">
          <text:p/>
        </draw:rect>
        <draw:rect draw:style-name="gr2" draw:text-style-name="P1" draw:layer="layout" svg:width="1.559cm" svg:height="1.27cm" svg:x="12.569cm" svg:y="1.356cm">
          <text:p/>
        </draw:rect>
        <draw:frame draw:style-name="gr3" draw:text-style-name="P2" draw:layer="layout" svg:width="1.137cm" svg:height="0.759cm" svg:x="1.377cm" svg:y="1.254cm">
          <draw:text-box>
            <text:p><text:span text:style-name="T1">EC</text:span></text:p>
          </draw:text-box>
        </draw:frame>
        <draw:frame draw:style-name="gr3" draw:text-style-name="P2" draw:layer="layout" svg:width="1.137cm" svg:height="0.759cm" svg:x="4.394cm" svg:y="1.254cm">
          <draw:text-box>
            <text:p><text:span text:style-name="T1">EC</text:span></text:p>
          </draw:text-box>
        </draw:frame>
        <draw:frame draw:style-name="gr3" draw:text-style-name="P2" draw:layer="layout" svg:width="1.137cm" svg:height="0.759cm" svg:x="6.961cm" svg:y="1.254cm">
          <draw:text-box>
            <text:p><text:span text:style-name="T1">EC</text:span></text:p>
          </draw:text-box>
        </draw:frame>
        <draw:frame draw:style-name="gr3" draw:text-style-name="P2" draw:layer="layout" svg:width="1.137cm" svg:height="0.759cm" svg:x="11.461cm" svg:y="1.254cm">
          <draw:text-box>
            <text:p><text:span text:style-name="T1">EC</text:span></text:p>
          </draw:text-box>
        </draw:frame>
        <draw:frame draw:style-name="gr4" draw:text-style-name="P2" draw:layer="layout" svg:width="0.832cm" svg:height="0.759cm" svg:x="2.83cm" svg:y="1.254cm">
          <draw:text-box>
            <text:p><text:span text:style-name="T1">R</text:span></text:p>
          </draw:text-box>
        </draw:frame>
        <draw:frame draw:style-name="gr5" draw:text-style-name="P2" draw:layer="layout" svg:width="0.832cm" svg:height="0.759cm" svg:x="5.821cm" svg:y="1.254cm">
          <draw:text-box>
            <text:p><text:span text:style-name="T1">R</text:span></text:p>
          </draw:text-box>
        </draw:frame>
        <draw:frame draw:style-name="gr5" draw:text-style-name="P2" draw:layer="layout" svg:width="0.832cm" svg:height="0.759cm" svg:x="8.757cm" svg:y="1.254cm">
          <draw:text-box>
            <text:p><text:span text:style-name="T1">R</text:span></text:p>
          </draw:text-box>
        </draw:frame>
        <draw:frame draw:style-name="gr5" draw:text-style-name="P2" draw:layer="layout" svg:width="0.832cm" svg:height="0.759cm" svg:x="12.753cm" svg:y="1.254cm">
          <draw:text-box>
            <text:p><text:span text:style-name="T1">R</text:span></text:p>
          </draw:text-box>
        </draw:frame>
        <draw:line draw:style-name="gr1" draw:text-style-name="P1" draw:layer="layout" svg:x1="0.503cm" svg:y1="8.403cm" svg:x2="14.553cm" svg:y2="8.43cm">
          <text:p/>
        </draw:line>
        <draw:line draw:style-name="gr1" draw:text-style-name="P1" draw:layer="layout" svg:x1="0.503cm" svg:y1="9.704cm" svg:x2="14.553cm" svg:y2="9.731cm">
          <text:p/>
        </draw:line>
        <draw:path draw:style-name="gr1" draw:text-style-name="P1" draw:layer="layout" svg:width="0.422cm" svg:height="1.296cm" svg:x="0.371cm" svg:y="8.403cm" svg:viewBox="0 0 423 1297" svg:d="M159 1297c132-371 264-450 264-450l-105-349-291-154-27-158 132-186">
          <text:p/>
        </draw:path>
        <draw:path draw:style-name="gr1" draw:text-style-name="P1" draw:layer="layout" svg:width="0.422cm" svg:height="1.296cm" svg:x="14.369cm" svg:y="8.456cm" svg:viewBox="0 0 423 1297" svg:d="M159 1297c132-371 264-450 264-450l-105-349-291-154-27-158 132-186">
          <text:p/>
        </draw:path>
        <draw:rect draw:style-name="gr2" draw:text-style-name="P1" draw:layer="layout" svg:width="1.72cm" svg:height="1.27cm" svg:x="3.36cm" svg:y="8.43cm">
          <text:p/>
        </draw:rect>
        <draw:rect draw:style-name="gr2" draw:text-style-name="P1" draw:layer="layout" svg:width="0.847cm" svg:height="1.27cm" svg:x="6.006cm" svg:y="8.404cm">
          <text:p/>
        </draw:rect>
        <draw:rect draw:style-name="gr2" draw:text-style-name="P1" draw:layer="layout" svg:width="0.769cm" svg:height="1.27cm" svg:x="7.752cm" svg:y="8.403cm">
          <text:p/>
        </draw:rect>
        <draw:rect draw:style-name="gr2" draw:text-style-name="P1" draw:layer="layout" svg:width="1.085cm" svg:height="1.27cm" svg:x="9.368cm" svg:y="8.429cm">
          <text:p/>
        </draw:rect>
        <draw:rect draw:style-name="gr2" draw:text-style-name="P1" draw:layer="layout" svg:width="0.847cm" svg:height="1.27cm" svg:x="11.35cm" svg:y="8.43cm">
          <text:p/>
        </draw:rect>
        <draw:rect draw:style-name="gr2" draw:text-style-name="P1" draw:layer="layout" svg:width="1.085cm" svg:height="1.27cm" svg:x="13.044cm" svg:y="8.457cm">
          <text:p/>
        </draw:rect>
        <draw:frame draw:style-name="gr5" draw:text-style-name="P2" draw:layer="layout" svg:width="0.832cm" svg:height="0.759cm" svg:x="3.811cm" svg:y="8.355cm">
          <draw:text-box>
            <text:p><text:span text:style-name="T1">R</text:span></text:p>
          </draw:text-box>
        </draw:frame>
        <draw:frame draw:style-name="gr3" draw:text-style-name="P2" draw:layer="layout" svg:width="1.137cm" svg:height="0.759cm" svg:x="4.896cm" svg:y="8.355cm">
          <draw:text-box>
            <text:p><text:span text:style-name="T1">EC</text:span></text:p>
          </draw:text-box>
        </draw:frame>
        <draw:frame draw:style-name="gr3" draw:text-style-name="P2" draw:layer="layout" svg:width="1.137cm" svg:height="0.759cm" svg:x="2.224cm" svg:y="8.355cm">
          <draw:text-box>
            <text:p><text:span text:style-name="T1">EC</text:span></text:p>
          </draw:text-box>
        </draw:frame>
        <draw:frame draw:style-name="gr3" draw:text-style-name="P2" draw:layer="layout" svg:width="1.137cm" svg:height="0.759cm" svg:x="6.617cm" svg:y="8.355cm">
          <draw:text-box>
            <text:p><text:span text:style-name="T1">EC</text:span></text:p>
          </draw:text-box>
        </draw:frame>
        <draw:frame draw:style-name="gr3" draw:text-style-name="P2" draw:layer="layout" svg:width="1.137cm" svg:height="0.759cm" svg:x="8.285cm" svg:y="8.355cm">
          <draw:text-box>
            <text:p><text:span text:style-name="T1">EC</text:span></text:p>
          </draw:text-box>
        </draw:frame>
        <draw:frame draw:style-name="gr3" draw:text-style-name="P2" draw:layer="layout" svg:width="1.137cm" svg:height="0.759cm" svg:x="10.27cm" svg:y="8.355cm">
          <draw:text-box>
            <text:p><text:span text:style-name="T1">EC</text:span></text:p>
          </draw:text-box>
        </draw:frame>
        <draw:frame draw:style-name="gr3" draw:text-style-name="P2" draw:layer="layout" svg:width="1.137cm" svg:height="0.759cm" svg:x="12.044cm" svg:y="8.355cm">
          <draw:text-box>
            <text:p><text:span text:style-name="T1">EC</text:span></text:p>
          </draw:text-box>
        </draw:frame>
        <draw:frame draw:style-name="gr5" draw:text-style-name="P2" draw:layer="layout" svg:width="0.832cm" svg:height="0.759cm" svg:x="6.112cm" svg:y="8.355cm">
          <draw:text-box>
            <text:p><text:span text:style-name="T1">R</text:span></text:p>
          </draw:text-box>
        </draw:frame>
        <draw:frame draw:style-name="gr5" draw:text-style-name="P2" draw:layer="layout" svg:width="0.832cm" svg:height="0.759cm" svg:x="7.752cm" svg:y="8.355cm">
          <draw:text-box>
            <text:p><text:span text:style-name="T1">R</text:span></text:p>
          </draw:text-box>
        </draw:frame>
        <draw:frame draw:style-name="gr5" draw:text-style-name="P2" draw:layer="layout" svg:width="0.832cm" svg:height="0.759cm" svg:x="9.473cm" svg:y="8.355cm">
          <draw:text-box>
            <text:p><text:span text:style-name="T1">R</text:span></text:p>
          </draw:text-box>
        </draw:frame>
        <draw:frame draw:style-name="gr5" draw:text-style-name="P2" draw:layer="layout" svg:width="0.832cm" svg:height="0.759cm" svg:x="11.193cm" svg:y="8.355cm">
          <draw:text-box>
            <text:p><text:span text:style-name="T1">R</text:span></text:p>
          </draw:text-box>
        </draw:frame>
        <draw:frame draw:style-name="gr5" draw:text-style-name="P2" draw:layer="layout" svg:width="0.832cm" svg:height="0.759cm" svg:x="13.045cm" svg:y="8.355cm">
          <draw:text-box>
            <text:p><text:span text:style-name="T1">R</text:span></text:p>
          </draw:text-box>
        </draw:frame>
        <draw:rect draw:style-name="gr2" draw:text-style-name="P1" draw:layer="layout" svg:width="0.847cm" svg:height="1.27cm" svg:x="1.614cm" svg:y="8.404cm">
          <text:p/>
        </draw:rect>
        <draw:frame draw:style-name="gr5" draw:text-style-name="P2" draw:layer="layout" svg:width="0.832cm" svg:height="0.759cm" svg:x="1.72cm" svg:y="8.355cm">
          <draw:text-box>
            <text:p><text:span text:style-name="T1">R</text:span></text:p>
          </draw:text-box>
        </draw:frame>
        <draw:line draw:style-name="gr1" draw:text-style-name="P1" draw:layer="layout" svg:x1="0.238cm" svg:y1="4.216cm" svg:x2="14.367cm" svg:y2="4.216cm">
          <text:p/>
        </draw:line>
        <draw:line draw:style-name="gr1" draw:text-style-name="P1" draw:layer="layout" svg:x1="0.741cm" svg:y1="2.91cm" svg:x2="0.741cm" svg:y2="7.117cm">
          <text:p/>
        </draw:line>
        <draw:line draw:style-name="gr6" draw:text-style-name="P1" draw:layer="layout" svg:x1="5.555cm" svg:y1="1.878cm" svg:x2="5.583cm" svg:y2="4.18cm">
          <text:p/>
        </draw:line>
        <draw:line draw:style-name="gr6" draw:text-style-name="P1" draw:layer="layout" svg:x1="2.724cm" svg:y1="1.853cm" svg:x2="2.699cm" svg:y2="4.207cm">
          <text:p/>
        </draw:line>
        <draw:line draw:style-name="gr6" draw:text-style-name="P1" draw:layer="layout" svg:x1="8.226cm" svg:y1="1.88cm" svg:x2="8.229cm" svg:y2="4.233cm">
          <text:p/>
        </draw:line>
        <draw:line draw:style-name="gr7" draw:text-style-name="P1" draw:layer="layout" svg:x1="0.741cm" svg:y1="3.757cm" svg:x2="2.725cm" svg:y2="3.757cm">
          <text:p/>
        </draw:line>
        <draw:line draw:style-name="gr7" draw:text-style-name="P1" draw:layer="layout" svg:x1="0.714cm" svg:y1="3.519cm" svg:x2="5.556cm" svg:y2="3.492cm">
          <text:p/>
        </draw:line>
        <draw:line draw:style-name="gr7" draw:text-style-name="P1" draw:layer="layout" svg:x1="0.714cm" svg:y1="3.21cm" svg:x2="8.255cm" svg:y2="3.175cm">
          <text:p/>
        </draw:line>
        <draw:frame draw:style-name="gr8" draw:text-style-name="P3" draw:layer="layout" svg:width="0.756cm" svg:height="0.862cm" svg:x="2.701cm" svg:y="3.424cm">
          <draw:text-box>
            <text:p><text:span text:style-name="T2">t</text:span><text:span text:style-name="T3">1</text:span></text:p>
          </draw:text-box>
        </draw:frame>
        <draw:frame draw:style-name="gr8" draw:text-style-name="P3" draw:layer="layout" svg:width="0.756cm" svg:height="0.862cm" svg:x="5.601cm" svg:y="3.124cm">
          <draw:text-box>
            <text:p><text:span text:style-name="T2">t</text:span><text:span text:style-name="T3">2</text:span></text:p>
          </draw:text-box>
        </draw:frame>
        <draw:frame draw:style-name="gr8" draw:text-style-name="P3" draw:layer="layout" svg:width="0.756cm" svg:height="0.862cm" svg:x="8.225cm" svg:y="2.871cm">
          <draw:text-box>
            <text:p><text:span text:style-name="T2">t</text:span><text:span text:style-name="T3">3</text:span></text:p>
          </draw:text-box>
        </draw:frame>
        <draw:line draw:style-name="gr1" draw:text-style-name="P1" draw:layer="layout" svg:x1="0.239cm" svg:y1="6.816cm" svg:x2="14.368cm" svg:y2="6.816cm">
          <text:p/>
        </draw:line>
        <draw:line draw:style-name="gr1" draw:text-style-name="P1" draw:layer="layout" svg:x1="6.747cm" svg:y1="5.372cm" svg:x2="6.72cm" svg:y2="6.827cm">
          <text:p/>
        </draw:line>
        <draw:line draw:style-name="gr7" draw:text-style-name="P1" draw:layer="layout" svg:x1="6.747cm" svg:y1="6.219cm" svg:x2="8.731cm" svg:y2="6.219cm">
          <text:p/>
        </draw:line>
        <draw:line draw:style-name="gr7" draw:text-style-name="P1" draw:layer="layout" svg:x1="6.72cm" svg:y1="5.981cm" svg:x2="11.562cm" svg:y2="5.954cm">
          <text:p/>
        </draw:line>
        <draw:line draw:style-name="gr7" draw:text-style-name="P1" draw:layer="layout" svg:x1="6.72cm" svg:y1="5.672cm" svg:x2="14.261cm" svg:y2="5.637cm">
          <text:p/>
        </draw:line>
        <draw:frame draw:style-name="gr8" draw:text-style-name="P3" draw:layer="layout" svg:width="0.756cm" svg:height="0.862cm" svg:x="8.707cm" svg:y="5.886cm">
          <draw:text-box>
            <text:p><text:span text:style-name="T2">t</text:span><text:span text:style-name="T3">1</text:span></text:p>
          </draw:text-box>
        </draw:frame>
        <draw:frame draw:style-name="gr8" draw:text-style-name="P3" draw:layer="layout" svg:width="0.756cm" svg:height="0.862cm" svg:x="11.607cm" svg:y="5.586cm">
          <draw:text-box>
            <text:p><text:span text:style-name="T2">t</text:span><text:span text:style-name="T3">2</text:span></text:p>
          </draw:text-box>
        </draw:frame>
        <draw:frame draw:style-name="gr8" draw:text-style-name="P3" draw:layer="layout" svg:width="0.756cm" svg:height="0.862cm" svg:x="14.231cm" svg:y="5.333cm">
          <draw:text-box>
            <text:p><text:span text:style-name="T2">t</text:span><text:span text:style-name="T3">3</text:span></text:p>
          </draw:text-box>
        </draw:frame>
        <draw:line draw:style-name="gr6" draw:text-style-name="P1" draw:layer="layout" svg:x1="11.614cm" svg:y1="5.423cm" svg:x2="11.668cm" svg:y2="8.466cm">
          <text:p/>
        </draw:line>
        <draw:line draw:style-name="gr6" draw:text-style-name="P1" draw:layer="layout" svg:x1="8.783cm" svg:y1="5.398cm" svg:x2="8.731cm" svg:y2="9.154cm">
          <text:p/>
        </draw:line>
        <draw:line draw:style-name="gr6" draw:text-style-name="P1" draw:layer="layout" svg:x1="14.285cm" svg:y1="5.425cm" svg:x2="14.235cm" svg:y2="9.048cm">
          <text:p/>
        </draw:line>
        <draw:custom-shape draw:style-name="gr9" draw:text-style-name="P1" draw:layer="layout" svg:width="1.826cm" svg:height="0.9cm" draw:transform="rotate (-1.30323735246511) translate (8.594cm 4.05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line draw:style-name="gr7" draw:text-style-name="P1" draw:layer="layout" svg:x1="0.741cm" svg:y1="5.848cm" svg:x2="6.668cm" svg:y2="5.873cm">
          <text:p/>
        </draw:line>
        <draw:frame draw:style-name="gr10" draw:text-style-name="P3" draw:layer="layout" svg:width="1.035cm" svg:height="0.734cm" svg:x="3.405cm" svg:y="5.162cm">
          <draw:text-box>
            <text:p><text:span text:style-name="T4">Δ</text:span><text:span text:style-name="T5">T</text:span></text:p>
          </draw:text-box>
        </draw:frame>
        <draw:custom-shape draw:style-name="gr11" draw:text-style-name="P4" draw:layer="layout" svg:width="6.165cm" svg:height="0.873cm" svg:x="2.25cm" svg:y="3.995cm">
          <text:p text:style-name="P1"><text:span text:style-name="T1">packing</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2" draw:text-style-name="P2" draw:layer="layout" svg:width="3.067cm" svg:height="0.759cm" svg:x="8.149cm" svg:y="4.551cm">
          <draw:text-box>
            <text:p><text:span text:style-name="T1">transmission</text:span></text:p>
          </draw:text-box>
        </draw:frame>
        <draw:custom-shape draw:style-name="gr11" draw:text-style-name="P4" draw:layer="layout" svg:width="6.165cm" svg:height="0.873cm" svg:x="8.415cm" svg:y="6.985cm">
          <text:p text:style-name="P1"><text:span text:style-name="T1">replay</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9" draw:text-style-name="P1" draw:layer="layout" svg:width="0.45cm" svg:height="0.502cm" svg:x="8.599cm" svg:y="8.9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12.224cm" svg:y1="8.963cm" svg:x2="11.668cm" svg:y2="8.355cm">
          <text:p/>
        </draw:line>
        <draw:custom-shape draw:style-name="gr9" draw:text-style-name="P1" draw:layer="layout" svg:width="0.45cm" svg:height="0.502cm" svg:x="12.039cm" svg:y="8.86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 draw:layer="layout" svg:width="0.45cm" svg:height="0.502cm" svg:x="14.104cm" svg:y="8.8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5" draw:layer="layout" svg:width="4.392cm" svg:height="1.123cm" svg:x="1.905cm" svg:y="7.038cm">
          <draw:text-box>
            <text:p><text:span text:style-name="T6">EC …..Event Cascade</text:span></text:p>
            <text:p><text:span text:style-name="T6">R ….....Rendering</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mmerierungszeichen" style:family="graphic">
      <style:paragraph-properties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bottom"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1"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2" style:family="graphic" style:parent-style-name="standard">
      <style:graphic-properties draw:fill="solid" draw:fill-color="#008000" draw:opacity="70%" draw:textarea-horizontal-align="center" draw:textarea-vertical-align="top" draw:auto-grow-height="false" fo:min-height="0cm" fo:min-width="0cm" draw:shadow-opacity="70%"/>
    </style:style>
    <style:style style:name="gr13" style:family="graphic" style:parent-style-name="objectwithoutfill">
      <style:graphic-properties draw:stroke="dash" draw:stroke-dash="Fine_20_Dashed_20__28_var_29_" svg:stroke-width="0.152cm" draw:marker-start-width="0.66cm" draw:marker-end="Arrow" draw:marker-end-width="0.66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solid" draw:fill-color="#c0c0c0"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ext-properties fo:color="#ffffff" style:text-underline-style="solid" style:text-underline-width="auto" style:text-underline-color="font-color" fo:font-weight="bold" style:font-weight-asian="bold" style:font-weight-complex="bold"/>
    </style:style>
    <style:style style:name="T1" style:family="text">
      <style:text-properties fo:font-size="10pt" style:font-size-asian="10pt" style:font-size-complex="10pt"/>
    </style:style>
    <style:style style:name="T2" style:family="text">
      <style:text-properties fo:color="#ffffff"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425cm" svg:height="2.328cm" svg:x="0.132cm" svg:y="5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05cm" svg:height="1.852cm" svg:x="0.661cm" svg:y="0.7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42cm" svg:height="0.64cm" svg:x="0.396cm" svg:y="2.725cm">
          <draw:text-box>
            <text:p text:style-name="P1"><text:span text:style-name="T1">User Activity</text:span></text:p>
          </draw:text-box>
        </draw:frame>
        <draw:custom-shape draw:style-name="gr2" draw:text-style-name="P1" draw:layer="layout" svg:width="1.905cm" svg:height="1.852cm" svg:x="0.661cm" svg:y="0.79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774cm" svg:y="2.725cm">
          <draw:text-box>
            <text:p text:style-name="P3"><text:span text:style-name="T1">Sensor Node</text:span><text:span text:style-name="T1"><text:line-break/></text:span><text:span text:style-name="T1">e.g. TouchSensor</text:span></text:p>
          </draw:text-box>
        </draw:frame>
        <draw:line draw:style-name="gr6" draw:text-style-name="P1" draw:layer="layout" svg:x1="5.834cm" svg:y1="0.212cm" svg:x2="5.834cm" svg:y2="4.26cm">
          <text:p/>
        </draw:line>
        <draw:frame draw:style-name="gr7" draw:text-style-name="P5" draw:layer="layout" svg:width="2.962cm" svg:height="1.029cm" svg:x="4.302cm" svg:y="4.206cm">
          <draw:text-box>
            <text:p><text:span text:style-name="T1">Continuous or</text:span></text:p>
            <text:p><text:span text:style-name="T1">Discrete Events</text:span></text:p>
          </draw:text-box>
        </draw:frame>
        <draw:custom-shape draw:style-name="gr4" draw:text-style-name="P1" draw:layer="layout" svg:width="1.931cm" svg:height="1.931cm" svg:x="6.166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3.072cm" svg:height="1.029cm" svg:x="5.643cm" svg:y="2.725cm">
          <draw:text-box>
            <text:p text:style-name="P3"><text:span text:style-name="T1">Simulation</text:span><text:span text:style-name="T1"><text:line-break/></text:span><text:span text:style-name="T1">e.g. TimeSensor</text:span></text:p>
          </draw:text-box>
        </draw:frame>
        <draw:line draw:style-name="gr6" draw:text-style-name="P1" draw:layer="layout" svg:x1="8.704cm" svg:y1="0.212cm" svg:x2="8.704cm" svg:y2="4.26cm">
          <text:p/>
        </draw:line>
        <draw:frame draw:style-name="gr9" draw:text-style-name="P5" draw:layer="layout" svg:width="2.708cm" svg:height="1.029cm" svg:x="7.172cm" svg:y="4.206cm">
          <draw:text-box>
            <text:p><text:span text:style-name="T1">Continuous or</text:span></text:p>
            <text:p><text:span text:style-name="T1">Discrete State</text:span></text:p>
          </draw:text-box>
        </draw:frame>
        <draw:custom-shape draw:style-name="gr4" draw:text-style-name="P1" draw:layer="layout" svg:width="1.931cm" svg:height="1.931cm" svg:x="8.931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76cm" svg:height="0.64cm" svg:x="8.827cm" svg:y="2.725cm">
          <draw:text-box>
            <text:p text:style-name="P1"><text:span text:style-name="T1">Interpolator</text:span></text:p>
          </draw:text-box>
        </draw:frame>
        <draw:custom-shape draw:style-name="gr4" draw:text-style-name="P1" draw:layer="layout" svg:width="1.931cm" svg:height="1.931cm" svg:x="11.69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 draw:layer="layout" svg:width="2.115cm" svg:height="1.029cm" svg:x="11.694cm" svg:y="2.725cm">
          <draw:text-box>
            <text:p text:style-name="P1"><text:span text:style-name="T1">Geometry,</text:span><text:span text:style-name="T1"><text:line-break/></text:span><text:span text:style-name="T1">Sound</text:span></text:p>
          </draw:text-box>
        </draw:frame>
        <draw:custom-shape draw:style-name="gr12" draw:text-style-name="P6" draw:layer="layout" svg:width="10.9cm" svg:height="5.318cm" svg:x="1.376cm" svg:y="0.264cm">
          <text:p text:style-name="P1"><text:span text:style-name="T2">MIDAS Objec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3" draw:text-style-name="P1" draw:layer="layout" svg:width="12.619cm" svg:height="3.254cm" svg:x="1.667cm" svg:y="1.878cm" svg:viewBox="0 0 12620 3255" svg:d="M0 185c1984 80 2645 265 2645 265l239 767-530 1350 291 688h2196l1694-80 1349-979 291-1720 582-343 503-133h3360">
          <text:p/>
        </draw:path>
        <draw:frame draw:style-name="gr14" draw:layer="layout" svg:width="6.238cm" svg:height="0.963cm" svg:x="7.407cm" svg:y="3.651cm">
          <draw:text-box>
            <text:p>Chain of Interactivity</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middle"/>
    </style:style>
    <style:style style:name="gr2" style:family="graphic" style:parent-style-name="standard">
      <style:graphic-properties draw:textarea-horizontal-align="center" draw:textarea-vertical-align="top"/>
    </style:style>
    <style:style style:name="gr3" style:family="graphic" style:parent-style-name="standard">
      <style:graphic-properties draw:fill-color="#e6e64c" draw:textarea-vertical-align="middle"/>
    </style:style>
    <style:style style:name="gr4" style:family="graphic" style:parent-style-name="standard">
      <style:graphic-properties draw:fill-color="#e6e64c"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svg:stroke-width="0.051cm" svg:stroke-color="#000000" draw:marker-start="Arrow" draw:marker-start-width="0.457cm" draw:marker-end="Arrow" draw:marker-end-width="0.457cm" draw:textarea-vertical-align="middle" fo:padding-top="0.15cm" fo:padding-bottom="0.15cm" fo:padding-left="0.275cm" fo:padding-right="0.275cm"/>
    </style:style>
    <style:style style:name="gr8" style:family="graphic" style:parent-style-name="objectwithoutfill">
      <style:graphic-properties draw:marker-end="Arrow" draw:marker-end-width="0.356cm" draw:fill="none"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family="Arial" style:font-family-generic="roman" style:font-pitch="variable" fo:font-size="11pt" style:letter-kerning="true" style:font-family-asian="'Microsoft YaHei'" style:font-family-generic-asian="system" style:font-pitch-asian="variable" style:font-size-asian="11pt" style:font-family-complex="'Lucida Sans'" style:font-family-generic-complex="system" style:font-pitch-complex="variable"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4.683cm" svg:height="5.107cm" svg:x="9.101cm" svg:y="0.423cm">
          <text:p text:style-name="P1">CP</text:p>
        </draw:ellipse>
        <draw:rect draw:style-name="gr2" draw:text-style-name="P2" draw:layer="layout" svg:width="2.805cm" svg:height="8.758cm" svg:x="0.502cm" svg:y="0.449cm">
          <text:p text:style-name="P1"><text:span text:style-name="T1">Scene Instance</text:span></text:p>
        </draw:rect>
        <draw:ellipse draw:style-name="gr3" draw:text-style-name="P2" draw:layer="layout" svg:width="3.333cm" svg:height="1.804cm" svg:x="9.102cm" svg:y="0.498cm">
          <text:p text:style-name="P1"><text:span text:style-name="T1">SIP Server</text:span></text:p>
        </draw:ellipse>
        <draw:custom-shape draw:style-name="gr4" draw:text-style-name="P2" draw:layer="layout" svg:width="4.841cm" svg:height="1.403cm" svg:x="3.89cm" svg:y="0.793cm">
          <text:p text:style-name="P3">1. SIP (Authorizatio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5" draw:text-style-name="P2" draw:layer="layout" svg:width="3.333cm" svg:height="3.418cm" svg:x="9.156cm" svg:y="2.458cm">
          <text:p text:style-name="P1"><text:span text:style-name="T1">Collaboration S.</text:span></text:p>
        </draw:ellipse>
        <draw:custom-shape draw:style-name="gr6" draw:text-style-name="P2" draw:layer="layout" svg:width="3.916cm" svg:height="2.434cm" svg:x="9.101cm" svg:y="6.694cm">
          <text:p text:style-name="P1"><text:span text:style-name="T1">IP Multica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3.836cm" svg:y1="3.936cm" svg:x2="8.651cm" svg:y2="3.936cm">
          <text:p/>
        </draw:line>
        <draw:line draw:style-name="gr7" draw:text-style-name="P1" draw:layer="layout" svg:x1="3.996cm" svg:y1="8.254cm" svg:x2="8.811cm" svg:y2="8.254cm">
          <text:p/>
        </draw:line>
        <draw:path draw:style-name="gr8" draw:text-style-name="P1" draw:layer="layout" svg:width="0.289cm" svg:height="2.116cm" svg:x="6.165cm" svg:y="1.746cm" svg:viewBox="0 0 290 2117" svg:d="M264 0c-609 1018 26 2117 26 2117">
          <text:p/>
        </draw:path>
        <draw:path draw:style-name="gr8" draw:text-style-name="P1" draw:layer="layout" svg:width="0.614cm" svg:height="6.402cm" svg:x="6.74cm" svg:y="1.799cm" svg:viewBox="0 0 615 6403" svg:d="M192 0c-609 1323 423 6403 423 6403">
          <text:p/>
        </draw:path>
        <draw:custom-shape draw:style-name="gr9" draw:text-style-name="P2" draw:layer="layout" svg:width="5.556cm" svg:height="1.058cm" svg:x="3.651cm" svg:y="4.095cm">
          <text:p text:style-name="P2"><text:span text:style-name="T1">2. LI-R (username,tok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677cm" svg:y="4.836cm">
          <text:p text:style-name="P1"><text:span text:style-name="T1">3. LI-G (Expire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704cm" svg:y="5.576cm">
          <text:p text:style-name="P2"><text:span text:style-name="T1">4. SUN(user-data1-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789cm" svg:x="0cm" svg:y="0cm">
          <text:p text:style-name="P1"><text:span text:style-name="T1">Scene Instance</text:span></text:p>
        </draw:rect>
        <draw:ellipse draw:style-name="gr2" draw:text-style-name="P2" draw:layer="layout" svg:width="3.025cm" svg:height="4.578cm" svg:x="11.615cm" svg:y="0.449cm">
          <text:p text:style-name="P1"><text:span text:style-name="T1">Collaboration S.</text:span></text:p>
        </draw:ellipse>
        <draw:custom-shape draw:style-name="gr3" draw:text-style-name="P2" draw:layer="layout" svg:width="6.73cm" svg:height="1.381cm" svg:x="4.356cm" svg:y="1cm">
          <text:p text:style-name="P1"><text:span text:style-name="T1">1. STS (streamName, templ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376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826cm" svg:height="1.323cm" svg:x="12.143cm" svg:y="3.094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cm">
          <text:p text:style-name="P1"><text:span text:style-name="T1">Scene Instance</text:span></text:p>
          <text:p text:style-name="P1"><text:span text:style-name="T1"/></text:p>
          <text:p text:style-name="P1"><text:span text:style-name="T1">[triggering activity]</text:span></text:p>
        </draw:rect>
        <draw:ellipse draw:style-name="gr2" draw:text-style-name="P2" draw:layer="layout" svg:width="2.934cm" svg:height="3.731cm" svg:x="11.906cm" svg:y="0.449cm">
          <text:p text:style-name="P1"><text:span text:style-name="T1">Collaboration S.</text:span></text:p>
        </draw:ellipse>
        <draw:custom-shape draw:style-name="gr3" draw:text-style-name="P2" draw:layer="layout" svg:width="7.127cm" svg:height="1.381cm" svg:x="4.356cm" svg:y="1cm">
          <text:p text:style-name="P1"><text:span text:style-name="T1">1. B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7.364cm" svg:height="1.381cm" svg:x="3.933cm" svg:y="2.376cm">
          <text:p text:style-name="P1"><text:span text:style-name="T1">2. B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934cm" svg:height="1.987cm" svg:x="11.154cm" svg:y="0.556cm">
          <draw:text-box>
            <text:p><text:span text:style-name="T2">]</text:span></text:p>
          </draw:text-box>
        </draw:frame>
        <draw:frame draw:style-name="gr4" draw:text-style-name="P3" draw:layer="layout" svg:width="0.934cm" svg:height="1.987cm" svg:x="3.642cm" svg:y="0.61cm">
          <draw:text-box>
            <text:p><text:span text:style-name="T2">[</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1cm">
          <text:p text:style-name="P1"><text:span text:style-name="T1">Scene Instance</text:span></text:p>
          <text:p text:style-name="P1"><text:span text:style-name="T1"/></text:p>
          <text:p text:style-name="P1"><text:span text:style-name="T1">[pilot]</text:span></text:p>
        </draw:rect>
        <draw:custom-shape draw:style-name="gr2" draw:text-style-name="P2" draw:layer="layout" svg:width="7.153cm" svg:height="1.381cm" svg:x="4.356cm" svg:y="1.001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7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7cm">
          <draw:text-box>
            <text:p><text:span text:style-name="T2">]</text:span></text:p>
          </draw:text-box>
        </draw:frame>
        <draw:frame draw:style-name="gr3" draw:text-style-name="P3" draw:layer="layout" svg:width="0.934cm" svg:height="1.987cm" svg:x="3.342cm" svg:y="0.611cm">
          <draw:text-box>
            <text:p><text:span text:style-name="T2">[</text:span></text:p>
          </draw:text-box>
        </draw:frame>
        <draw:ellipse draw:style-name="gr4" draw:text-style-name="P2" draw:layer="layout" svg:width="2.934cm" svg:height="3.731cm" svg:x="11.906cm" svg:y="0.45cm">
          <text:p text:style-name="P1"><text:span text:style-name="T1">Collaboration S.</text:span></text:p>
        </draw:ellipse>
        <draw:custom-shape draw:style-name="gr2" draw:text-style-name="P1" draw:layer="layout" svg:width="1.985cm" svg:height="0.953cm" svg:x="12.382cm" svg:y="2.69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0.896cm" svg:height="1.826cm" svg:x="-0.159cm" svg:y="1.124cm">
          <draw:text-box>
            <text:p><text:span text:style-name="T3">[</text:span></text:p>
          </draw:text-box>
        </draw:frame>
        <draw:frame draw:style-name="gr5" draw:text-style-name="P4" draw:layer="layout" svg:width="0.896cm" svg:height="1.826cm" svg:x="2.619cm" svg:y="1.178cm">
          <draw:text-box>
            <text:p><text:span text:style-name="T3">]</text:span></text:p>
          </draw:text-box>
        </draw:frame>
        <draw:custom-shape draw:style-name="gr2" draw:text-style-name="P2" draw:layer="layout" svg:width="1.826cm" svg:height="1.323cm" svg:x="0.766cm" svg:y="1.521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right" draw:textarea-vertical-align="top"/>
    </style:style>
    <style:style style:name="gr3" style:family="graphic" style:parent-style-name="standard">
      <style:graphic-properties draw:textarea-horizontal-align="left" draw:textarea-vertical-align="top"/>
    </style:style>
    <style:style style:name="gr4" style:family="graphic" style:parent-style-name="standard">
      <style:graphic-properties draw:stroke="dash" draw:stroke-dash="Fine_20_Dashed_20__28_var_29_" svg:stroke-width="0.051cm" svg:stroke-color="#000000" draw:marker-start-width="0.355cm" draw:marker-end-width="0.355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objectwithoutfill">
      <style:graphic-properties svg:stroke-width="0.051cm" draw:marker-start-width="0.355cm" draw:marker-end="Arrow" draw:marker-end-width="0.305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stroke="dash" draw:stroke-dash="Ultrafine_20_Dashed" svg:stroke-width="0.051cm" draw:marker-start-width="0.355cm" draw:marker-end-width="0.355cm" draw:fill="none" draw:textarea-vertical-align="middle" fo:padding-top="0.15cm" fo:padding-bottom="0.15cm" fo:padding-left="0.275cm" fo:padding-right="0.275cm"/>
    </style:style>
    <style:style style:name="gr8" style:family="graphic" style:parent-style-name="objectwithoutfill">
      <style:graphic-properties draw:stroke="dash" draw:stroke-dash="Ultrafine_20_Dashed" svg:stroke-width="0.051cm" draw:marker-start-width="0.355cm" draw:marker-end="Arrow" draw:marker-end-width="0.305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9pt" style:font-size-asian="9pt" style:font-size-complex="9pt"/>
    </style:style>
    <style:style style:name="P4" style:family="paragraph">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2" draw:layer="layout" svg:width="4.287cm" svg:height="1.111cm" svg:x="5.053cm" svg:y="2.355cm">
          <text:p text:style-name="P1"><text:span text:style-name="T1">Collaboration Server</text:span></text:p>
        </draw:ellipse>
        <draw:rect draw:style-name="gr2" draw:text-style-name="P1" draw:layer="layout" svg:width="6.139cm" svg:height="1.799cm" svg:x="7.938cm" svg:y="0.211cm">
          <text:p text:style-name="P1">Alice</text:p>
        </draw:rect>
        <draw:rect draw:style-name="gr2" draw:text-style-name="P1" draw:layer="layout" svg:width="6.139cm" svg:height="1.799cm" svg:x="7.885cm" svg:y="4.102cm">
          <text:p text:style-name="P1">Charlie</text:p>
        </draw:rect>
        <draw:rect draw:style-name="gr3" draw:text-style-name="P1" draw:layer="layout" svg:width="6.139cm" svg:height="1.799cm" svg:x="0.398cm" svg:y="0.212cm">
          <text:p text:style-name="P1">Bob</text:p>
        </draw:rect>
        <draw:frame draw:style-name="gr4" draw:text-style-name="P3" draw:layer="layout" svg:width="3.198cm" svg:height="1.005cm" svg:x="8.123cm" svg:y="0.555cm">
          <draw:text-box>
            <text:p><text:span text:style-name="T2">startAnimation_evt</text:span></text:p>
            <text:p><text:span text:style-name="T2">evt_startAnimation</text:span></text:p>
          </draw:text-box>
        </draw:frame>
        <draw:frame draw:style-name="gr4" draw:text-style-name="P3" draw:layer="layout" svg:width="3.198cm" svg:height="1.005cm" svg:x="3.175cm" svg:y="0.556cm">
          <draw:text-box>
            <text:p><text:span text:style-name="T2">startAnimation_evt</text:span></text:p>
            <text:p><text:span text:style-name="T2">evt_startAnimation</text:span></text:p>
          </draw:text-box>
        </draw:frame>
        <draw:frame draw:style-name="gr4" draw:text-style-name="P3" draw:layer="layout" svg:width="3.198cm" svg:height="1.005cm" svg:x="8.044cm" svg:y="4.314cm">
          <draw:text-box>
            <text:p><text:span text:style-name="T2">startAnimation_evt</text:span></text:p>
            <text:p><text:span text:style-name="T2">evt_startAnimation</text:span></text:p>
          </draw:text-box>
        </draw:frame>
        <draw:line draw:style-name="gr5" draw:text-style-name="P1" draw:layer="layout" svg:x1="1.428cm" svg:y1="2.169cm" svg:x2="3.36cm" svg:y2="1.243cm">
          <text:p/>
        </draw:line>
        <draw:frame draw:style-name="gr6" draw:layer="layout" svg:width="2.475cm" svg:height="0.963cm" svg:x="0.158cm" svg:y="2.143cm">
          <draw:text-box>
            <text:p>“touch”</text:p>
          </draw:text-box>
        </draw:frame>
        <draw:line draw:style-name="gr7" draw:text-style-name="P1" draw:layer="layout" svg:x1="6.085cm" svg:y1="1.27cm" svg:x2="6.905cm" svg:y2="1.296cm">
          <text:p/>
        </draw:line>
        <draw:line draw:style-name="gr8" draw:text-style-name="P1" draw:layer="layout" svg:x1="6.879cm" svg:y1="1.243cm" svg:x2="6.852cm" svg:y2="2.698cm">
          <text:p/>
        </draw:line>
        <draw:line draw:style-name="gr7" draw:text-style-name="P1" draw:layer="layout" svg:x1="7.302cm" svg:y1="0.767cm" svg:x2="7.276cm" svg:y2="2.354cm">
          <text:p/>
        </draw:line>
        <draw:line draw:style-name="gr7" draw:text-style-name="P1" draw:layer="layout" svg:x1="7.196cm" svg:y1="0.768cm" svg:x2="7.17cm" svg:y2="2.355cm">
          <text:p/>
        </draw:line>
        <draw:line draw:style-name="gr8" draw:text-style-name="P1" draw:layer="layout" svg:x1="7.276cm" svg:y1="0.82cm" svg:x2="8.308cm" svg:y2="0.82cm">
          <text:p/>
        </draw:line>
        <draw:line draw:style-name="gr8" draw:text-style-name="P1" draw:layer="layout" svg:x1="7.17cm" svg:y1="0.846cm" svg:x2="6.138cm" svg:y2="0.82cm">
          <text:p/>
        </draw:line>
        <draw:line draw:style-name="gr7" draw:text-style-name="P1" draw:layer="layout" svg:x1="7.249cm" svg:y1="3.468cm" svg:x2="7.223cm" svg:y2="4.524cm">
          <text:p/>
        </draw:line>
        <draw:line draw:style-name="gr8" draw:text-style-name="P1" draw:layer="layout" svg:x1="7.236cm" svg:y1="4.55cm" svg:x2="8.268cm" svg:y2="4.55cm">
          <text:p/>
        </draw:line>
        <draw:line draw:style-name="gr5" draw:text-style-name="P1" draw:layer="layout" svg:x1="3.374cm" svg:y1="0.841cm" svg:x2="1.746cm" svg:y2="1.243cm">
          <text:p/>
        </draw:line>
        <draw:line draw:style-name="gr5" draw:text-style-name="P1" draw:layer="layout" svg:x1="11.073cm" svg:y1="0.847cm" svg:x2="12.779cm" svg:y2="1.27cm">
          <text:p/>
        </draw:line>
        <draw:line draw:style-name="gr5" draw:text-style-name="P1" draw:layer="layout" svg:x1="11.033cm" svg:y1="4.629cm" svg:x2="12.7cm" svg:y2="5.238cm">
          <text:p/>
        </draw:line>
        <draw:frame draw:style-name="gr4" draw:text-style-name="P3" draw:layer="layout" svg:width="1.221cm" svg:height="0.653cm" svg:x="1cm" svg:y="4.341cm">
          <draw:text-box>
            <text:p><text:span text:style-name="T2">NSN</text:span></text:p>
          </draw:text-box>
        </draw:frame>
        <draw:line draw:style-name="gr5" draw:text-style-name="P1" draw:layer="layout" svg:x1="1cm" svg:y1="5.542cm" svg:x2="2.196cm" svg:y2="5.529cm">
          <text:p/>
        </draw:line>
        <draw:frame draw:style-name="gr6" draw:text-style-name="P4" draw:layer="layout" svg:width="3.829cm" svg:height="0.725cm" svg:x="2.248cm" svg:y="5.079cm">
          <draw:text-box>
            <text:p><text:span text:style-name="T3">…</text:span><text:span text:style-name="T3">...internal event</text:span></text:p>
          </draw:text-box>
        </draw:frame>
        <draw:line draw:style-name="gr8" draw:text-style-name="P1" draw:layer="layout" svg:x1="1cm" svg:y1="6.058cm" svg:x2="2.169cm" svg:y2="6.059cm">
          <text:p/>
        </draw:line>
        <draw:frame draw:style-name="gr6" draw:text-style-name="P4" draw:layer="layout" svg:width="3.918cm" svg:height="0.725cm" svg:x="2.222cm" svg:y="5.636cm">
          <draw:text-box>
            <text:p><text:span text:style-name="T3">…</text:span><text:span text:style-name="T3">...network even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2.33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3cm" svg:y="0.002cm">
          <text:p text:style-name="P1"><text:span text:style-name="T1">Scene Instance</text:span></text:p>
          <text:p text:style-name="P1"><text:span text:style-name="T1"/></text:p>
          <text:p text:style-name="P1"><text:span text:style-name="T1">[unloading trigger]</text:span></text:p>
        </draw:rect>
        <draw:custom-shape draw:style-name="gr2" draw:text-style-name="P2" draw:layer="layout" svg:width="7.153cm" svg:height="1.381cm" svg:x="4.356cm" svg:y="1.002cm">
          <text:p text:style-name="P1"><text:span text:style-name="T1">1. SPQR (streamName, p-flag=tru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streamName, currentState=empty)</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8cm">
          <draw:text-box>
            <text:p><text:span text:style-name="T2">]</text:span></text:p>
          </draw:text-box>
        </draw:frame>
        <draw:frame draw:style-name="gr4" draw:text-style-name="P3" draw:layer="layout" svg:width="0.934cm" svg:height="1.987cm" svg:x="3.742cm" svg:y="0.612cm">
          <draw:text-box>
            <text:p><text:span text:style-name="T2">[</text:span></text:p>
          </draw:text-box>
        </draw:frame>
        <draw:frame draw:style-name="gr5" draw:text-style-name="P4" draw:layer="layout" svg:width="2.835cm" svg:height="0.687cm" svg:x="0.502cm" svg:y="2.857cm">
          <draw:text-box>
            <text:p><text:span text:style-name="T1">unload model</text:span></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3cm">
          <text:p text:style-name="P1"><text:span text:style-name="T1">Scene Instance</text:span></text:p>
          <text:p text:style-name="P1"><text:span text:style-name="T1"/></text:p>
          <text:p text:style-name="P1"><text:span text:style-name="T1">[triggering activity]</text:span></text:p>
        </draw:rect>
        <draw:custom-shape draw:style-name="gr2" draw:text-style-name="P2" draw:layer="layout" svg:width="7.153cm" svg:height="1.381cm" svg:x="4.356cm" svg:y="1.003cm">
          <text:p text:style-name="P1"><text:span text:style-name="T1">1. SCR (changeReques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9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2cm">
          <text:p text:style-name="P1"><text:span text:style-name="T1">Collaboration S.</text:span></text:p>
        </draw:ellipse>
        <draw:custom-shape draw:style-name="gr2" draw:text-style-name="P2" draw:layer="layout" svg:width="1.985cm" svg:height="0.953cm" svg:x="12.382cm" svg:y="2.7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9cm">
          <draw:text-box>
            <text:p><text:span text:style-name="T2">]</text:span></text:p>
          </draw:text-box>
        </draw:frame>
        <draw:frame draw:style-name="gr4" draw:text-style-name="P3" draw:layer="layout" svg:width="0.934cm" svg:height="1.987cm" svg:x="3.342cm" svg:y="0.613cm">
          <draw:text-box>
            <text:p><text:span text:style-name="T2">[</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3.468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88pt" style:font-size-asian="88pt" style:font-size-complex="88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7.382cm" svg:x="0cm" svg:y="0cm">
          <text:p text:style-name="P1"><text:span text:style-name="T1">Scene Instance</text:span></text:p>
          <text:p text:style-name="P1"><text:span text:style-name="T1"/></text:p>
          <text:p text:style-name="P1"><text:span text:style-name="T1">[currentState.obco</text:span></text:p>
          <text:p text:style-name="P1"><text:span text:style-name="T1">= = me]</text:span></text:p>
        </draw:rect>
        <draw:ellipse draw:style-name="gr2" draw:text-style-name="P2" draw:layer="layout" svg:width="3.025cm" svg:height="6.747cm" svg:x="11.915cm" svg:y="0.449cm">
          <text:p text:style-name="P1"><text:span text:style-name="T1">Collaboration S.</text:span></text:p>
        </draw:ellipse>
        <draw:custom-shape draw:style-name="gr3" draw:text-style-name="P2" draw:layer="layout" svg:width="6.73cm" svg:height="1.381cm" svg:x="4.356cm" svg:y="1cm">
          <text:p text:style-name="P1"><text:span text:style-name="T1">1. R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576cm">
          <text:p text:style-name="P1"><text:span text:style-name="T1">2. R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65cm" svg:height="1.381cm" svg:x="4.356cm" svg:y="4cm">
          <text:p text:style-name="P1"><text:span text:style-name="T1">3.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787cm" svg:height="3.718cm" svg:x="10.89cm" svg:y="1.92cm">
          <draw:text-box>
            <text:p><text:span text:style-name="T2">]</text:span></text:p>
          </draw:text-box>
        </draw:frame>
        <draw:custom-shape draw:style-name="gr3" draw:text-style-name="P2" draw:layer="layout" svg:width="6.968cm" svg:height="1.381cm" svg:x="3.933cm" svg:y="5.676cm">
          <text:p text:style-name="P1"><text:span text:style-name="T1">4.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1.366cm" svg:height="3.718cm" svg:x="3.14cm" svg:y="1.973cm">
          <draw:text-box>
            <text:p><text:span text:style-name="T2">[</text:span></text:p>
          </draw:text-box>
        </draw:frame>
        <draw:custom-shape draw:style-name="gr3" draw:text-style-name="P1" draw:layer="layout" svg:width="1.826cm" svg:height="1.323cm" svg:x="12.435cm" svg:y="4.86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0.896cm" svg:height="1.826cm" svg:x="-0.185cm" svg:y="2.793cm">
          <draw:text-box>
            <text:p><text:span text:style-name="T3">[</text:span></text:p>
          </draw:text-box>
        </draw:frame>
        <draw:frame draw:style-name="gr6" draw:text-style-name="P4" draw:layer="layout" svg:width="0.896cm" svg:height="1.826cm" svg:x="2.593cm" svg:y="2.847cm">
          <draw:text-box>
            <text:p><text:span text:style-name="T3">]</text:span></text:p>
          </draw:text-box>
        </draw:frame>
        <draw:custom-shape draw:style-name="gr3" draw:text-style-name="P2" draw:layer="layout" svg:width="1.826cm" svg:height="1.323cm" svg:x="0.74cm" svg:y="3.24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73cm" fo:min-width="2.402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1pt" style:font-size-asian="11pt" style:font-size-complex="11pt"/>
    </style:style>
    <style:style style:name="P4" style:family="paragraph">
      <style:text-properties fo:font-size="88pt" style:font-size-asian="88pt" style:font-size-complex="88pt"/>
    </style:style>
    <style:style style:name="P5"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8.763cm" svg:x="0cm" svg:y="1cm">
          <text:p text:style-name="P1"><text:span text:style-name="T1">Scene Instance</text:span></text:p>
          <text:p text:style-name="P1"><text:span text:style-name="T1"/></text:p>
          <text:p text:style-name="P1"><text:span text:style-name="T1">[currentState.obco</text:span></text:p>
          <text:p text:style-name="P1"><text:span text:style-name="T1"><text:s text:c="5"/></text:span><text:span text:style-name="T1">= = me]</text:span></text:p>
        </draw:rect>
        <draw:ellipse draw:style-name="gr2" draw:text-style-name="P2" draw:layer="layout" svg:width="2.972cm" svg:height="7.382cm" svg:x="11.668cm" svg:y="1.587cm">
          <text:p text:style-name="P1"><text:span text:style-name="T1">Collaboration S.</text:span></text:p>
        </draw:ellipse>
        <draw:custom-shape draw:style-name="gr3" draw:text-style-name="P1" draw:layer="layout" svg:width="1.826cm" svg:height="1.323cm" svg:x="12.25cm" svg:y="6.303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2.902cm" svg:height="1.123cm" svg:x="0.502cm" svg:y="3.213cm">
          <draw:text-box>
            <text:p><text:span text:style-name="T1">trigger to take</text:span></text:p>
            <text:p><text:span text:style-name="T1">controller role</text:span></text:p>
          </draw:text-box>
        </draw:frame>
        <draw:custom-shape draw:style-name="gr3" draw:text-style-name="P2" draw:layer="layout" svg:width="6.73cm" svg:height="1.687cm" svg:x="4.595cm" svg:y="2.824cm">
          <text:p text:style-name="P1"><text:span text:style-name="T1">5. REV (events.requestObco=m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509cm" svg:height="1.572cm" svg:x="4.101cm" svg:y="4.579cm">
          <text:p text:style-name="P1"><text:span text:style-name="T1">6. REV (events.requestObco=m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1.366cm" svg:height="3.718cm" svg:x="3.298cm" svg:y="3.999cm">
          <draw:text-box>
            <text:p><text:span text:style-name="T2">[</text:span></text:p>
          </draw:text-box>
        </draw:frame>
        <draw:frame draw:style-name="gr5" draw:text-style-name="P4" draw:layer="layout" svg:width="1.366cm" svg:height="3.718cm" svg:x="10.498cm" svg:y="3.999cm">
          <draw:text-box>
            <text:p><text:span text:style-name="T2">]</text:span></text:p>
          </draw:text-box>
        </draw:frame>
        <draw:frame draw:style-name="gr6" draw:text-style-name="P5" draw:layer="layout" svg:width="0.896cm" svg:height="1.826cm" svg:x="2.409cm" svg:y="4.703cm">
          <draw:text-box>
            <text:p><text:span text:style-name="T3">]</text:span></text:p>
          </draw:text-box>
        </draw:frame>
        <draw:custom-shape draw:style-name="gr3" draw:text-style-name="P2" draw:layer="layout" svg:width="1.826cm" svg:height="1.323cm" svg:x="0.556cm" svg:y="5.098cm">
          <text:p text:style-name="P1"><text:span text:style-name="T1">simulation</text:span></text:p>
          <text:p text:style-name="P1"><text:span text:style-name="T1">sto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5" draw:layer="layout" svg:width="0.896cm" svg:height="1.826cm" svg:x="-0.157cm" svg:y="4.705cm">
          <draw:text-box>
            <text:p><text:span text:style-name="T3">[</text:span></text:p>
          </draw:text-box>
        </draw:frame>
        <draw:custom-shape draw:style-name="gr3" draw:text-style-name="P2" draw:layer="layout" svg:width="6.73cm" svg:height="1.687cm" svg:x="4.384cm" svg:y="5.866cm">
          <text:p text:style-name="P1"><text:span text:style-name="T1">7. SURE (newState.obco = you)</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99cm" svg:y="7.813cm">
          <text:p text:style-name="P1"><text:span text:style-name="T1">8. SUN (newState.obco = you)</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1.826cm" svg:height="1.323cm" svg:x="0.735cm" svg:y="7.638cm">
          <text:p text:style-name="P1"><text:span text:style-name="T1">simulation</text:span></text:p>
          <text:p text:style-name="P1"><text:span text:style-name="T1">sta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65cm" svg:y="0cm">
          <text:p text:style-name="P1"><text:span text:style-name="T1">Scene Instance</text:span></text:p>
          <text:p text:style-name="P1"><text:span text:style-name="T1"/></text:p>
          <text:p text:style-name="P1"><text:span text:style-name="T1">[valid init decision]</text:span></text:p>
          <text:p text:style-name="P1"><text:span text:style-name="T1">or</text:span></text:p>
          <text:p text:style-name="P1"><text:span text:style-name="T1">[getting controller role]</text:span></text:p>
        </draw:rect>
        <draw:custom-shape draw:style-name="gr2" draw:text-style-name="P2" draw:layer="layout" svg:width="7.153cm" svg:height="1.381cm" svg:x="4.356cm" svg:y="1.002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8cm">
          <draw:text-box>
            <text:p><text:span text:style-name="T2">]</text:span></text:p>
          </draw:text-box>
        </draw:frame>
        <draw:frame draw:style-name="gr3" draw:text-style-name="P3" draw:layer="layout" svg:width="0.934cm" svg:height="1.987cm" svg:x="3.642cm" svg:y="0.612cm">
          <draw:text-box>
            <text:p><text:span text:style-name="T2">[</text:span></text:p>
          </draw:text-box>
        </draw:frame>
        <draw:ellipse draw:style-name="gr4"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3.681cm" svg:x="0.192cm" svg:y="0.555cm">
          <text:p text:style-name="P1"><text:span text:style-name="T1">Scene Instance</text:span></text:p>
        </draw:rect>
        <draw:custom-shape draw:style-name="gr2" draw:text-style-name="P2" draw:layer="layout" svg:width="7.153cm" svg:height="1.381cm" svg:x="4.248cm" svg:y="1.003cm">
          <text:p text:style-name="P1"><text:span text:style-name="T1">1. SPQR (streamName, p-flag=fals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825cm" svg:y="2.379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39cm" svg:x="11.798cm" svg:y="0.793cm">
          <text:p text:style-name="P1"><text:span text:style-name="T1">Collaboration S.</text:span></text:p>
        </draw:ellipse>
        <draw:custom-shape draw:style-name="gr2" draw:text-style-name="P1" draw:layer="layout" svg:width="1.985cm" svg:height="0.953cm" svg:x="12.274cm" svg:y="2.7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Fine_20_Dashed_20__28_var_29_" svg:stroke-width="0.102cm" svg:stroke-color="#000000" draw:marker-start-width="0.509cm" draw:marker-end-width="0.509cm" draw:fill="none" draw:textarea-vertical-align="middle" fo:padding-top="0.176cm" fo:padding-bottom="0.176cm" fo:padding-left="0.301cm" fo:padding-right="0.301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3.283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14cm" svg:y="1.861cm">
          <text:p text:style-name="P1"><text:span text:style-name="T1">Scene Instance</text:span></text:p>
          <text:p text:style-name="P1"><text:span text:style-name="T1"/></text:p>
          <text:p text:style-name="P1"><text:span text:style-name="T1">[pilot]</text:span></text:p>
        </draw:rect>
        <draw:custom-shape draw:style-name="gr2" draw:text-style-name="P2" draw:layer="layout" svg:width="7.443cm" svg:height="1.381cm" draw:transform="rotate (0.118682389135592) translate (4.17cm 2.7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2.17cm" svg:x="11.908cm" svg:y="0.714cm">
          <text:p text:style-name="P1"><text:span text:style-name="T1">Collaboration S.</text:span></text:p>
        </draw:ellipse>
        <draw:custom-shape draw:style-name="gr2" draw:text-style-name="P1" draw:layer="layout" svg:width="1.985cm" svg:height="0.736cm" svg:x="12.384cm" svg:y="2.136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826cm" svg:height="1.323cm" svg:x="0.968cm" svg:y="4.32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7.443cm" svg:height="1.381cm" svg:x="4.017cm" svg:y="3.249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896cm" svg:y="3.8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774cm" svg:y="4.4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539cm" svg:y="5.05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4" draw:text-style-name="P1" draw:layer="layout" svg:width="3.598cm" svg:height="6.218cm" svg:x="6.007cm" svg:y="1.19cm">
          <text:p/>
        </draw:ellipse>
        <draw:rect draw:style-name="gr1" draw:text-style-name="P2" draw:layer="layout" svg:width="3.439cm" svg:height="3.024cm" svg:x="11.565cm" svg:y="2.946cm">
          <text:p text:style-name="P1"><text:span text:style-name="T1">Scene Instance</text:span></text:p>
          <text:p text:style-name="P1"><text:span text:style-name="T1">[drone]</text:span></text:p>
        </draw:rect>
        <draw:rect draw:style-name="gr1" draw:text-style-name="P2" draw:layer="layout" svg:width="3.439cm" svg:height="3.024cm" svg:x="11.143cm" svg:y="3.628cm">
          <text:p text:style-name="P1"><text:span text:style-name="T1">Scene Instance</text:span></text:p>
          <text:p text:style-name="P1"><text:span text:style-name="T1">[drone]</text:span></text:p>
        </draw:rect>
        <draw:rect draw:style-name="gr1" draw:text-style-name="P2" draw:layer="layout" svg:width="3.439cm" svg:height="3.024cm" svg:x="10.72cm" svg:y="4.31cm">
          <text:p text:style-name="P1"><text:span text:style-name="T1">Scene Instance</text:span></text:p>
          <text:p text:style-name="P1"><text:span text:style-name="T1">[drone]</text:span></text:p>
        </draw:rect>
        <draw:rect draw:style-name="gr1" draw:text-style-name="P2" draw:layer="layout" svg:width="3.439cm" svg:height="3.024cm" svg:x="10.298cm" svg:y="4.992cm">
          <text:p text:style-name="P1"><text:span text:style-name="T1">Scene Instance</text:span></text:p>
          <text:p text:style-name="P1"><text:span text:style-name="T1">[drone]</text:span></text:p>
        </draw:rect>
        <draw:line draw:style-name="gr5" draw:text-style-name="P1" draw:layer="layout" svg:x1="4.208cm" svg:y1="7.434cm" svg:x2="6.43cm" svg:y2="6.403cm">
          <text:p/>
        </draw:line>
        <draw:frame draw:style-name="gr6" draw:layer="layout" svg:width="3.783cm" svg:height="0.963cm" svg:x="2.091cm" svg:y="7.355cm">
          <draw:text-box>
            <text:p>Multicast IP</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solid" svg:stroke-color="#000000" draw:fill="solid" draw:fill-color="#ffffff" draw:textarea-horizontal-align="left" draw:auto-grow-height="true" draw:auto-grow-width="false" fo:min-height="2.819cm" fo:min-width="0cm"/>
    </style:style>
    <style:style style:name="P1" style:family="paragraph">
      <style:paragraph-properties fo:text-align="center"/>
      <style:text-properties fo:font-size="12pt" style:font-size-asian="12pt" style:font-size-complex="12pt"/>
    </style:style>
    <style:style style:name="P2" style:family="paragraph">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5.134cm" svg:height="4.26cm" svg:x="0cm" svg:y="0.608cm">
          <text:p text:style-name="P1"><text:span text:style-name="T1">Charlie's Car: &lt;streamName&gt; == “CharliesCar”</text:span></text:p>
        </draw:rect>
        <draw:frame draw:style-name="gr2" draw:text-style-name="P2" draw:layer="layout" svg:width="6.747cm" svg:height="3.069cm" svg:x="0.185cm" svg:y="1.719cm">
          <draw:text-box>
            <text:p text:style-name="P2"><text:span text:style-name="T2">&lt;networkSensorId&gt;==“Steering”</text:span></text:p>
            <text:p text:style-name="P2"><text:span text:style-name="T2"/></text:p>
            <text:p text:style-name="P2"><text:span text:style-name="T2">&lt;field&gt;==”heading_changed”</text:span></text:p>
            <text:p text:style-name="P2"><text:span text:style-name="T2">&lt;field&gt;==”set_heading”</text:span></text:p>
            <text:p text:style-name="P2"><text:span text:style-name="T2">&lt;field&gt;==”add_heading”</text:span></text:p>
            <text:p text:style-name="P2"><text:span text:style-name="T2">&lt;field&gt;==”sub_heading”</text:span></text:p>
          </draw:text-box>
        </draw:frame>
        <draw:frame draw:style-name="gr2" draw:text-style-name="P2" draw:layer="layout" svg:width="6.747cm" svg:height="3.069cm" svg:x="7.912cm" svg:y="1.694cm">
          <draw:text-box>
            <text:p text:style-name="P2"><text:span text:style-name="T2">&lt;networkSensorId&gt;==“Motor”</text:span></text:p>
            <text:p text:style-name="P2"><text:span text:style-name="T2"/></text:p>
            <text:p text:style-name="P2"><text:span text:style-name="T2">&lt;field&gt;==”velocity_changed”</text:span></text:p>
            <text:p text:style-name="P2"><text:span text:style-name="T2">&lt;field&gt;==”set_velocity”</text:span></text:p>
            <text:p text:style-name="P2"><text:span text:style-name="T2">&lt;field&gt;==”add_velocity”</text:span></text:p>
            <text:p text:style-name="P2"><text:span text:style-name="T2">&lt;field&gt;==”sub_velocity”</text:span></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Arrow"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265cm" svg:y="0.5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318cm" svg:y="2.46cm">
          <draw:text-box>
            <text:p text:style-name="P1"><text:span text:style-name="T1">Triggering</text:span></text:p>
            <text:p text:style-name="P1"><text:span text:style-name="T1">Activity</text:span></text:p>
          </draw:text-box>
        </draw:frame>
        <draw:custom-shape draw:style-name="gr1" draw:text-style-name="P1" draw:layer="layout" svg:width="1.905cm" svg:height="1.852cm" svg:x="0.265cm" svg:y="0.5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004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378cm" svg:y="2.513cm">
          <draw:text-box>
            <text:p text:style-name="P3"><text:span text:style-name="T1">Sensor Node</text:span><text:span text:style-name="T1"><text:line-break/></text:span><text:span text:style-name="T1">e.g. TouchSensor</text:span></text:p>
          </draw:text-box>
        </draw:frame>
        <draw:line draw:style-name="gr5" draw:text-style-name="P1" draw:layer="layout" svg:x1="5.438cm" svg:y1="0cm" svg:x2="5.438cm" svg:y2="4.048cm">
          <text:p/>
        </draw:line>
        <draw:frame draw:style-name="gr6" draw:text-style-name="P5" draw:layer="layout" svg:width="2.962cm" svg:height="1.029cm" svg:x="3.906cm" svg:y="3.994cm">
          <draw:text-box>
            <text:p><text:span text:style-name="T1">Continuous or</text:span></text:p>
            <text:p><text:span text:style-name="T1">Discrete Events</text:span></text:p>
          </draw:text-box>
        </draw:frame>
        <draw:custom-shape draw:style-name="gr3" draw:text-style-name="P1" draw:layer="layout" svg:width="1.931cm" svg:height="1.931cm" svg:x="5.77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247cm" svg:y="2.513cm">
          <draw:text-box>
            <text:p text:style-name="P3"><text:span text:style-name="T1">Simulation</text:span><text:span text:style-name="T1"><text:line-break/></text:span><text:span text:style-name="T1">e.g. TimeSensor</text:span></text:p>
          </draw:text-box>
        </draw:frame>
        <draw:line draw:style-name="gr5" draw:text-style-name="P1" draw:layer="layout" svg:x1="8.308cm" svg:y1="0cm" svg:x2="8.308cm" svg:y2="4.048cm">
          <text:p/>
        </draw:line>
        <draw:frame draw:style-name="gr8" draw:text-style-name="P5" draw:layer="layout" svg:width="2.708cm" svg:height="1.029cm" svg:x="6.776cm" svg:y="3.994cm">
          <draw:text-box>
            <text:p><text:span text:style-name="T1">Continuous or</text:span></text:p>
            <text:p><text:span text:style-name="T1">Discrete State</text:span></text:p>
          </draw:text-box>
        </draw:frame>
        <draw:custom-shape draw:style-name="gr3" draw:text-style-name="P1" draw:layer="layout" svg:width="1.931cm" svg:height="1.931cm" svg:x="8.535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431cm" svg:y="2.513cm">
          <draw:text-box>
            <text:p text:style-name="P1"><text:span text:style-name="T1">Interpolator</text:span></text:p>
          </draw:text-box>
        </draw:frame>
        <draw:custom-shape draw:style-name="gr3" draw:text-style-name="P1" draw:layer="layout" svg:width="1.931cm" svg:height="1.931cm" svg:x="11.298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298cm" svg:y="2.513cm">
          <draw:text-box>
            <text:p text:style-name="P1"><text:span text:style-name="T1">Geometry,</text:span><text:span text:style-name="T1"><text:line-break/></text:span><text:span text:style-name="T1">Sound</text:span></text:p>
          </draw:text-box>
        </draw:frame>
        <draw:line draw:style-name="gr11" draw:text-style-name="P1" draw:layer="layout" svg:x1="1.27cm" svg:y1="1.64cm" svg:x2="13.784cm" svg:y2="1.587cm">
          <text:p/>
        </draw:line>
        <draw:frame draw:style-name="gr12" draw:layer="layout" svg:width="6.238cm" svg:height="0.963cm" svg:x="3.862cm" svg:y="0.343cm">
          <draw:text-box>
            <text:p>Chain of Interactivity</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3"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4"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5"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79cm" fo:min-width="3.49cm"/>
    </style:style>
    <style:style style:name="gr18" style:family="graphic" style:parent-style-name="standard">
      <style:graphic-properties draw:stroke="none" svg:stroke-color="#000000" draw:fill="none" draw:fill-color="#ffffff" draw:textarea-horizontal-align="left" draw:auto-grow-height="true" draw:auto-grow-width="true" fo:min-height="1.051cm" fo:min-width="6.649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text-properties fo:font-size="26pt" style:font-size-asian="26pt" style:font-size-complex="26pt"/>
    </style:style>
    <style:style style:name="T1" style:family="text">
      <style:text-properties fo:font-size="10pt" style:font-size-asian="10pt" style:font-size-complex="1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69cm" svg:y="1.0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795cm" svg:y="3.069cm">
          <draw:text-box>
            <text:p text:style-name="P1"><text:span text:style-name="T1">Triggering</text:span></text:p>
            <text:p text:style-name="P1"><text:span text:style-name="T1">Activity</text:span></text:p>
          </draw:text-box>
        </draw:frame>
        <draw:custom-shape draw:style-name="gr1" draw:text-style-name="P1" draw:layer="layout" svg:width="1.905cm" svg:height="1.852cm" svg:x="0.769cm" svg:y="1.0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508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882cm" svg:y="3.016cm">
          <draw:text-box>
            <text:p text:style-name="P3"><text:span text:style-name="T1">Sensor Node</text:span><text:span text:style-name="T1"><text:line-break/></text:span><text:span text:style-name="T1">e.g. TouchSensor</text:span></text:p>
          </draw:text-box>
        </draw:frame>
        <draw:line draw:style-name="gr5" draw:text-style-name="P1" draw:layer="layout" svg:x1="5.942cm" svg:y1="0.503cm" svg:x2="5.942cm" svg:y2="4.551cm">
          <text:p/>
        </draw:line>
        <draw:frame draw:style-name="gr6" draw:text-style-name="P5" draw:layer="layout" svg:width="2.962cm" svg:height="1.029cm" svg:x="4.41cm" svg:y="4.497cm">
          <draw:text-box>
            <text:p><text:span text:style-name="T1">Continuous or</text:span></text:p>
            <text:p><text:span text:style-name="T1">Discrete Events</text:span></text:p>
          </draw:text-box>
        </draw:frame>
        <draw:custom-shape draw:style-name="gr3" draw:text-style-name="P1" draw:layer="layout" svg:width="1.931cm" svg:height="1.931cm" svg:x="6.274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751cm" svg:y="3.016cm">
          <draw:text-box>
            <text:p text:style-name="P3"><text:span text:style-name="T1">Simulation</text:span><text:span text:style-name="T1"><text:line-break/></text:span><text:span text:style-name="T1">e.g. TimeSensor</text:span></text:p>
          </draw:text-box>
        </draw:frame>
        <draw:line draw:style-name="gr5" draw:text-style-name="P1" draw:layer="layout" svg:x1="8.812cm" svg:y1="0.503cm" svg:x2="8.812cm" svg:y2="4.551cm">
          <text:p/>
        </draw:line>
        <draw:frame draw:style-name="gr8" draw:text-style-name="P5" draw:layer="layout" svg:width="2.708cm" svg:height="1.029cm" svg:x="7.28cm" svg:y="4.497cm">
          <draw:text-box>
            <text:p><text:span text:style-name="T1">Continuous or</text:span></text:p>
            <text:p><text:span text:style-name="T1">Discrete State</text:span></text:p>
          </draw:text-box>
        </draw:frame>
        <draw:custom-shape draw:style-name="gr3" draw:text-style-name="P1" draw:layer="layout" svg:width="1.931cm" svg:height="1.931cm" svg:x="9.039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935cm" svg:y="3.016cm">
          <draw:text-box>
            <text:p text:style-name="P1"><text:span text:style-name="T1">Interpolator</text:span></text:p>
          </draw:text-box>
        </draw:frame>
        <draw:custom-shape draw:style-name="gr3" draw:text-style-name="P1" draw:layer="layout" svg:width="1.931cm" svg:height="1.931cm" svg:x="11.802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802cm" svg:y="3.016cm">
          <draw:text-box>
            <text:p text:style-name="P1"><text:span text:style-name="T1">Geometry,</text:span><text:span text:style-name="T1"><text:line-break/></text:span><text:span text:style-name="T1">Sound</text:span></text:p>
          </draw:text-box>
        </draw:frame>
        <draw:line draw:style-name="gr11" draw:text-style-name="P1" draw:layer="layout" svg:x1="1.232cm" svg:y1="2.207cm" svg:x2="5.582cm" svg:y2="2.199cm">
          <text:p/>
        </draw:line>
        <draw:frame draw:style-name="gr12" draw:layer="layout" svg:width="13.215cm" svg:height="0.963cm" svg:x="0.781cm" svg:y="0.037cm">
          <draw:text-box>
            <text:p>MU Capable Chain of Interactivity – UC 3.a.</text:p>
          </draw:text-box>
        </draw:frame>
        <draw:line draw:style-name="gr13" draw:text-style-name="P1" draw:layer="layout" svg:x1="6.323cm" svg:y1="2.146cm" svg:x2="13.708cm" svg:y2="2.133cm">
          <text:p/>
        </draw:line>
        <draw:line draw:style-name="gr14" draw:text-style-name="P1" draw:layer="layout" svg:x1="5.635cm" svg:y1="6.561cm" svg:x2="5.582cm" svg:y2="2.199cm">
          <text:p/>
        </draw:line>
        <draw:line draw:style-name="gr15" draw:text-style-name="P1" draw:layer="layout" svg:x1="6.286cm" svg:y1="2.142cm" svg:x2="6.323cm" svg:y2="6.138cm">
          <text:p/>
        </draw:line>
        <draw:custom-shape draw:style-name="gr16" draw:text-style-name="P1" draw:layer="layout" svg:width="1.931cm" svg:height="1.931cm" svg:x="5.043cm" svg:y="6.389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5" draw:layer="layout" svg:width="3.99cm" svg:height="1.029cm" svg:x="7.029cm" svg:y="7.435cm">
          <draw:text-box>
            <text:p><text:span text:style-name="T1">Events are distributed,</text:span></text:p>
            <text:p><text:span text:style-name="T1">but not stored</text:span></text:p>
          </draw:text-box>
        </draw:frame>
        <draw:frame draw:style-name="gr18" draw:text-style-name="P6" draw:layer="layout" svg:width="7.149cm" svg:height="1.301cm" svg:x="6.852cm" svg:y="5.37cm">
          <draw:text-box>
            <text:p><text:span text:style-name="T2">S</text:span><text:span text:style-name="T3">imulation </text:span><text:span text:style-name="T2">a</text:span><text:span text:style-name="T3">t </text:span><text:span text:style-name="T2">D</text:span><text:span text:style-name="T3">estinatio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09cm" svg:y1="2.574cm" svg:x2="1.825cm" svg:y2="8.255cm">
          <text:p/>
        </draw:line>
        <draw:line draw:style-name="gr1" draw:text-style-name="P1" draw:layer="layout" svg:x1="9.673cm" svg:y1="2.593cm" svg:x2="9.736cm" svg:y2="8.519cm">
          <text:p/>
        </draw:line>
        <draw:line draw:style-name="gr1" draw:text-style-name="P1" draw:layer="layout" svg:x1="12.674cm" svg:y1="2.593cm" svg:x2="12.7cm" svg:y2="8.731cm">
          <text:p/>
        </draw:line>
        <draw:line draw:style-name="gr1" draw:text-style-name="P1" draw:layer="layout" svg:x1="6.191cm" svg:y1="1.694cm" svg:x2="6.244cm" svg:y2="8.413cm">
          <text:p/>
        </draw:line>
        <draw:rect draw:style-name="gr2" draw:text-style-name="P1" draw:layer="layout" svg:width="1.778cm" svg:height="0.106cm" svg:x="0.815cm" svg:y="2.514cm">
          <text:p/>
        </draw:rect>
        <draw:rect draw:style-name="gr2" draw:text-style-name="P1" draw:layer="layout" svg:width="1.778cm" svg:height="0.106cm" svg:x="5.393cm" svg:y="1.661cm">
          <text:p/>
        </draw:rect>
        <draw:rect draw:style-name="gr2" draw:text-style-name="P1" draw:layer="layout" svg:width="1.778cm" svg:height="0.106cm" svg:x="8.699cm" svg:y="2.535cm">
          <text:p/>
        </draw:rect>
        <draw:rect draw:style-name="gr2" draw:text-style-name="P1" draw:layer="layout" svg:width="1.778cm" svg:height="0.106cm" svg:x="11.768cm" svg:y="2.535cm">
          <text:p/>
        </draw:rect>
        <draw:frame draw:style-name="gr3" draw:layer="layout" svg:width="0.925cm" svg:height="0.963cm" svg:x="1.376cm" svg:y="1.614cm">
          <draw:text-box>
            <text:p>A</text:p>
          </draw:text-box>
        </draw:frame>
        <draw:frame draw:style-name="gr3" draw:layer="layout" svg:width="0.925cm" svg:height="0.963cm" svg:x="9.235cm" svg:y="1.614cm">
          <draw:text-box>
            <text:p>B</text:p>
          </draw:text-box>
        </draw:frame>
        <draw:frame draw:style-name="gr4" draw:layer="layout" svg:width="0.959cm" svg:height="0.963cm" svg:x="12.199cm" svg:y="1.614cm">
          <draw:text-box>
            <text:p>C</text:p>
          </draw:text-box>
        </draw:frame>
        <draw:frame draw:style-name="gr5" draw:layer="layout" svg:width="1.383cm" svg:height="0.963cm" svg:x="5.505cm" svg:y="0.778cm">
          <draw:text-box>
            <text:p>CS</text:p>
          </draw:text-box>
        </draw:frame>
        <draw:line draw:style-name="gr6" draw:text-style-name="P2" draw:layer="layout" svg:x1="1.799cm" svg:y1="3.386cm" svg:x2="6.217cm" svg:y2="4.048cm">
          <text:p text:style-name="P1"><text:span text:style-name="T1">evt_startAnimation</text:span></text:p>
          <text:p text:style-name="P1"><text:span text:style-name="T1"/></text:p>
        </draw:line>
        <draw:line draw:style-name="gr6" draw:text-style-name="P2" draw:layer="layout" svg:x1="6.244cm" svg:y1="4.618cm" svg:x2="9.71cm" svg:y2="5.847cm">
          <text:p text:style-name="P1"><text:span text:style-name="T1">startAnimation_evt</text:span></text:p>
          <text:p text:style-name="P1"><text:span text:style-name="T1"/></text:p>
        </draw:line>
        <draw:line draw:style-name="gr6" draw:text-style-name="P2" draw:layer="layout" svg:x1="6.191cm" svg:y1="6.958cm" svg:x2="12.753cm" svg:y2="7.911cm">
          <text:p text:style-name="P1"><text:span text:style-name="T1">startAnimation_evt</text:span></text:p>
          <text:p text:style-name="P1"><text:span text:style-name="T1"/></text:p>
        </draw:line>
        <draw:line draw:style-name="gr7" draw:text-style-name="P2" draw:layer="layout" svg:x1="1.793cm" svg:y1="6.838cm" svg:x2="6.248cm" svg:y2="5.2cm">
          <text:p text:style-name="P1"><text:span text:style-name="T1">startAnimation_evt</text:span></text:p>
          <text:p text:style-name="P1"><text:span text:style-name="T1"/></text:p>
        </draw:line>
        <draw:rect draw:style-name="gr8" draw:text-style-name="P2" draw:layer="layout" svg:width="3.519cm" svg:height="0.45cm" svg:x="7.964cm" svg:y="5.979cm">
          <text:p text:style-name="P1"><text:span text:style-name="T1">start animation</text:span></text:p>
        </draw:rect>
        <draw:rect draw:style-name="gr8" draw:text-style-name="P2" draw:layer="layout" svg:width="3.519cm" svg:height="0.45cm" svg:x="10.928cm" svg:y="8.069cm">
          <text:p text:style-name="P1"><text:span text:style-name="T1">start animation</text:span></text:p>
        </draw:rect>
        <draw:rect draw:style-name="gr8" draw:text-style-name="P2" draw:layer="layout" svg:width="3.519cm" svg:height="0.45cm" svg:x="0.134cm" svg:y="6.984cm">
          <text:p text:style-name="P1"><text:span text:style-name="T1">start animation</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77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051cm" fo:min-width="5.425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3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09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3cm" svg:y="3.017cm">
          <draw:text-box>
            <text:p text:style-name="P3"><text:span text:style-name="T2">Sensor Node</text:span><text:span text:style-name="T2"><text:line-break/></text:span><text:span text:style-name="T2">e.g. TouchSensor</text:span></text:p>
          </draw:text-box>
        </draw:frame>
        <draw:line draw:style-name="gr6" draw:text-style-name="P1" draw:layer="layout" svg:x1="5.943cm" svg:y1="0.504cm" svg:x2="5.943cm" svg:y2="4.552cm">
          <text:p/>
        </draw:line>
        <draw:frame draw:style-name="gr7" draw:text-style-name="P5" draw:layer="layout" svg:width="2.962cm" svg:height="1.029cm" svg:x="4.411cm" svg:y="4.498cm">
          <draw:text-box>
            <text:p><text:span text:style-name="T3">Continuous or</text:span></text:p>
            <text:p><text:span text:style-name="T3">Discrete Events</text:span></text:p>
          </draw:text-box>
        </draw:frame>
        <draw:custom-shape draw:style-name="gr4" draw:text-style-name="P1" draw:layer="layout" svg:width="1.931cm" svg:height="1.931cm" svg:x="6.27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2cm" svg:height="1.029cm" svg:x="5.752cm" svg:y="3.017cm">
          <draw:text-box>
            <text:p text:style-name="P1"><text:span text:style-name="T3">Simulation</text:span><text:span text:style-name="T3"><text:line-break/></text:span><text:span text:style-name="T3">e.g. TimeSensor</text:span></text:p>
          </draw:text-box>
        </draw:frame>
        <draw:line draw:style-name="gr6" draw:text-style-name="P1" draw:layer="layout" svg:x1="8.813cm" svg:y1="0.504cm" svg:x2="8.813cm" svg:y2="4.552cm">
          <text:p/>
        </draw:line>
        <draw:frame draw:style-name="gr9" draw:text-style-name="P5" draw:layer="layout" svg:width="2.708cm" svg:height="1.029cm" svg:x="7.281cm" svg:y="4.498cm">
          <draw:text-box>
            <text:p><text:span text:style-name="T3">Continuous or</text:span></text:p>
            <text:p><text:span text:style-name="T3">Discrete State</text:span></text:p>
          </draw:text-box>
        </draw:frame>
        <draw:custom-shape draw:style-name="gr10" draw:text-style-name="P1" draw:layer="layout" svg:width="1.931cm" svg:height="1.931cm" svg:x="9.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6cm" svg:y="3.017cm">
          <draw:text-box>
            <text:p text:style-name="P1"><text:span text:style-name="T3">Interpolator</text:span></text:p>
          </draw:text-box>
        </draw:frame>
        <draw:custom-shape draw:style-name="gr10" draw:text-style-name="P1" draw:layer="layout" svg:width="1.931cm" svg:height="1.931cm" svg:x="11.803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3cm" svg:y="3.017cm">
          <draw:text-box>
            <text:p text:style-name="P1"><text:span text:style-name="T3">Geometry,</text:span><text:span text:style-name="T3"><text:line-break/></text:span><text:span text:style-name="T3">Sound</text:span></text:p>
          </draw:text-box>
        </draw:frame>
        <draw:line draw:style-name="gr13" draw:text-style-name="P1" draw:layer="layout" svg:x1="1.233cm" svg:y1="2.208cm" svg:x2="5.583cm" svg:y2="2.2cm">
          <text:p/>
        </draw:line>
        <draw:frame draw:style-name="gr14" draw:layer="layout" svg:width="13.215cm" svg:height="0.963cm" svg:x="0.782cm" svg:y="0.038cm">
          <draw:text-box>
            <text:p>MU Capable Chain of Interactivity – UC 3.b.</text:p>
          </draw:text-box>
        </draw:frame>
        <draw:line draw:style-name="gr15" draw:text-style-name="P1" draw:layer="layout" svg:x1="9.022cm" svg:y1="2.143cm" svg:x2="13.709cm" svg:y2="2.134cm">
          <text:p/>
        </draw:line>
        <draw:line draw:style-name="gr16" draw:text-style-name="P1" draw:layer="layout" svg:x1="8.441cm" svg:y1="6.35cm" svg:x2="8.388cm" svg:y2="1.988cm">
          <text:p/>
        </draw:line>
        <draw:line draw:style-name="gr17" draw:text-style-name="P1" draw:layer="layout" svg:x1="9.012cm" svg:y1="2.17cm" svg:x2="9.049cm" svg:y2="6.166cm">
          <text:p/>
        </draw:line>
        <draw:custom-shape draw:style-name="gr18" draw:text-style-name="P1" draw:layer="layout" svg:width="1.931cm" svg:height="1.931cm" svg:x="7.875cm" svg:y="6.337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6cm" svg:y1="2.249cm" svg:x2="8.38cm" svg:y2="2.238cm">
          <text:p/>
        </draw:line>
        <draw:frame draw:style-name="gr20" draw:text-style-name="P5" draw:layer="layout" svg:width="4.608cm" svg:height="1.029cm" svg:x="9.98cm" svg:y="7.303cm">
          <draw:text-box>
            <text:p><text:span text:style-name="T3">State is persistently stored</text:span></text:p>
            <text:p><text:span text:style-name="T3">and distributed</text:span></text:p>
          </draw:text-box>
        </draw:frame>
        <draw:frame draw:style-name="gr21" draw:text-style-name="P8" draw:layer="layout" svg:width="5.925cm" svg:height="1.301cm" svg:x="0.715cm" svg:y="5.582cm">
          <draw:text-box>
            <text:p><text:span text:style-name="T4">S</text:span><text:span text:style-name="T5">imulation </text:span><text:span text:style-name="T4">a</text:span><text:span text:style-name="T5">t </text:span><text:span text:style-name="T4">O</text:span><text:span text:style-name="T5">rigi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2cm" svg:y1="1cm" svg:x2="1.826cm" svg:y2="6.403cm">
          <text:p/>
        </draw:line>
        <draw:line draw:style-name="gr1" draw:text-style-name="P1" draw:layer="layout" svg:x1="9.736cm" svg:y1="1cm" svg:x2="9.737cm" svg:y2="6.403cm">
          <text:p/>
        </draw:line>
        <draw:line draw:style-name="gr1" draw:text-style-name="P1" draw:layer="layout" svg:x1="12.726cm" svg:y1="3.968cm" svg:x2="12.726cm" svg:y2="6.535cm">
          <text:p/>
        </draw:line>
        <draw:line draw:style-name="gr1" draw:text-style-name="P1" draw:layer="layout" svg:x1="6.218cm" svg:y1="0.675cm" svg:x2="6.218cm" svg:y2="6.508cm">
          <text:p/>
        </draw:line>
        <draw:rect draw:style-name="gr2" draw:text-style-name="P1" draw:layer="layout" svg:width="1.778cm" svg:height="0.106cm" svg:x="1cm" svg:y="0.894cm">
          <text:p/>
        </draw:rect>
        <draw:rect draw:style-name="gr2" draw:text-style-name="P1" draw:layer="layout" svg:width="1.778cm" svg:height="0.106cm" svg:x="5.42cm" svg:y="0.642cm">
          <text:p/>
        </draw:rect>
        <draw:rect draw:style-name="gr2" draw:text-style-name="P1" draw:layer="layout" svg:width="1.778cm" svg:height="0.106cm" svg:x="8.858cm" svg:y="1cm">
          <text:p/>
        </draw:rect>
        <draw:rect draw:style-name="gr2" draw:text-style-name="P1" draw:layer="layout" svg:width="1.778cm" svg:height="0.106cm" svg:x="11.874cm" svg:y="3.924cm">
          <text:p/>
        </draw:rect>
        <draw:frame draw:style-name="gr3" draw:layer="layout" svg:width="0.925cm" svg:height="0.963cm" svg:x="1.43cm" svg:y="0.037cm">
          <draw:text-box>
            <text:p>A</text:p>
          </draw:text-box>
        </draw:frame>
        <draw:frame draw:style-name="gr3" draw:layer="layout" svg:width="0.925cm" svg:height="0.963cm" svg:x="9.262cm" svg:y="0.172cm">
          <draw:text-box>
            <text:p>B</text:p>
          </draw:text-box>
        </draw:frame>
        <draw:frame draw:style-name="gr4" draw:layer="layout" svg:width="0.959cm" svg:height="0.963cm" svg:x="12.226cm" svg:y="3.029cm">
          <draw:text-box>
            <text:p>C</text:p>
          </draw:text-box>
        </draw:frame>
        <draw:frame draw:style-name="gr5" draw:layer="layout" svg:width="1.383cm" svg:height="0.963cm" svg:x="5.532cm" svg:y="-0.241cm">
          <draw:text-box>
            <text:p>CS</text:p>
          </draw:text-box>
        </draw:frame>
        <draw:line draw:style-name="gr6" draw:text-style-name="P2" draw:layer="layout" svg:x1="1.826cm" svg:y1="2.367cm" svg:x2="6.217cm" svg:y2="2.434cm">
          <text:p text:style-name="P1"><text:span text:style-name="T1">set_position</text:span></text:p>
          <text:p text:style-name="P1"><text:span text:style-name="T1"/></text:p>
        </draw:line>
        <draw:line draw:style-name="gr6" draw:text-style-name="P2" draw:layer="layout" svg:x1="6.244cm" svg:y1="2.619cm" svg:x2="9.71cm" svg:y2="2.884cm">
          <text:p text:style-name="P1"><text:span text:style-name="T1">position_changed</text:span></text:p>
          <text:p text:style-name="P1"><text:span text:style-name="T1"/></text:p>
        </draw:line>
        <draw:line draw:style-name="gr6" draw:text-style-name="P2" draw:layer="layout" svg:x1="6.325cm" svg:y1="5.013cm" svg:x2="12.779cm" svg:y2="5.238cm">
          <text:p text:style-name="P1"><text:span text:style-name="T1">position_changed</text:span></text:p>
          <text:p text:style-name="P1"><text:span text:style-name="T1"/></text:p>
        </draw:line>
        <draw:line draw:style-name="gr7" draw:text-style-name="P2" draw:layer="layout" svg:x1="1.825cm" svg:y1="3.519cm" svg:x2="6.27cm" svg:y2="2.751cm">
          <text:p text:style-name="P1"><text:span text:style-name="T1">position_changed</text:span></text:p>
          <text:p text:style-name="P1"><text:span text:style-name="T1"/></text:p>
        </draw:line>
        <draw:rect draw:style-name="gr8" draw:text-style-name="P2" draw:layer="layout" svg:width="3.519cm" svg:height="0.45cm" svg:x="8.044cm" svg:y="3.134cm">
          <text:p text:style-name="P1"><text:span text:style-name="T1">set position</text:span></text:p>
        </draw:rect>
        <draw:rect draw:style-name="gr8" draw:text-style-name="P2" draw:layer="layout" svg:width="3.519cm" svg:height="0.45cm" svg:x="11.061cm" svg:y="5.938cm">
          <text:p text:style-name="P1"><text:span text:style-name="T1">set position</text:span></text:p>
        </draw:rect>
        <draw:rect draw:style-name="gr8" draw:text-style-name="P2" draw:layer="layout" svg:width="3.519cm" svg:height="0.45cm" svg:x="0cm" svg:y="3.716cm">
          <text:p text:style-name="P1"><text:span text:style-name="T1">set position</text:span></text:p>
        </draw:rect>
        <draw:line draw:style-name="gr7" draw:text-style-name="P2" draw:layer="layout" svg:x1="6.244cm" svg:y1="4.63cm" svg:x2="12.62cm" svg:y2="4.339cm">
          <text:p text:style-name="P1"><text:span text:style-name="T1">init(streamName)</text:span></text:p>
          <text:p text:style-name="P1"><text:span text:style-name="T1"/></text:p>
        </draw:line>
        <draw:line draw:style-name="gr6" draw:text-style-name="P2" draw:layer="layout" svg:x1="6.298cm" svg:y1="5.538cm" svg:x2="12.752cm" svg:y2="5.763cm">
          <text:p text:style-name="P1"><text:span text:style-name="T1">initialized</text:span></text:p>
          <text:p text:style-name="P1"><text:span text:style-name="T1"/></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6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634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1.168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5.819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4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991cm" svg:y="7.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6cm" svg:height="1.029cm" svg:x="7.792cm" svg:y="8.256cm">
          <draw:text-box>
            <text:p text:style-name="P1"><text:span text:style-name="T3">Simple server</text:span></text:p>
            <text:p text:style-name="P1"><text:span text:style-name="T3">side calculations</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134cm" svg:height="0.963cm" svg:x="0.783cm" svg:y="0.038cm">
          <draw:text-box>
            <text:p>MU Capable Chain of Interactivity – UC 3.c.</text:p>
          </draw:text-box>
        </draw:frame>
        <draw:line draw:style-name="gr15" draw:text-style-name="P1" draw:layer="layout" svg:x1="7.567cm" svg:y1="2.143cm" svg:x2="13.71cm" svg:y2="2.134cm">
          <text:p/>
        </draw:line>
        <draw:line draw:style-name="gr16" draw:text-style-name="P1" draw:layer="layout" svg:x1="6.775cm" svg:y1="6.376cm" svg:x2="6.722cm" svg:y2="2.014cm">
          <text:p/>
        </draw:line>
        <draw:line draw:style-name="gr17" draw:text-style-name="P1" draw:layer="layout" svg:x1="7.664cm" svg:y1="2.222cm" svg:x2="7.701cm" svg:y2="6.218cm">
          <text:p/>
        </draw:line>
        <draw:custom-shape draw:style-name="gr18" draw:text-style-name="P1" draw:layer="layout" svg:width="1.931cm" svg:height="1.931cm" svg:x="6.262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6.773cm" svg:y2="2.249cm">
          <text:p/>
        </draw:line>
        <draw:frame draw:style-name="gr20" draw:text-style-name="P5" draw:layer="layout" svg:width="4.608cm" svg:height="1.418cm" svg:x="8.261cm" svg:y="6.589cm">
          <draw:text-box>
            <text:p><text:span text:style-name="T3">State is calculated,</text:span></text:p>
            <text:p><text:span text:style-name="T3">persistently stored</text:span></text:p>
            <text:p><text:span text:style-name="T3">and distributed</text:span></text:p>
          </draw:text-box>
        </draw:frame>
        <draw:frame draw:style-name="gr21" draw:text-style-name="P8" draw:layer="layout" svg:width="6.319cm" svg:height="1.889cm" svg:x="1.986cm" svg:y="7.884cm">
          <draw:text-box>
            <text:p text:style-name="P1"><text:span text:style-name="T4">S</text:span><text:span text:style-name="T5">imulation </text:span><text:span text:style-name="T4">a</text:span><text:span text:style-name="T5">t </text:span><text:span text:style-name="T4">S</text:span><text:span text:style-name="T5">erver</text:span></text:p>
            <text:p text:style-name="P1"><text:span text:style-name="T5">Server Side Calculation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draw:fill-color="#ffffff" draw:textarea-horizontal-align="right" draw:textarea-vertical-align="top"/>
    </style:style>
    <style:style style:name="gr3"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start="Arrow" draw:marker-start-width="0.305cm" draw:marker-end="" draw:marker-end-width="0.3cm" draw:fill="none" draw:textarea-vertical-align="middle"/>
    </style:style>
    <style:style style:name="gr10" style:family="graphic" style:parent-style-name="standard">
      <style:graphic-properties draw:textarea-vertical-align="middle"/>
    </style:style>
    <style:style style:name="P1" style:family="paragraph">
      <style:paragraph-properties fo:text-align="end"/>
    </style:style>
    <style:style style:name="P2" style:family="paragraph">
      <style:paragraph-properties fo:text-align="end"/>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997cm" svg:height="2.671cm" svg:x="0.691cm" svg:y="7.408cm">
          <text:p text:style-name="P1"><text:span text:style-name="T1">Charlie initializes the model</text:span></text:p>
        </draw:rect>
        <draw:rect draw:style-name="gr2" draw:text-style-name="P3" draw:layer="layout" svg:width="13.997cm" svg:height="3.2cm" svg:x="0.689cm" svg:y="3.573cm">
          <text:p text:style-name="P1"><text:span text:style-name="T1">Position change by Alice</text:span></text:p>
        </draw:rect>
        <draw:rect draw:style-name="gr2" draw:text-style-name="P3" draw:layer="layout" svg:width="13.997cm" svg:height="2.063cm" svg:x="0.661cm" svg:y="1.27cm">
          <text:p text:style-name="P1"><text:span text:style-name="T1">Initialization by the</text:span></text:p>
          <text:p text:style-name="P4"><text:span text:style-name="T1">“</text:span><text:span text:style-name="T1">first instance”</text:span></text:p>
        </draw:rect>
        <draw:line draw:style-name="gr3" draw:text-style-name="P4" draw:layer="layout" svg:x1="1.852cm" svg:y1="1.039cm" svg:x2="1.799cm" svg:y2="9.895cm">
          <text:p/>
        </draw:line>
        <draw:line draw:style-name="gr3" draw:text-style-name="P4" draw:layer="layout" svg:x1="9.736cm" svg:y1="1.039cm" svg:x2="9.789cm" svg:y2="9.948cm">
          <text:p/>
        </draw:line>
        <draw:line draw:style-name="gr3" draw:text-style-name="P4" draw:layer="layout" svg:x1="12.753cm" svg:y1="7.17cm" svg:x2="12.726cm" svg:y2="9.974cm">
          <text:p/>
        </draw:line>
        <draw:line draw:style-name="gr3" draw:text-style-name="P4" draw:layer="layout" svg:x1="6.218cm" svg:y1="0.714cm" svg:x2="6.244cm" svg:y2="9.895cm">
          <text:p/>
        </draw:line>
        <draw:rect draw:style-name="gr4" draw:text-style-name="P4" draw:layer="layout" svg:width="1.778cm" svg:height="0.106cm" svg:x="1cm" svg:y="0.933cm">
          <text:p/>
        </draw:rect>
        <draw:rect draw:style-name="gr4" draw:text-style-name="P4" draw:layer="layout" svg:width="1.778cm" svg:height="0.106cm" svg:x="5.42cm" svg:y="0.681cm">
          <text:p/>
        </draw:rect>
        <draw:rect draw:style-name="gr4" draw:text-style-name="P4" draw:layer="layout" svg:width="1.778cm" svg:height="0.106cm" svg:x="8.858cm" svg:y="1.039cm">
          <text:p/>
        </draw:rect>
        <draw:rect draw:style-name="gr4" draw:text-style-name="P4" draw:layer="layout" svg:width="1.778cm" svg:height="0.106cm" svg:x="11.848cm" svg:y="7.111cm">
          <text:p/>
        </draw:rect>
        <draw:frame draw:style-name="gr5" draw:layer="layout" svg:width="0.925cm" svg:height="0.963cm" svg:x="1.43cm" svg:y="0.076cm">
          <draw:text-box>
            <text:p>A</text:p>
          </draw:text-box>
        </draw:frame>
        <draw:frame draw:style-name="gr5" draw:layer="layout" svg:width="0.925cm" svg:height="0.963cm" svg:x="9.262cm" svg:y="0.211cm">
          <draw:text-box>
            <text:p>B</text:p>
          </draw:text-box>
        </draw:frame>
        <draw:frame draw:style-name="gr6" draw:layer="layout" svg:width="0.959cm" svg:height="0.963cm" svg:x="12.306cm" svg:y="6.243cm">
          <draw:text-box>
            <text:p>C</text:p>
          </draw:text-box>
        </draw:frame>
        <draw:frame draw:style-name="gr7" draw:layer="layout" svg:width="1.383cm" svg:height="0.963cm" svg:x="5.532cm" svg:y="-0.202cm">
          <draw:text-box>
            <text:p>CS</text:p>
          </draw:text-box>
        </draw:frame>
        <draw:line draw:style-name="gr8" draw:text-style-name="P5" draw:layer="layout" svg:x1="1.958cm" svg:y1="1.586cm" svg:x2="6.349cm" svg:y2="1.653cm">
          <text:p text:style-name="P4"><text:span text:style-name="T2">set_position</text:span></text:p>
          <text:p text:style-name="P4"><text:span text:style-name="T2"/></text:p>
        </draw:line>
        <draw:line draw:style-name="gr8" draw:text-style-name="P5" draw:layer="layout" svg:x1="6.27cm" svg:y1="1.944cm" svg:x2="9.736cm" svg:y2="2.209cm">
          <text:p text:style-name="P4"><text:span text:style-name="T2">position_changed</text:span></text:p>
          <text:p text:style-name="P4"><text:span text:style-name="T2"/></text:p>
        </draw:line>
        <draw:line draw:style-name="gr8" draw:text-style-name="P5" draw:layer="layout" svg:x1="6.325cm" svg:y1="8.544cm" svg:x2="12.779cm" svg:y2="8.769cm">
          <text:p text:style-name="P4"><text:span text:style-name="T2">position_changed</text:span></text:p>
          <text:p text:style-name="P4"><text:span text:style-name="T2"/></text:p>
        </draw:line>
        <draw:line draw:style-name="gr9" draw:text-style-name="P5" draw:layer="layout" svg:x1="1.852cm" svg:y1="2.632cm" svg:x2="6.297cm" svg:y2="1.864cm">
          <text:p text:style-name="P4"><text:span text:style-name="T2">position_changed</text:span></text:p>
          <text:p text:style-name="P4"><text:span text:style-name="T2"/></text:p>
        </draw:line>
        <draw:rect draw:style-name="gr10" draw:text-style-name="P5" draw:layer="layout" svg:width="3.519cm" svg:height="0.45cm" svg:x="7.938cm" svg:y="2.326cm">
          <text:p text:style-name="P4"><text:span text:style-name="T2">set position</text:span></text:p>
        </draw:rect>
        <draw:rect draw:style-name="gr10" draw:text-style-name="P5" draw:layer="layout" svg:width="3.519cm" svg:height="0.45cm" svg:x="10.955cm" svg:y="9.363cm">
          <text:p text:style-name="P4"><text:span text:style-name="T2">set position</text:span></text:p>
        </draw:rect>
        <draw:rect draw:style-name="gr10" draw:text-style-name="P5" draw:layer="layout" svg:width="3.519cm" svg:height="0.45cm" svg:x="0.238cm" svg:y="2.75cm">
          <text:p text:style-name="P4"><text:span text:style-name="T2">set position</text:span></text:p>
        </draw:rect>
        <draw:line draw:style-name="gr9" draw:text-style-name="P5" draw:layer="layout" svg:x1="6.217cm" svg:y1="8.24cm" svg:x2="12.593cm" svg:y2="7.949cm">
          <text:p text:style-name="P4"><text:span text:style-name="T2">init(streamName)</text:span></text:p>
          <text:p text:style-name="P4"><text:span text:style-name="T2"/></text:p>
        </draw:line>
        <draw:line draw:style-name="gr8" draw:text-style-name="P5" draw:layer="layout" svg:x1="6.324cm" svg:y1="8.91cm" svg:x2="12.806cm" svg:y2="9.154cm">
          <text:p text:style-name="P4"><text:span text:style-name="T2">initialized</text:span></text:p>
          <text:p text:style-name="P4"><text:span text:style-name="T2"/></text:p>
        </draw:line>
        <draw:line draw:style-name="gr8" draw:text-style-name="P5" draw:layer="layout" svg:x1="1.958cm" svg:y1="3.937cm" svg:x2="6.244cm" svg:y2="4.286cm">
          <text:p text:style-name="P4"><text:span text:style-name="T2">add_position</text:span></text:p>
          <text:p text:style-name="P4"><text:span text:style-name="T2"/></text:p>
        </draw:line>
        <draw:line draw:style-name="gr8" draw:text-style-name="P5" draw:layer="layout" svg:x1="6.191cm" svg:y1="5.159cm" svg:x2="9.736cm" svg:y2="5.918cm">
          <text:p text:style-name="P4"><text:span text:style-name="T2">position_changed</text:span></text:p>
          <text:p text:style-name="P4"><text:span text:style-name="T2"/></text:p>
        </draw:line>
        <draw:line draw:style-name="gr9" draw:text-style-name="P5" draw:layer="layout" svg:x1="1.852cm" svg:y1="5.662cm" svg:x2="6.191cm" svg:y2="5.159cm">
          <text:p text:style-name="P4"><text:span text:style-name="T2">position_changed</text:span></text:p>
          <text:p text:style-name="P4"><text:span text:style-name="T2"/></text:p>
        </draw:line>
        <draw:rect draw:style-name="gr10" draw:text-style-name="P5" draw:layer="layout" svg:width="3.519cm" svg:height="0.45cm" svg:x="7.992cm" svg:y="6.102cm">
          <text:p text:style-name="P4"><text:span text:style-name="T2">set position</text:span></text:p>
        </draw:rect>
        <draw:rect draw:style-name="gr10" draw:text-style-name="P5" draw:layer="layout" svg:width="3.519cm" svg:height="0.45cm" svg:x="0.215cm" svg:y="5.811cm">
          <text:p text:style-name="P4"><text:span text:style-name="T2">set position</text:span></text:p>
        </draw:rect>
        <draw:rect draw:style-name="gr10" draw:text-style-name="P5" draw:layer="layout" svg:width="5.053cm" svg:height="0.45cm" svg:x="3.678cm" svg:y="4.488cm">
          <text:p text:style-name="P4"><text:span text:style-name="T2">server side calcu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